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break-before="page"/>
      <style:text-properties fo:color="#000000" loext:opacity="100%" style:font-name="Liberation Serif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text-properties fo:color="#000000" loext:opacity="100%" style:font-name="Liberation Serif" fo:font-size="12pt" fo:font-style="normal" officeooo:paragraph-rsid="00280235" style:font-size-asian="12pt" style:font-style-asian="normal" style:font-size-complex="12pt" style:font-style-complex="normal"/>
    </style:style>
    <style:style style:name="P4" style:family="paragraph" style:parent-style-name="Standard">
      <style:text-properties fo:color="#000000" loext:opacity="100%" style:font-name="Liberation Serif" fo:font-size="12pt" fo:font-style="normal" officeooo:paragraph-rsid="002332f1" style:font-size-asian="12pt" style:font-style-asian="normal" style:font-size-complex="12pt" style:font-style-complex="normal"/>
    </style:style>
    <style:style style:name="P5" style:family="paragraph" style:parent-style-name="Standard">
      <style:text-properties fo:color="#000000" loext:opacity="100%" style:font-name="Liberation Serif" fo:font-size="12pt" fo:font-style="normal" officeooo:paragraph-rsid="00237626" style:font-size-asian="12pt" style:font-style-asian="normal" style:font-size-complex="12pt" style:font-style-complex="normal"/>
    </style:style>
    <style:style style:name="P6" style:family="paragraph" style:parent-style-name="Standard">
      <style:text-properties fo:color="#000000" loext:opacity="100%" style:font-name="Liberation Serif" fo:font-size="12pt" fo:font-style="normal" officeooo:paragraph-rsid="001cef78" style:font-size-asian="12pt" style:font-style-asian="normal" style:font-size-complex="12pt" style:font-style-complex="normal"/>
    </style:style>
    <style:style style:name="P7" style:family="paragraph" style:parent-style-name="Standard">
      <style:text-properties fo:color="#000000" loext:opacity="100%" style:font-name="Liberation Serif" fo:font-size="12pt" fo:font-style="normal" officeooo:paragraph-rsid="001ea32c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break-before="page"/>
      <style:text-properties fo:color="#000000" loext:opacity="100%" style:font-name="Liberation Serif" fo:font-size="12pt" fo:font-style="normal" officeooo:paragraph-rsid="001ea32c" style:font-size-asian="12pt" style:font-style-asian="normal" style:font-size-complex="12pt" style:font-style-complex="normal"/>
    </style:style>
    <style:style style:name="P9" style:family="paragraph" style:parent-style-name="Standard">
      <style:text-properties fo:color="#000000" loext:opacity="100%" style:font-name="Liberation Serif" fo:font-size="12pt" fo:font-style="normal" officeooo:paragraph-rsid="001ef6b4" style:font-size-asian="12pt" style:font-style-asian="normal" style:font-size-complex="12pt" style:font-style-complex="normal"/>
    </style:style>
    <style:style style:name="P10" style:family="paragraph" style:parent-style-name="Standard">
      <style:text-properties fo:color="#000000" loext:opacity="100%" style:font-name="Liberation Serif" fo:font-size="12pt" fo:font-style="normal" officeooo:paragraph-rsid="00188509" style:font-size-asian="12pt" style:font-style-asian="normal" style:font-size-complex="12pt" style:font-style-complex="normal"/>
    </style:style>
    <style:style style:name="P11" style:family="paragraph" style:parent-style-name="Standard">
      <style:text-properties fo:color="#000000" loext:opacity="100%" style:font-name="Liberation Serif" fo:font-size="12pt" fo:font-style="normal" officeooo:paragraph-rsid="00190445" style:font-size-asian="12pt" style:font-style-asian="normal" style:font-size-complex="12pt" style:font-style-complex="normal"/>
    </style:style>
    <style:style style:name="P12" style:family="paragraph" style:parent-style-name="Standard">
      <style:text-properties fo:color="#000000" loext:opacity="100%" style:font-name="Liberation Serif" fo:font-size="12pt" fo:font-style="normal" officeooo:paragraph-rsid="00264ec1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000000" loext:opacity="100%" style:font-name="Liberation Serif" fo:font-size="12pt" fo:font-style="normal" officeooo:rsid="003ceca3" officeooo:paragraph-rsid="003ceca3" style:font-size-asian="12pt" style:font-style-asian="normal" style:font-size-complex="12pt" style:font-style-complex="normal"/>
    </style:style>
    <style:style style:name="P14" style:family="paragraph" style:parent-style-name="Standard">
      <style:text-properties fo:color="#000000" loext:opacity="100%" style:font-name="Liberation Serif" fo:font-size="12pt" fo:font-style="normal" officeooo:paragraph-rsid="001b30de" style:font-size-asian="12pt" style:font-style-asian="normal" style:font-size-complex="12pt" style:font-style-complex="normal"/>
    </style:style>
    <style:style style:name="P15" style:family="paragraph" style:parent-style-name="Standard">
      <style:text-properties fo:color="#000000" loext:opacity="100%" style:font-name="Liberation Serif" fo:font-size="12pt" fo:font-style="normal" officeooo:paragraph-rsid="0024eb33" style:font-size-asian="12pt" style:font-style-asian="normal" style:font-size-complex="12pt" style:font-style-complex="normal"/>
    </style:style>
    <style:style style:name="P16" style:family="paragraph" style:parent-style-name="Standard">
      <style:text-properties fo:color="#000000" loext:opacity="100%" style:font-name="Liberation Serif" fo:font-size="12pt" fo:font-style="normal" officeooo:rsid="0024eb33" officeooo:paragraph-rsid="0024eb33" style:font-size-asian="12pt" style:font-style-asian="normal" style:font-size-complex="12pt" style:font-style-complex="normal"/>
    </style:style>
    <style:style style:name="P17" style:family="paragraph" style:parent-style-name="Standard">
      <style:text-properties fo:color="#000000" loext:opacity="100%" style:font-name="Liberation Serif" fo:font-size="12pt" fo:font-style="normal" officeooo:rsid="0024eb33" officeooo:paragraph-rsid="0027720d" style:font-size-asian="12pt" style:font-style-asian="normal" style:font-size-complex="12pt" style:font-style-complex="normal"/>
    </style:style>
    <style:style style:name="P18" style:family="paragraph" style:parent-style-name="Standard">
      <style:text-properties fo:color="#000000" loext:opacity="100%" style:font-name="Liberation Serif" fo:font-size="12pt" fo:font-style="normal" officeooo:paragraph-rsid="0027720d" style:font-size-asian="12pt" style:font-style-asian="normal" style:font-size-complex="12pt" style:font-style-complex="normal"/>
    </style:style>
    <style:style style:name="P19" style:family="paragraph" style:parent-style-name="Standard">
      <style:text-properties fo:color="#000000" loext:opacity="100%" style:font-name="Liberation Serif" fo:font-size="12pt" fo:font-style="normal" officeooo:paragraph-rsid="00287632" style:font-size-asian="12pt" style:font-style-asian="normal" style:font-size-complex="12pt" style:font-style-complex="normal"/>
    </style:style>
    <style:style style:name="P20" style:family="paragraph" style:parent-style-name="Standard">
      <style:text-properties fo:color="#000000" loext:opacity="100%" style:font-name="Liberation Serif" fo:font-size="12pt" fo:font-style="normal" officeooo:paragraph-rsid="00290fdd" style:font-size-asian="12pt" style:font-style-asian="normal" style:font-size-complex="12pt" style:font-style-complex="normal"/>
    </style:style>
    <style:style style:name="P21" style:family="paragraph" style:parent-style-name="Standard">
      <style:text-properties fo:color="#000000" loext:opacity="100%" style:font-name="Liberation Serif" fo:font-size="12pt" fo:font-style="normal" officeooo:paragraph-rsid="002a0920" style:font-size-asian="12pt" style:font-style-asian="normal" style:font-size-complex="12pt" style:font-style-complex="normal"/>
    </style:style>
    <style:style style:name="P22" style:family="paragraph" style:parent-style-name="Standard">
      <style:text-properties fo:color="#000000" loext:opacity="100%" style:font-name="Liberation Serif" fo:font-size="12pt" fo:font-style="normal" officeooo:paragraph-rsid="002aa1fa" style:font-size-asian="12pt" style:font-style-asian="normal" style:font-size-complex="12pt" style:font-style-complex="normal"/>
    </style:style>
    <style:style style:name="P23" style:family="paragraph" style:parent-style-name="Standard">
      <style:text-properties fo:color="#000000" loext:opacity="100%" style:font-name="Liberation Serif" fo:font-size="12pt" fo:font-style="normal" officeooo:paragraph-rsid="002c73eb" style:font-size-asian="12pt" style:font-style-asian="normal" style:font-size-complex="12pt" style:font-style-complex="normal"/>
    </style:style>
    <style:style style:name="P24" style:family="paragraph" style:parent-style-name="Standard">
      <style:text-properties fo:color="#000000" loext:opacity="100%" style:font-name="Liberation Serif" fo:font-size="12pt" fo:font-style="normal" officeooo:paragraph-rsid="002e234d" style:font-size-asian="12pt" style:font-style-asian="normal" style:font-size-complex="12pt" style:font-style-complex="normal"/>
    </style:style>
    <style:style style:name="P25" style:family="paragraph" style:parent-style-name="Standard">
      <style:text-properties fo:color="#000000" loext:opacity="100%" style:font-name="Liberation Serif" fo:font-size="12pt" fo:font-style="normal" officeooo:paragraph-rsid="0030ceb0" style:font-size-asian="12pt" style:font-style-asian="normal" style:font-size-complex="12pt" style:font-style-complex="normal"/>
    </style:style>
    <style:style style:name="P26" style:family="paragraph" style:parent-style-name="Standard">
      <style:text-properties fo:color="#000000" loext:opacity="100%" style:font-name="Liberation Serif" fo:font-size="12pt" fo:font-style="normal" officeooo:rsid="0030ceb0" officeooo:paragraph-rsid="0032995e" style:font-size-asian="12pt" style:font-style-asian="normal" style:font-size-complex="12pt" style:font-style-complex="normal"/>
    </style:style>
    <style:style style:name="P27" style:family="paragraph" style:parent-style-name="Standard">
      <style:text-properties fo:color="#000000" loext:opacity="100%" style:font-name="Liberation Serif" fo:font-size="12pt" fo:font-style="normal" officeooo:rsid="0030ceb0" officeooo:paragraph-rsid="0033b3b7" style:font-size-asian="12pt" style:font-style-asian="normal" style:font-size-complex="12pt" style:font-style-complex="normal"/>
    </style:style>
    <style:style style:name="P28" style:family="paragraph" style:parent-style-name="Standard">
      <style:text-properties fo:color="#000000" loext:opacity="100%" style:font-name="Liberation Serif" fo:font-size="12pt" fo:font-style="normal" officeooo:paragraph-rsid="0033b3b7" style:font-size-asian="12pt" style:font-style-asian="normal" style:font-size-complex="12pt" style:font-style-complex="normal"/>
    </style:style>
    <style:style style:name="P29" style:family="paragraph" style:parent-style-name="Standard">
      <style:text-properties fo:color="#000000" loext:opacity="100%" style:font-name="Liberation Serif" fo:font-size="12pt" fo:font-style="normal" officeooo:paragraph-rsid="0033f6f1" style:font-size-asian="12pt" style:font-style-asian="normal" style:font-size-complex="12pt" style:font-style-complex="normal"/>
    </style:style>
    <style:style style:name="P30" style:family="paragraph" style:parent-style-name="Standard">
      <style:text-properties fo:color="#000000" loext:opacity="100%" style:font-name="Liberation Serif" fo:font-size="12pt" fo:font-style="normal" officeooo:paragraph-rsid="0032995e" style:font-size-asian="12pt" style:font-style-asian="normal" style:font-size-complex="12pt" style:font-style-complex="normal"/>
    </style:style>
    <style:style style:name="P31" style:family="paragraph" style:parent-style-name="Standard">
      <style:text-properties fo:color="#000000" loext:opacity="100%" style:font-name="Liberation Serif" fo:font-size="12pt" fo:font-style="normal" officeooo:paragraph-rsid="0034fdfb" style:font-size-asian="12pt" style:font-style-asian="normal" style:font-size-complex="12pt" style:font-style-complex="normal"/>
    </style:style>
    <style:style style:name="P32" style:family="paragraph" style:parent-style-name="Standard">
      <style:text-properties fo:color="#000000" loext:opacity="100%" style:font-name="Liberation Serif" fo:font-size="12pt" fo:font-style="normal" officeooo:paragraph-rsid="0036283a" style:font-size-asian="12pt" style:font-style-asian="normal" style:font-size-complex="12pt" style:font-style-complex="normal"/>
    </style:style>
    <style:style style:name="P33" style:family="paragraph" style:parent-style-name="Standard">
      <style:text-properties fo:color="#000000" loext:opacity="100%" style:font-name="Liberation Serif" fo:font-size="12pt" fo:font-style="normal" officeooo:paragraph-rsid="00384eab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00" loext:opacity="100%" style:font-name="Liberation Serif" fo:font-size="12pt" fo:font-style="normal" officeooo:rsid="00386483" officeooo:paragraph-rsid="00386483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loext:opacity="100%" style:font-name="Liberation Serif" fo:font-size="12pt" fo:font-style="normal" officeooo:paragraph-rsid="003a124a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loext:opacity="100%" style:font-name="Liberation Serif" fo:font-size="12pt" fo:font-style="normal" officeooo:paragraph-rsid="00428e40" style:font-size-asian="12pt" style:font-style-asian="normal" style:font-size-complex="12pt" style:font-style-complex="normal"/>
    </style:style>
    <style:style style:name="P37" style:family="paragraph" style:parent-style-name="Standard">
      <style:text-properties fo:color="#000000" loext:opacity="100%" style:font-name="Liberation Serif" fo:font-size="12pt" fo:font-style="normal" officeooo:paragraph-rsid="00453ab7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loext:opacity="100%" style:font-name="Liberation Serif" fo:font-size="12pt" fo:font-style="normal" officeooo:paragraph-rsid="004b6d26" style:font-size-asian="12pt" style:font-style-asian="normal" style:font-size-complex="12pt" style:font-style-complex="normal"/>
    </style:style>
    <style:style style:name="P39" style:family="paragraph" style:parent-style-name="Standard">
      <style:text-properties fo:color="#000000" loext:opacity="100%" style:font-name="Liberation Serif" fo:font-size="12pt" fo:font-style="normal" officeooo:paragraph-rsid="00455eda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loext:opacity="100%" style:font-name="Liberation Serif" fo:font-size="12pt" fo:font-style="normal" officeooo:paragraph-rsid="0043fbc4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loext:opacity="100%" style:font-name="Liberation Serif" fo:font-size="12pt" fo:font-style="normal" officeooo:paragraph-rsid="004ab25f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loext:opacity="100%" style:font-name="Liberation Serif" fo:font-size="12pt" fo:font-style="normal" officeooo:paragraph-rsid="0049adfb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loext:opacity="100%" style:font-name="Liberation Serif" fo:font-size="12pt" fo:font-style="normal" officeooo:paragraph-rsid="004a8c48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loext:opacity="100%" style:font-name="Liberation Serif" fo:font-size="12pt" fo:font-style="normal" officeooo:paragraph-rsid="004eb3b2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loext:opacity="100%" style:font-name="Liberation Serif" fo:font-size="12pt" fo:font-style="normal" officeooo:paragraph-rsid="004cf9a6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loext:opacity="100%" style:font-name="Liberation Serif" fo:font-size="12pt" fo:font-style="normal" officeooo:paragraph-rsid="0050657f" style:font-size-asian="12pt" style:font-style-asian="normal" style:font-size-complex="12pt" style:font-style-complex="normal"/>
    </style:style>
    <style:style style:name="P47" style:family="paragraph" style:parent-style-name="Standard">
      <style:text-properties fo:color="#000000" loext:opacity="100%" style:font-name="Liberation Serif" fo:font-size="12pt" fo:font-style="normal" officeooo:paragraph-rsid="005119e3" style:font-size-asian="12pt" style:font-style-asian="normal" style:font-size-complex="12pt" style:font-style-complex="normal"/>
    </style:style>
    <style:style style:name="P48" style:family="paragraph" style:parent-style-name="Standard">
      <style:text-properties fo:color="#000000" loext:opacity="100%" style:font-name="Liberation Serif" fo:font-size="12pt" fo:font-style="normal" officeooo:paragraph-rsid="0052491e" style:font-size-asian="12pt" style:font-style-asian="normal" style:font-size-complex="12pt" style:font-style-complex="normal"/>
    </style:style>
    <style:style style:name="P49" style:family="paragraph" style:parent-style-name="Standard">
      <style:text-properties fo:color="#000000" loext:opacity="100%" style:font-name="Liberation Serif" fo:font-size="12pt" fo:font-style="normal" officeooo:paragraph-rsid="0053eaf5" style:font-size-asian="12pt" style:font-style-asian="normal" style:font-size-complex="12pt" style:font-style-complex="normal"/>
    </style:style>
    <style:style style:name="P50" style:family="paragraph" style:parent-style-name="Standard">
      <style:text-properties fo:color="#000000" loext:opacity="100%" style:font-name="Liberation Serif" fo:font-size="12pt" fo:font-style="normal" officeooo:rsid="0053eaf5" officeooo:paragraph-rsid="0053eaf5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loext:opacity="100%" style:font-name="Liberation Serif" fo:font-size="12pt" fo:font-style="normal" officeooo:paragraph-rsid="005bcd11" style:font-size-asian="12pt" style:font-style-asian="normal" style:font-size-complex="12pt" style:font-style-complex="normal"/>
    </style:style>
    <style:style style:name="P52" style:family="paragraph" style:parent-style-name="Standard">
      <style:text-properties fo:color="#000000" loext:opacity="100%" style:font-name="Liberation Serif" fo:font-size="12pt" fo:font-style="normal" officeooo:paragraph-rsid="0054baaf" style:font-size-asian="12pt" style:font-style-asian="normal" style:font-size-complex="12pt" style:font-style-complex="normal"/>
    </style:style>
    <style:style style:name="P53" style:family="paragraph" style:parent-style-name="Standard">
      <style:text-properties fo:color="#000000" loext:opacity="100%" style:font-name="Liberation Serif" fo:font-size="12pt" fo:font-style="normal" officeooo:paragraph-rsid="0055cfcf" style:font-size-asian="12pt" style:font-style-asian="normal" style:font-size-complex="12pt" style:font-style-complex="normal"/>
    </style:style>
    <style:style style:name="P54" style:family="paragraph" style:parent-style-name="Standard">
      <style:text-properties fo:color="#000000" loext:opacity="100%" style:font-name="Liberation Serif" fo:font-size="12pt" fo:font-style="normal" officeooo:paragraph-rsid="005c570d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loext:opacity="100%" style:font-name="Liberation Serif" fo:font-size="12pt" fo:font-style="normal" officeooo:paragraph-rsid="005e2af2" style:font-size-asian="12pt" style:font-style-asian="normal" style:font-size-complex="12pt" style:font-style-complex="normal"/>
    </style:style>
    <style:style style:name="P56" style:family="paragraph" style:parent-style-name="Standard">
      <style:text-properties fo:color="#000000" loext:opacity="100%" style:font-name="Liberation Serif" fo:font-size="12pt" fo:font-style="normal" officeooo:paragraph-rsid="005f35ec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loext:opacity="100%" style:font-name="Liberation Serif" fo:font-size="12pt" fo:font-style="normal" officeooo:paragraph-rsid="00605ebc" style:font-size-asian="12pt" style:font-style-asian="normal" style:font-size-complex="12pt" style:font-style-complex="normal"/>
    </style:style>
    <style:style style:name="P58" style:family="paragraph" style:parent-style-name="Standard">
      <style:text-properties fo:color="#000000" loext:opacity="100%" style:font-name="Liberation Serif" fo:font-size="12pt" fo:font-style="normal" officeooo:paragraph-rsid="006229d0" style:font-size-asian="12pt" style:font-style-asian="normal" style:font-size-complex="12pt" style:font-style-complex="normal"/>
    </style:style>
    <style:style style:name="P59" style:family="paragraph" style:parent-style-name="Standard">
      <style:text-properties fo:color="#000000" loext:opacity="100%" style:font-name="Liberation Serif" fo:font-size="12pt" fo:font-style="normal" officeooo:paragraph-rsid="0062d5c9" style:font-size-asian="12pt" style:font-style-asian="normal" style:font-size-complex="12pt" style:font-style-complex="normal"/>
    </style:style>
    <style:style style:name="P60" style:family="paragraph" style:parent-style-name="Standard">
      <style:text-properties fo:color="#000000" loext:opacity="100%" style:font-name="Liberation Serif" fo:font-size="12pt" fo:font-style="normal" officeooo:paragraph-rsid="0062fcf6" style:font-size-asian="12pt" style:font-style-asian="normal" style:font-size-complex="12pt" style:font-style-complex="normal"/>
    </style:style>
    <style:style style:name="P61" style:family="paragraph" style:parent-style-name="Standard">
      <style:text-properties fo:color="#000000" loext:opacity="100%" style:font-name="Liberation Serif" fo:font-size="12pt" fo:font-style="normal" officeooo:paragraph-rsid="00646161" style:font-size-asian="12pt" style:font-style-asian="normal" style:font-size-complex="12pt" style:font-style-complex="normal"/>
    </style:style>
    <style:style style:name="P62" style:family="paragraph" style:parent-style-name="Standard">
      <style:text-properties fo:color="#000000" loext:opacity="100%" style:font-name="Liberation Serif" fo:font-size="12pt" fo:font-style="normal" officeooo:paragraph-rsid="0066435d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000000" loext:opacity="100%" style:font-name="Liberation Serif" fo:font-size="12pt" fo:font-style="normal" officeooo:paragraph-rsid="006752e1" style:font-size-asian="12pt" style:font-style-asian="normal" style:font-size-complex="12pt" style:font-style-complex="normal"/>
    </style:style>
    <style:style style:name="P64" style:family="paragraph" style:parent-style-name="Standard">
      <style:text-properties fo:color="#000000" loext:opacity="100%" style:font-name="Liberation Serif" fo:font-size="12pt" fo:font-style="normal" officeooo:paragraph-rsid="0067ccce" style:font-size-asian="12pt" style:font-style-asian="normal" style:font-size-complex="12pt" style:font-style-complex="normal"/>
    </style:style>
    <style:style style:name="P65" style:family="paragraph" style:parent-style-name="Standard">
      <style:text-properties fo:color="#000000" loext:opacity="100%" style:font-name="Liberation Serif" fo:font-size="12pt" fo:font-style="normal" officeooo:paragraph-rsid="0068cb7a" style:font-size-asian="12pt" style:font-style-asian="normal" style:font-size-complex="12pt" style:font-style-complex="normal"/>
    </style:style>
    <style:style style:name="P66" style:family="paragraph" style:parent-style-name="Standard">
      <style:text-properties fo:color="#000000" loext:opacity="100%" style:font-name="Liberation Serif" fo:font-size="12pt" fo:font-style="normal" officeooo:paragraph-rsid="006b3178" style:font-size-asian="12pt" style:font-style-asian="normal" style:font-size-complex="12pt" style:font-style-complex="normal"/>
    </style:style>
    <style:style style:name="P67" style:family="paragraph" style:parent-style-name="Standard">
      <style:text-properties fo:color="#000000" loext:opacity="100%" style:font-name="Liberation Serif" fo:font-size="12pt" fo:font-style="normal" officeooo:paragraph-rsid="006c64bc" style:font-size-asian="12pt" style:font-style-asian="normal" style:font-size-complex="12pt" style:font-style-complex="normal"/>
    </style:style>
    <style:style style:name="P68" style:family="paragraph" style:parent-style-name="Standard">
      <style:paragraph-properties fo:break-before="page"/>
      <style:text-properties fo:color="#000000" loext:opacity="100%" style:font-name="Liberation Serif" fo:font-size="12pt" fo:font-style="normal" officeooo:paragraph-rsid="006c64bc" style:font-size-asian="12pt" style:font-style-asian="normal" style:font-size-complex="12pt" style:font-style-complex="normal"/>
    </style:style>
    <style:style style:name="P69" style:family="paragraph" style:parent-style-name="Standard">
      <style:text-properties fo:color="#000000" loext:opacity="100%" style:font-name="Liberation Serif" fo:font-size="12pt" fo:font-style="normal" officeooo:paragraph-rsid="006d50c4" style:font-size-asian="12pt" style:font-style-asian="normal" style:font-size-complex="12pt" style:font-style-complex="normal"/>
    </style:style>
    <style:style style:name="P70" style:family="paragraph" style:parent-style-name="Standard">
      <style:text-properties fo:color="#000000" loext:opacity="100%" style:font-name="Liberation Serif" fo:font-size="12pt" fo:font-style="normal" officeooo:paragraph-rsid="006dd323" style:font-size-asian="12pt" style:font-style-asian="normal" style:font-size-complex="12pt" style:font-style-complex="normal"/>
    </style:style>
    <style:style style:name="P71" style:family="paragraph" style:parent-style-name="Standard">
      <style:text-properties fo:color="#000000" loext:opacity="100%" style:font-name="Liberation Serif" fo:font-size="12pt" fo:font-style="normal" officeooo:paragraph-rsid="0071a3c0" style:font-size-asian="12pt" style:font-style-asian="normal" style:font-size-complex="12pt" style:font-style-complex="normal"/>
    </style:style>
    <style:style style:name="P72" style:family="paragraph" style:parent-style-name="Standard">
      <style:text-properties fo:color="#000000" loext:opacity="100%" style:font-name="Liberation Serif" fo:font-size="12pt" fo:font-style="normal" officeooo:paragraph-rsid="00746499" style:font-size-asian="12pt" style:font-style-asian="normal" style:font-size-complex="12pt" style:font-style-complex="normal"/>
    </style:style>
    <style:style style:name="P73" style:family="paragraph" style:parent-style-name="Standard">
      <style:text-properties fo:color="#000000" loext:opacity="100%" style:font-name="Liberation Serif" fo:font-size="12pt" fo:font-style="normal" officeooo:paragraph-rsid="00750911" style:font-size-asian="12pt" style:font-style-asian="normal" style:font-size-complex="12pt" style:font-style-complex="normal"/>
    </style:style>
    <style:style style:name="P74" style:family="paragraph" style:parent-style-name="Standard">
      <style:text-properties fo:color="#000000" loext:opacity="100%" style:font-name="Liberation Serif" fo:font-size="12pt" fo:font-style="normal" officeooo:paragraph-rsid="00767872" style:font-size-asian="12pt" style:font-style-asian="normal" style:font-size-complex="12pt" style:font-style-complex="normal"/>
    </style:style>
    <style:style style:name="P75" style:family="paragraph" style:parent-style-name="Standard">
      <style:text-properties fo:color="#000000" loext:opacity="100%" style:font-name="Liberation Serif" fo:font-size="12pt" fo:font-style="normal" officeooo:paragraph-rsid="0076d97b" style:font-size-asian="12pt" style:font-style-asian="normal" style:font-size-complex="12pt" style:font-style-complex="normal"/>
    </style:style>
    <style:style style:name="P76" style:family="paragraph" style:parent-style-name="Standard">
      <style:text-properties fo:color="#000000" loext:opacity="100%" style:font-name="Liberation Serif" fo:font-size="12pt" fo:font-style="normal" officeooo:paragraph-rsid="0078764a" style:font-size-asian="12pt" style:font-style-asian="normal" style:font-size-complex="12pt" style:font-style-complex="normal"/>
    </style:style>
    <style:style style:name="P77" style:family="paragraph" style:parent-style-name="Standard">
      <style:text-properties fo:color="#000000" loext:opacity="100%" style:font-name="Liberation Serif" fo:font-size="12pt" fo:font-style="normal" officeooo:paragraph-rsid="0078bf0e" style:font-size-asian="12pt" style:font-style-asian="normal" style:font-size-complex="12pt" style:font-style-complex="normal"/>
    </style:style>
    <style:style style:name="P78" style:family="paragraph" style:parent-style-name="Standard">
      <style:text-properties fo:color="#000000" loext:opacity="100%" style:font-name="Liberation Serif" fo:font-size="12pt" fo:font-style="normal" officeooo:paragraph-rsid="00798c3e" style:font-size-asian="12pt" style:font-style-asian="normal" style:font-size-complex="12pt" style:font-style-complex="normal"/>
    </style:style>
    <style:style style:name="P79" style:family="paragraph" style:parent-style-name="Standard">
      <style:text-properties fo:color="#000000" loext:opacity="100%" style:font-name="Liberation Serif" fo:font-size="12pt" fo:font-style="normal" officeooo:paragraph-rsid="007a9124" style:font-size-asian="12pt" style:font-style-asian="normal" style:font-size-complex="12pt" style:font-style-complex="normal"/>
    </style:style>
    <style:style style:name="P80" style:family="paragraph" style:parent-style-name="Standard">
      <style:text-properties fo:color="#000000" loext:opacity="100%" style:font-name="Liberation Serif" fo:font-size="12pt" fo:font-style="normal" officeooo:paragraph-rsid="007c22cc" style:font-size-asian="12pt" style:font-style-asian="normal" style:font-size-complex="12pt" style:font-style-complex="normal"/>
    </style:style>
    <style:style style:name="P81" style:family="paragraph" style:parent-style-name="Standard">
      <style:text-properties fo:color="#000000" loext:opacity="100%" style:font-name="Liberation Serif" fo:font-size="12pt" fo:font-style="normal" officeooo:paragraph-rsid="007e31e6" style:font-size-asian="12pt" style:font-style-asian="normal" style:font-size-complex="12pt" style:font-style-complex="normal"/>
    </style:style>
    <style:style style:name="P82" style:family="paragraph" style:parent-style-name="Standard">
      <style:text-properties fo:color="#000000" loext:opacity="100%" style:font-name="Liberation Serif" fo:font-size="12pt" fo:font-style="normal" officeooo:paragraph-rsid="007e62a7" style:font-size-asian="12pt" style:font-style-asian="normal" style:font-size-complex="12pt" style:font-style-complex="normal"/>
    </style:style>
    <style:style style:name="P83" style:family="paragraph" style:parent-style-name="Standard">
      <style:text-properties fo:color="#000000" loext:opacity="100%" style:font-name="Liberation Serif" fo:font-size="12pt" fo:font-style="normal" officeooo:paragraph-rsid="007ff17e" style:font-size-asian="12pt" style:font-style-asian="normal" style:font-size-complex="12pt" style:font-style-complex="normal"/>
    </style:style>
    <style:style style:name="P84" style:family="paragraph" style:parent-style-name="Standard">
      <style:text-properties fo:color="#000000" loext:opacity="100%" style:font-name="Liberation Serif" fo:font-size="12pt" fo:font-style="normal" officeooo:paragraph-rsid="00807f1f" style:font-size-asian="12pt" style:font-style-asian="normal" style:font-size-complex="12pt" style:font-style-complex="normal"/>
    </style:style>
    <style:style style:name="P85" style:family="paragraph" style:parent-style-name="Standard">
      <style:text-properties fo:color="#000000" loext:opacity="100%" style:font-name="Liberation Serif" fo:font-size="12pt" fo:font-style="normal" officeooo:paragraph-rsid="0080f9f2" style:font-size-asian="12pt" style:font-style-asian="normal" style:font-size-complex="12pt" style:font-style-complex="normal"/>
    </style:style>
    <style:style style:name="P86" style:family="paragraph" style:parent-style-name="Standard">
      <style:text-properties fo:color="#000000" loext:opacity="100%" style:font-name="Liberation Serif" fo:font-size="12pt" fo:font-style="normal" officeooo:paragraph-rsid="0082a6ea" style:font-size-asian="12pt" style:font-style-asian="normal" style:font-size-complex="12pt" style:font-style-complex="normal"/>
    </style:style>
    <style:style style:name="P87" style:family="paragraph" style:parent-style-name="Standard">
      <style:text-properties fo:color="#000000" loext:opacity="100%" style:font-name="Liberation Serif" fo:font-size="12pt" fo:font-style="normal" officeooo:paragraph-rsid="0082dd6a" style:font-size-asian="12pt" style:font-style-asian="normal" style:font-size-complex="12pt" style:font-style-complex="normal"/>
    </style:style>
    <style:style style:name="P88" style:family="paragraph" style:parent-style-name="Standard">
      <style:text-properties fo:color="#000000" loext:opacity="100%" style:font-name="Liberation Serif" fo:font-size="12pt" fo:font-style="normal" officeooo:paragraph-rsid="00841bed" style:font-size-asian="12pt" style:font-style-asian="normal" style:font-size-complex="12pt" style:font-style-complex="normal"/>
    </style:style>
    <style:style style:name="P89" style:family="paragraph" style:parent-style-name="Standard">
      <style:text-properties fo:color="#000000" loext:opacity="100%" style:font-name="Liberation Serif" fo:font-size="12pt" fo:font-style="normal" officeooo:paragraph-rsid="00851f9c" style:font-size-asian="12pt" style:font-style-asian="normal" style:font-size-complex="12pt" style:font-style-complex="normal"/>
    </style:style>
    <style:style style:name="P90" style:family="paragraph" style:parent-style-name="Standard">
      <style:text-properties fo:color="#000000" loext:opacity="100%" style:font-name="Liberation Serif" fo:font-size="12pt" fo:font-style="normal" officeooo:paragraph-rsid="00862cff" style:font-size-asian="12pt" style:font-style-asian="normal" style:font-size-complex="12pt" style:font-style-complex="normal"/>
    </style:style>
    <style:style style:name="P91" style:family="paragraph" style:parent-style-name="Standard">
      <style:text-properties fo:color="#000000" loext:opacity="100%" style:font-name="Liberation Serif" fo:font-size="12pt" fo:font-style="normal" officeooo:paragraph-rsid="0087a9c1" style:font-size-asian="12pt" style:font-style-asian="normal" style:font-size-complex="12pt" style:font-style-complex="normal"/>
    </style:style>
    <style:style style:name="P92" style:family="paragraph" style:parent-style-name="Standard">
      <style:text-properties fo:color="#000000" loext:opacity="100%" style:font-name="Liberation Serif" fo:font-size="12pt" fo:font-style="normal" officeooo:paragraph-rsid="00898391" style:font-size-asian="12pt" style:font-style-asian="normal" style:font-size-complex="12pt" style:font-style-complex="normal"/>
    </style:style>
    <style:style style:name="P93" style:family="paragraph" style:parent-style-name="Standard">
      <style:text-properties fo:color="#000000" loext:opacity="100%" style:font-name="Liberation Serif" fo:font-size="12pt" fo:font-style="normal" officeooo:paragraph-rsid="008b5dfd" style:font-size-asian="12pt" style:font-style-asian="normal" style:font-size-complex="12pt" style:font-style-complex="normal"/>
    </style:style>
    <style:style style:name="P94" style:family="paragraph" style:parent-style-name="Standard">
      <style:text-properties fo:color="#000000" loext:opacity="100%" style:font-name="Liberation Serif" fo:font-size="12pt" fo:font-style="normal" officeooo:paragraph-rsid="008cc147" style:font-size-asian="12pt" style:font-style-asian="normal" style:font-size-complex="12pt" style:font-style-complex="normal"/>
    </style:style>
    <style:style style:name="P95" style:family="paragraph" style:parent-style-name="Standard">
      <style:text-properties fo:color="#000000" loext:opacity="100%" style:font-name="Liberation Serif" fo:font-size="12pt" fo:font-style="normal" officeooo:paragraph-rsid="008da3f9" style:font-size-asian="12pt" style:font-style-asian="normal" style:font-size-complex="12pt" style:font-style-complex="normal"/>
    </style:style>
    <style:style style:name="P96" style:family="paragraph" style:parent-style-name="Standard">
      <style:text-properties fo:color="#000000" loext:opacity="100%" style:font-name="Liberation Serif" fo:font-size="12pt" fo:font-style="normal" officeooo:paragraph-rsid="008f4b3b" style:font-size-asian="12pt" style:font-style-asian="normal" style:font-size-complex="12pt" style:font-style-complex="normal"/>
    </style:style>
    <style:style style:name="P97" style:family="paragraph" style:parent-style-name="Standard">
      <style:text-properties fo:color="#000000" loext:opacity="100%" style:font-name="Liberation Serif" fo:font-size="12pt" fo:font-style="normal" officeooo:paragraph-rsid="0090e0fc" style:font-size-asian="12pt" style:font-style-asian="normal" style:font-size-complex="12pt" style:font-style-complex="normal"/>
    </style:style>
    <style:style style:name="P98" style:family="paragraph" style:parent-style-name="Standard">
      <style:text-properties fo:color="#000000" loext:opacity="100%" style:font-name="Liberation Serif" fo:font-size="12pt" fo:font-style="normal" officeooo:rsid="00958f81" officeooo:paragraph-rsid="00958f81" style:font-size-asian="12pt" style:font-style-asian="normal" style:font-size-complex="12pt" style:font-style-complex="normal"/>
    </style:style>
    <style:style style:name="P99" style:family="paragraph" style:parent-style-name="Standard">
      <style:text-properties fo:color="#000000" loext:opacity="100%" style:font-name="Liberation Serif" fo:font-size="12pt" fo:font-style="normal" officeooo:paragraph-rsid="00958f81" style:font-size-asian="12pt" style:font-style-asian="normal" style:font-size-complex="12pt" style:font-style-complex="normal"/>
    </style:style>
    <style:style style:name="P100" style:family="paragraph" style:parent-style-name="Standard">
      <style:text-properties fo:color="#000000" loext:opacity="100%" style:font-name="Liberation Serif" fo:font-size="12pt" fo:font-style="normal" officeooo:paragraph-rsid="0097369d" style:font-size-asian="12pt" style:font-style-asian="normal" style:font-size-complex="12pt" style:font-style-complex="normal"/>
    </style:style>
    <style:style style:name="P101" style:family="paragraph" style:parent-style-name="Standard">
      <style:text-properties fo:color="#000000" loext:opacity="100%" style:font-name="Liberation Serif" fo:font-size="12pt" fo:font-style="normal" officeooo:paragraph-rsid="00976dff" style:font-size-asian="12pt" style:font-style-asian="normal" style:font-size-complex="12pt" style:font-style-complex="normal"/>
    </style:style>
    <style:style style:name="P102" style:family="paragraph" style:parent-style-name="Standard">
      <style:text-properties fo:color="#000000" loext:opacity="100%" style:font-name="Liberation Serif" fo:font-size="12pt" fo:font-style="normal" officeooo:paragraph-rsid="0098c158" style:font-size-asian="12pt" style:font-style-asian="normal" style:font-size-complex="12pt" style:font-style-complex="normal"/>
    </style:style>
    <style:style style:name="P103" style:family="paragraph" style:parent-style-name="Standard">
      <style:text-properties fo:color="#000000" loext:opacity="100%" style:font-name="Liberation Serif" fo:font-size="12pt" fo:font-style="normal" officeooo:paragraph-rsid="009a01a3" style:font-size-asian="12pt" style:font-style-asian="normal" style:font-size-complex="12pt" style:font-style-complex="normal"/>
    </style:style>
    <style:style style:name="P104" style:family="paragraph" style:parent-style-name="Standard">
      <style:text-properties fo:color="#000000" loext:opacity="100%" style:font-name="Liberation Serif" fo:font-size="12pt" fo:font-style="normal" officeooo:paragraph-rsid="009b8f2d" style:font-size-asian="12pt" style:font-style-asian="normal" style:font-size-complex="12pt" style:font-style-complex="normal"/>
    </style:style>
    <style:style style:name="P105" style:family="paragraph" style:parent-style-name="Standard">
      <style:text-properties fo:color="#000000" loext:opacity="100%" style:font-name="Liberation Serif" fo:font-size="12pt" fo:font-style="normal" officeooo:paragraph-rsid="009bfc7d" style:font-size-asian="12pt" style:font-style-asian="normal" style:font-size-complex="12pt" style:font-style-complex="normal"/>
    </style:style>
    <style:style style:name="P106" style:family="paragraph" style:parent-style-name="Standard">
      <style:text-properties fo:color="#000000" loext:opacity="100%" style:font-name="Liberation Serif" fo:font-size="12pt" fo:font-style="normal" officeooo:paragraph-rsid="009df9ac" style:font-size-asian="12pt" style:font-style-asian="normal" style:font-size-complex="12pt" style:font-style-complex="normal"/>
    </style:style>
    <style:style style:name="P107" style:family="paragraph" style:parent-style-name="Standard">
      <style:text-properties fo:color="#000000" loext:opacity="100%" style:font-name="Liberation Serif" fo:font-size="12pt" fo:font-style="normal" fo:font-weight="normal" officeooo:rsid="0030ceb0" officeooo:paragraph-rsid="0030ceb0" style:font-size-asian="12pt" style:font-style-asian="normal" style:font-weight-asian="normal" style:font-size-complex="12pt" style:font-style-complex="normal"/>
    </style:style>
    <style:style style:name="P108" style:family="paragraph" style:parent-style-name="Standard">
      <style:text-properties fo:color="#000000" loext:opacity="100%" style:font-name="Liberation Serif" fo:font-size="12pt" fo:font-style="normal" fo:font-weight="normal" officeooo:rsid="0033b3b7" officeooo:paragraph-rsid="0033b3b7" style:font-size-asian="12pt" style:font-style-asian="normal" style:font-weight-asian="normal" style:font-size-complex="12pt" style:font-style-complex="normal"/>
    </style:style>
    <style:style style:name="P109" style:family="paragraph" style:parent-style-name="Standard">
      <style:text-properties fo:color="#000000" loext:opacity="100%" style:font-name="Liberation Serif" fo:font-size="12pt" fo:font-style="normal" fo:font-weight="normal" officeooo:rsid="0033f6f1" officeooo:paragraph-rsid="0033b3b7" style:font-size-asian="12pt" style:font-style-asian="normal" style:font-weight-asian="normal" style:font-size-complex="12pt" style:font-style-complex="normal"/>
    </style:style>
    <style:style style:name="P110" style:family="paragraph" style:parent-style-name="Standard">
      <style:text-properties fo:color="#000000" loext:opacity="100%" style:font-name="Liberation Serif" fo:font-size="12pt" fo:font-style="normal" fo:font-weight="normal" officeooo:rsid="00386483" officeooo:paragraph-rsid="00386483" style:font-size-asian="12pt" style:font-style-asian="normal" style:font-weight-asian="normal" style:font-size-complex="12pt" style:font-style-complex="normal"/>
    </style:style>
    <style:style style:name="P111" style:family="paragraph" style:parent-style-name="Standard">
      <style:text-properties fo:color="#000000" loext:opacity="100%" style:font-name="Liberation Serif" fo:font-size="12pt" fo:font-style="normal" fo:font-weight="normal" officeooo:rsid="00386483" officeooo:paragraph-rsid="0053eaf5" style:font-size-asian="12pt" style:font-style-asian="normal" style:font-weight-asian="normal" style:font-size-complex="12pt" style:font-style-complex="normal"/>
    </style:style>
    <style:style style:name="P112" style:family="paragraph" style:parent-style-name="Standard">
      <style:text-properties fo:color="#000000" loext:opacity="100%" style:font-name="Liberation Serif" fo:font-size="12pt" fo:font-style="normal" fo:font-weight="normal" officeooo:rsid="005e2af2" officeooo:paragraph-rsid="005e2af2" style:font-size-asian="12pt" style:font-style-asian="normal" style:font-weight-asian="normal" style:font-size-complex="12pt" style:font-style-complex="normal"/>
    </style:style>
    <style:style style:name="P113" style:family="paragraph" style:parent-style-name="Standard">
      <style:text-properties fo:color="#000000" loext:opacity="100%" style:font-name="Liberation Serif" fo:font-size="12pt" fo:font-style="normal" fo:font-weight="normal" officeooo:rsid="0062fcf6" officeooo:paragraph-rsid="0062fcf6" style:font-size-asian="12pt" style:font-style-asian="normal" style:font-weight-asian="normal" style:font-size-complex="12pt" style:font-style-complex="normal"/>
    </style:style>
    <style:style style:name="P114" style:family="paragraph" style:parent-style-name="Standard">
      <style:text-properties fo:color="#000000" loext:opacity="100%" style:font-name="Liberation Serif" fo:font-size="12pt" fo:font-style="normal" fo:font-weight="normal" officeooo:rsid="006c64bc" officeooo:paragraph-rsid="006c64bc" style:font-size-asian="12pt" style:font-style-asian="normal" style:font-weight-asian="normal" style:font-size-complex="12pt" style:font-style-complex="normal"/>
    </style:style>
    <style:style style:name="P115" style:family="paragraph" style:parent-style-name="Standard">
      <style:text-properties fo:color="#000000" loext:opacity="100%" style:font-name="Liberation Serif" fo:font-size="12pt" fo:font-style="normal" style:text-underline-style="none" officeooo:paragraph-rsid="00455eda" style:font-size-asian="12pt" style:font-style-asian="normal" style:font-size-complex="12pt" style:font-style-complex="normal"/>
    </style:style>
    <style:style style:name="P116" style:family="paragraph" style:parent-style-name="Standard">
      <style:text-properties fo:color="#000000" loext:opacity="100%" style:font-name="Liberation Serif" fo:font-size="12pt" fo:font-style="normal" style:text-underline-style="none" officeooo:paragraph-rsid="004a8c48" style:font-size-asian="12pt" style:font-style-asian="normal" style:font-size-complex="12pt" style:font-style-complex="normal"/>
    </style:style>
    <style:style style:name="P117" style:family="paragraph" style:parent-style-name="Standard">
      <style:text-properties fo:color="#000000" loext:opacity="100%" style:font-name="Liberation Serif" fo:font-size="12pt" fo:font-style="normal" style:text-underline-style="none" officeooo:paragraph-rsid="004acf76" style:font-size-asian="12pt" style:font-style-asian="normal" style:font-size-complex="12pt" style:font-style-complex="normal"/>
    </style:style>
    <style:style style:name="P118" style:family="paragraph" style:parent-style-name="Standard">
      <style:text-properties officeooo:paragraph-rsid="0086d56c"/>
    </style:style>
    <style:style style:name="P119" style:family="paragraph" style:parent-style-name="Standard">
      <style:text-properties officeooo:paragraph-rsid="0087a9c1"/>
    </style:style>
    <style:style style:name="P120" style:family="paragraph" style:parent-style-name="Standard">
      <style:text-properties officeooo:paragraph-rsid="008b5dfd"/>
    </style:style>
    <style:style style:name="P121" style:family="paragraph" style:parent-style-name="Standard">
      <style:text-properties officeooo:paragraph-rsid="008cc147"/>
    </style:style>
    <style:style style:name="P122" style:family="paragraph" style:parent-style-name="Standard">
      <style:text-properties officeooo:paragraph-rsid="008da3f9"/>
    </style:style>
    <style:style style:name="P123" style:family="paragraph" style:parent-style-name="Standard">
      <style:text-properties officeooo:paragraph-rsid="0090e0fc"/>
    </style:style>
    <style:style style:name="P124" style:family="paragraph" style:parent-style-name="Standard">
      <style:text-properties officeooo:paragraph-rsid="009292ca"/>
    </style:style>
    <style:style style:name="P125" style:family="paragraph" style:parent-style-name="Standard">
      <style:text-properties officeooo:paragraph-rsid="0096bbee"/>
    </style:style>
    <style:style style:name="P126" style:family="paragraph" style:parent-style-name="Standard">
      <style:text-properties officeooo:paragraph-rsid="00958f81"/>
    </style:style>
    <style:style style:name="P127" style:family="paragraph" style:parent-style-name="Standard">
      <style:text-properties officeooo:paragraph-rsid="00976dff"/>
    </style:style>
    <style:style style:name="P128" style:family="paragraph" style:parent-style-name="Standard">
      <style:text-properties officeooo:paragraph-rsid="0097369d"/>
    </style:style>
    <style:style style:name="P129" style:family="paragraph" style:parent-style-name="Standard">
      <style:text-properties officeooo:paragraph-rsid="0098c158"/>
    </style:style>
    <style:style style:name="P130" style:family="paragraph" style:parent-style-name="Standard">
      <style:text-properties officeooo:paragraph-rsid="009a01a3"/>
    </style:style>
    <style:style style:name="P131" style:family="paragraph" style:parent-style-name="Standard">
      <style:text-properties officeooo:paragraph-rsid="009a5fa9"/>
    </style:style>
    <style:style style:name="P132" style:family="paragraph" style:parent-style-name="Standard">
      <style:text-properties officeooo:paragraph-rsid="009b8f2d"/>
    </style:style>
    <style:style style:name="P133" style:family="paragraph" style:parent-style-name="Standard">
      <style:text-properties officeooo:paragraph-rsid="009bfc7d"/>
    </style:style>
    <style:style style:name="P134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Liberation Serif" fo:font-size="12pt" fo:font-style="normal" style:font-size-asian="12pt" style:font-style-asian="normal" style:font-size-complex="12pt" style:font-style-complex="normal"/>
    </style:style>
    <style:style style:name="P135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color="#000000" loext:opacity="100%" style:font-name="Liberation Serif" fo:font-size="12pt" fo:font-style="normal" officeooo:paragraph-rsid="00394120" style:font-size-asian="12pt" style:font-style-asian="normal" style:font-size-complex="12pt" style:font-style-complex="normal"/>
    </style:style>
    <style:style style:name="P136" style:family="paragraph" style:parent-style-name="Standard">
      <style:text-properties fo:color="#000000" loext:opacity="100%" style:font-name="Liberation Serif" fo:font-size="12pt" fo:font-style="normal" fo:font-weight="normal" officeooo:rsid="00958f81" officeooo:paragraph-rsid="009292ca" style:font-size-asian="12pt" style:font-style-asian="normal" style:font-weight-asian="normal" style:font-size-complex="12pt" style:font-style-complex="normal"/>
    </style:style>
    <style:style style:name="P13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86d56c"/>
    </style:style>
    <style:style style:name="P13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87a9c1"/>
    </style:style>
    <style:style style:name="P13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87d6d7"/>
    </style:style>
    <style:style style:name="P14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8aa056"/>
    </style:style>
    <style:style style:name="P1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officeooo:paragraph-rsid="008b183e"/>
    </style:style>
    <style:style style:name="T1" style:family="text">
      <style:text-properties officeooo:rsid="000d1e2f"/>
    </style:style>
    <style:style style:name="T2" style:family="text">
      <style:text-properties officeooo:rsid="000af5e4"/>
    </style:style>
    <style:style style:name="T3" style:family="text">
      <style:text-properties officeooo:rsid="00098fdd"/>
    </style:style>
    <style:style style:name="T4" style:family="text">
      <style:text-properties officeooo:rsid="0007b1c6"/>
    </style:style>
    <style:style style:name="T5" style:family="text">
      <style:text-properties officeooo:rsid="000b1be3"/>
    </style:style>
    <style:style style:name="T6" style:family="text">
      <style:text-properties officeooo:rsid="000c3484"/>
    </style:style>
    <style:style style:name="T7" style:family="text">
      <style:text-properties officeooo:rsid="000f1bf8"/>
    </style:style>
    <style:style style:name="T8" style:family="text">
      <style:text-properties officeooo:rsid="000fc7fa"/>
    </style:style>
    <style:style style:name="T9" style:family="text">
      <style:text-properties officeooo:rsid="0010e88e"/>
    </style:style>
    <style:style style:name="T10" style:family="text">
      <style:text-properties fo:font-weight="normal" style:font-weight-asian="normal"/>
    </style:style>
    <style:style style:name="T11" style:family="text">
      <style:text-properties fo:font-weight="normal" officeooo:rsid="000fc7fa" style:font-weight-asian="normal"/>
    </style:style>
    <style:style style:name="T12" style:family="text">
      <style:text-properties fo:font-weight="normal" officeooo:rsid="0012ac96" style:font-weight-asian="normal"/>
    </style:style>
    <style:style style:name="T13" style:family="text">
      <style:text-properties fo:font-weight="normal" officeooo:rsid="00190445" style:font-weight-asian="normal"/>
    </style:style>
    <style:style style:name="T14" style:family="text">
      <style:text-properties fo:font-weight="normal" officeooo:rsid="00264ec1" style:font-weight-asian="normal"/>
    </style:style>
    <style:style style:name="T15" style:family="text">
      <style:text-properties fo:font-weight="normal" officeooo:rsid="0024eb33" style:font-weight-asian="normal"/>
    </style:style>
    <style:style style:name="T16" style:family="text">
      <style:text-properties fo:font-weight="normal" officeooo:rsid="0027720d" style:font-weight-asian="normal"/>
    </style:style>
    <style:style style:name="T17" style:family="text">
      <style:text-properties fo:font-weight="normal" officeooo:rsid="00280235" style:font-weight-asian="normal"/>
    </style:style>
    <style:style style:name="T18" style:family="text">
      <style:text-properties fo:font-weight="normal" officeooo:rsid="00287632" style:font-weight-asian="normal"/>
    </style:style>
    <style:style style:name="T19" style:family="text">
      <style:text-properties fo:font-weight="normal" officeooo:rsid="00290fdd" style:font-weight-asian="normal"/>
    </style:style>
    <style:style style:name="T20" style:family="text">
      <style:text-properties fo:font-weight="normal" officeooo:rsid="002a0920" style:font-weight-asian="normal"/>
    </style:style>
    <style:style style:name="T21" style:family="text">
      <style:text-properties fo:font-weight="normal" officeooo:rsid="000af5e4" style:font-weight-asian="normal"/>
    </style:style>
    <style:style style:name="T22" style:family="text">
      <style:text-properties fo:font-weight="normal" officeooo:rsid="002aa1fa" style:font-weight-asian="normal"/>
    </style:style>
    <style:style style:name="T23" style:family="text">
      <style:text-properties fo:font-weight="normal" officeooo:rsid="002c73eb" style:font-weight-asian="normal"/>
    </style:style>
    <style:style style:name="T24" style:family="text">
      <style:text-properties fo:font-weight="normal" officeooo:rsid="002e234d" style:font-weight-asian="normal"/>
    </style:style>
    <style:style style:name="T25" style:family="text">
      <style:text-properties fo:font-weight="normal" officeooo:rsid="002f6ca0" style:font-weight-asian="normal"/>
    </style:style>
    <style:style style:name="T26" style:family="text">
      <style:text-properties fo:font-weight="normal" officeooo:rsid="0030ceb0" style:font-weight-asian="normal"/>
    </style:style>
    <style:style style:name="T27" style:family="text">
      <style:text-properties fo:font-weight="normal" officeooo:rsid="0032995e" style:font-weight-asian="normal"/>
    </style:style>
    <style:style style:name="T28" style:family="text">
      <style:text-properties fo:font-weight="normal" officeooo:rsid="0033b3b7" style:font-weight-asian="normal"/>
    </style:style>
    <style:style style:name="T29" style:family="text">
      <style:text-properties fo:font-weight="normal" officeooo:rsid="0033f6f1" style:font-weight-asian="normal"/>
    </style:style>
    <style:style style:name="T30" style:family="text">
      <style:text-properties fo:font-weight="normal" officeooo:rsid="0036283a" style:font-weight-asian="normal"/>
    </style:style>
    <style:style style:name="T31" style:family="text">
      <style:text-properties fo:font-weight="normal" officeooo:rsid="0034fdfb" style:font-weight-asian="normal"/>
    </style:style>
    <style:style style:name="T32" style:family="text">
      <style:text-properties fo:font-weight="normal" officeooo:rsid="003800ff" style:font-weight-asian="normal"/>
    </style:style>
    <style:style style:name="T33" style:family="text">
      <style:text-properties fo:font-weight="normal" officeooo:rsid="00384eab" style:font-weight-asian="normal"/>
    </style:style>
    <style:style style:name="T34" style:family="text">
      <style:text-properties fo:font-weight="normal" officeooo:rsid="00386483" style:font-weight-asian="normal"/>
    </style:style>
    <style:style style:name="T35" style:family="text">
      <style:text-properties fo:font-weight="normal" officeooo:rsid="00410d7a" style:font-weight-asian="normal"/>
    </style:style>
    <style:style style:name="T36" style:family="text">
      <style:text-properties fo:font-weight="normal" officeooo:rsid="003f95d5" style:font-weight-asian="normal"/>
    </style:style>
    <style:style style:name="T37" style:family="text">
      <style:text-properties fo:font-weight="normal" officeooo:rsid="003a124a" style:font-weight-asian="normal"/>
    </style:style>
    <style:style style:name="T38" style:family="text">
      <style:text-properties fo:font-weight="normal" officeooo:rsid="00428e40" style:font-weight-asian="normal"/>
    </style:style>
    <style:style style:name="T39" style:family="text">
      <style:text-properties fo:font-weight="normal" officeooo:rsid="0043fbc4" style:font-weight-asian="normal"/>
    </style:style>
    <style:style style:name="T40" style:family="text">
      <style:text-properties fo:font-weight="normal" officeooo:rsid="0047b689" style:font-weight-asian="normal"/>
    </style:style>
    <style:style style:name="T41" style:family="text">
      <style:text-properties fo:font-weight="normal" officeooo:rsid="00453ab7" style:font-weight-asian="normal"/>
    </style:style>
    <style:style style:name="T42" style:family="text">
      <style:text-properties fo:font-weight="normal" officeooo:rsid="004a8c48" style:font-weight-asian="normal"/>
    </style:style>
    <style:style style:name="T43" style:family="text">
      <style:text-properties fo:font-weight="normal" officeooo:rsid="00455eda" style:font-weight-asian="normal"/>
    </style:style>
    <style:style style:name="T44" style:family="text">
      <style:text-properties fo:font-weight="normal" officeooo:rsid="00463516" style:font-weight-asian="normal"/>
    </style:style>
    <style:style style:name="T45" style:family="text">
      <style:text-properties fo:font-weight="normal" officeooo:rsid="004acf76" style:font-weight-asian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ab25f" style:font-weight-asian="normal"/>
    </style:style>
    <style:style style:name="T48" style:family="text">
      <style:text-properties fo:font-weight="normal" officeooo:rsid="00484bd2" style:font-weight-asian="normal"/>
    </style:style>
    <style:style style:name="T49" style:family="text">
      <style:text-properties fo:font-weight="normal" officeooo:rsid="0049adfb" style:font-weight-asian="normal"/>
    </style:style>
    <style:style style:name="T50" style:family="text">
      <style:text-properties fo:font-weight="normal" officeooo:rsid="004eb3b2" style:font-weight-asian="normal"/>
    </style:style>
    <style:style style:name="T51" style:family="text">
      <style:text-properties fo:font-weight="normal" officeooo:rsid="004cf9a6" style:font-weight-asian="normal"/>
    </style:style>
    <style:style style:name="T52" style:family="text">
      <style:text-properties fo:font-weight="normal" officeooo:rsid="0052491e" style:font-weight-asian="normal"/>
    </style:style>
    <style:style style:name="T53" style:family="text">
      <style:text-properties fo:font-weight="normal" officeooo:rsid="0050657f" style:font-weight-asian="normal"/>
    </style:style>
    <style:style style:name="T54" style:family="text">
      <style:text-properties fo:font-weight="normal" officeooo:rsid="005119e3" style:font-weight-asian="normal"/>
    </style:style>
    <style:style style:name="T55" style:family="text">
      <style:text-properties fo:font-weight="normal" officeooo:rsid="0053eaf5" style:font-weight-asian="normal"/>
    </style:style>
    <style:style style:name="T56" style:family="text">
      <style:text-properties fo:font-weight="normal" officeooo:rsid="0054baaf" style:font-weight-asian="normal"/>
    </style:style>
    <style:style style:name="T57" style:family="text">
      <style:text-properties fo:font-weight="normal" officeooo:rsid="0055cfcf" style:font-weight-asian="normal"/>
    </style:style>
    <style:style style:name="T58" style:family="text">
      <style:text-properties fo:font-weight="normal" officeooo:rsid="0058b987" style:font-weight-asian="normal"/>
    </style:style>
    <style:style style:name="T59" style:family="text">
      <style:text-properties fo:font-weight="normal" officeooo:rsid="005a94eb" style:font-weight-asian="normal"/>
    </style:style>
    <style:style style:name="T60" style:family="text">
      <style:text-properties fo:font-weight="normal" officeooo:rsid="005c570d" style:font-weight-asian="normal"/>
    </style:style>
    <style:style style:name="T61" style:family="text">
      <style:text-properties fo:font-weight="normal" officeooo:rsid="005bcd11" style:font-weight-asian="normal"/>
    </style:style>
    <style:style style:name="T62" style:family="text">
      <style:text-properties fo:font-weight="normal" officeooo:rsid="005f35ec" style:font-weight-asian="normal"/>
    </style:style>
    <style:style style:name="T63" style:family="text">
      <style:text-properties fo:font-weight="normal" officeooo:rsid="005e2af2" style:font-weight-asian="normal"/>
    </style:style>
    <style:style style:name="T64" style:family="text">
      <style:text-properties fo:font-weight="normal" officeooo:rsid="00605ebc" style:font-weight-asian="normal"/>
    </style:style>
    <style:style style:name="T65" style:family="text">
      <style:text-properties fo:font-weight="normal" officeooo:rsid="006229d0" style:font-weight-asian="normal"/>
    </style:style>
    <style:style style:name="T66" style:family="text">
      <style:text-properties fo:font-weight="normal" officeooo:rsid="0062d5c9" style:font-weight-asian="normal"/>
    </style:style>
    <style:style style:name="T67" style:family="text">
      <style:text-properties fo:font-weight="normal" officeooo:rsid="0062fcf6" style:font-weight-asian="normal"/>
    </style:style>
    <style:style style:name="T68" style:family="text">
      <style:text-properties fo:font-weight="normal" officeooo:rsid="0066435d" style:font-weight-asian="normal"/>
    </style:style>
    <style:style style:name="T69" style:family="text">
      <style:text-properties fo:font-weight="normal" officeooo:rsid="00646161" style:font-weight-asian="normal"/>
    </style:style>
    <style:style style:name="T70" style:family="text">
      <style:text-properties fo:font-weight="normal" officeooo:rsid="006752e1" style:font-weight-asian="normal"/>
    </style:style>
    <style:style style:name="T71" style:family="text">
      <style:text-properties fo:font-weight="normal" officeooo:rsid="0067ccce" style:font-weight-asian="normal"/>
    </style:style>
    <style:style style:name="T72" style:family="text">
      <style:text-properties fo:font-weight="normal" officeooo:rsid="0068cb7a" style:font-weight-asian="normal"/>
    </style:style>
    <style:style style:name="T73" style:family="text">
      <style:text-properties fo:font-weight="normal" officeooo:rsid="0068cce2" style:font-weight-asian="normal"/>
    </style:style>
    <style:style style:name="T74" style:family="text">
      <style:text-properties fo:font-weight="normal" officeooo:rsid="00693d34" style:font-weight-asian="normal"/>
    </style:style>
    <style:style style:name="T75" style:family="text">
      <style:text-properties fo:font-weight="normal" officeooo:rsid="0070970e" style:font-weight-asian="normal"/>
    </style:style>
    <style:style style:name="T76" style:family="text">
      <style:text-properties fo:font-weight="normal" officeooo:rsid="006b3178" style:font-weight-asian="normal"/>
    </style:style>
    <style:style style:name="T77" style:family="text">
      <style:text-properties fo:font-weight="normal" officeooo:rsid="006c64bc" style:font-weight-asian="normal"/>
    </style:style>
    <style:style style:name="T78" style:family="text">
      <style:text-properties fo:font-weight="normal" officeooo:rsid="00715885" style:font-weight-asian="normal"/>
    </style:style>
    <style:style style:name="T79" style:family="text">
      <style:text-properties fo:font-weight="normal" officeooo:rsid="006d50c4" style:font-weight-asian="normal"/>
    </style:style>
    <style:style style:name="T80" style:family="text">
      <style:text-properties fo:font-weight="normal" officeooo:rsid="00746499" style:font-weight-asian="normal"/>
    </style:style>
    <style:style style:name="T81" style:family="text">
      <style:text-properties fo:font-weight="normal" officeooo:rsid="0071a3c0" style:font-weight-asian="normal"/>
    </style:style>
    <style:style style:name="T82" style:family="text">
      <style:text-properties fo:font-weight="normal" officeooo:rsid="00750911" style:font-weight-asian="normal"/>
    </style:style>
    <style:style style:name="T83" style:family="text">
      <style:text-properties fo:font-weight="normal" officeooo:rsid="00767872" style:font-weight-asian="normal"/>
    </style:style>
    <style:style style:name="T84" style:family="text">
      <style:text-properties fo:font-weight="normal" officeooo:rsid="0076d97b" style:font-weight-asian="normal"/>
    </style:style>
    <style:style style:name="T85" style:family="text">
      <style:text-properties fo:font-weight="normal" officeooo:rsid="0078764a" style:font-weight-asian="normal"/>
    </style:style>
    <style:style style:name="T86" style:family="text">
      <style:text-properties fo:font-weight="normal" officeooo:rsid="0078bf0e" style:font-weight-asian="normal"/>
    </style:style>
    <style:style style:name="T87" style:family="text">
      <style:text-properties fo:font-weight="normal" officeooo:rsid="00798c3e" style:font-weight-asian="normal"/>
    </style:style>
    <style:style style:name="T88" style:family="text">
      <style:text-properties fo:font-weight="normal" officeooo:rsid="007a9124" style:font-weight-asian="normal"/>
    </style:style>
    <style:style style:name="T89" style:family="text">
      <style:text-properties fo:font-weight="normal" officeooo:rsid="007e31e6" style:font-weight-asian="normal"/>
    </style:style>
    <style:style style:name="T90" style:family="text">
      <style:text-properties fo:font-weight="normal" officeooo:rsid="007c22cc" style:font-weight-asian="normal"/>
    </style:style>
    <style:style style:name="T91" style:family="text">
      <style:text-properties fo:font-weight="normal" officeooo:rsid="007e084b" style:font-weight-asian="normal"/>
    </style:style>
    <style:style style:name="T92" style:family="text">
      <style:text-properties fo:font-weight="normal" officeooo:rsid="007e62a7" style:font-weight-asian="normal"/>
    </style:style>
    <style:style style:name="T93" style:family="text">
      <style:text-properties fo:font-weight="normal" officeooo:rsid="007ff17e" style:font-weight-asian="normal"/>
    </style:style>
    <style:style style:name="T94" style:family="text">
      <style:text-properties fo:font-weight="normal" officeooo:rsid="00807f1f" style:font-weight-asian="normal"/>
    </style:style>
    <style:style style:name="T95" style:family="text">
      <style:text-properties fo:font-weight="normal" officeooo:rsid="0080f9f2" style:font-weight-asian="normal"/>
    </style:style>
    <style:style style:name="T96" style:family="text">
      <style:text-properties fo:font-weight="normal" officeooo:rsid="0082a6ea" style:font-weight-asian="normal"/>
    </style:style>
    <style:style style:name="T97" style:family="text">
      <style:text-properties fo:font-weight="normal" officeooo:rsid="00826873" style:font-weight-asian="normal"/>
    </style:style>
    <style:style style:name="T98" style:family="text">
      <style:text-properties fo:font-weight="normal" officeooo:rsid="0082dd6a" style:font-weight-asian="normal"/>
    </style:style>
    <style:style style:name="T99" style:family="text">
      <style:text-properties fo:font-weight="normal" officeooo:rsid="00841bed" style:font-weight-asian="normal"/>
    </style:style>
    <style:style style:name="T100" style:family="text">
      <style:text-properties fo:font-weight="normal" officeooo:rsid="00851f9c" style:font-weight-asian="normal"/>
    </style:style>
    <style:style style:name="T101" style:family="text">
      <style:text-properties fo:font-weight="normal" officeooo:rsid="00860b50" style:font-weight-asian="normal"/>
    </style:style>
    <style:style style:name="T102" style:family="text">
      <style:text-properties fo:font-weight="normal" officeooo:rsid="0086d56c" style:font-weight-asian="normal"/>
    </style:style>
    <style:style style:name="T103" style:family="text">
      <style:text-properties fo:font-weight="normal" officeooo:rsid="00862cff" style:font-weight-asian="normal"/>
    </style:style>
    <style:style style:name="T104" style:family="text">
      <style:text-properties fo:font-weight="normal" officeooo:rsid="0088d619" style:font-weight-asian="normal"/>
    </style:style>
    <style:style style:name="T105" style:family="text">
      <style:text-properties fo:font-weight="normal" officeooo:rsid="0087a9c1" style:font-weight-asian="normal"/>
    </style:style>
    <style:style style:name="T106" style:family="text">
      <style:text-properties fo:font-weight="normal" officeooo:rsid="0087d6d7" style:font-weight-asian="normal"/>
    </style:style>
    <style:style style:name="T107" style:family="text">
      <style:text-properties fo:font-weight="normal" officeooo:rsid="00898391" style:font-weight-asian="normal"/>
    </style:style>
    <style:style style:name="T108" style:family="text">
      <style:text-properties fo:font-weight="normal" officeooo:rsid="008aa056" style:font-weight-asian="normal"/>
    </style:style>
    <style:style style:name="T109" style:family="text">
      <style:text-properties fo:font-weight="normal" officeooo:rsid="008b5dfd" style:font-weight-asian="normal"/>
    </style:style>
    <style:style style:name="T110" style:family="text">
      <style:text-properties fo:font-weight="normal" officeooo:rsid="008cc147" style:font-weight-asian="normal"/>
    </style:style>
    <style:style style:name="T111" style:family="text">
      <style:text-properties fo:font-weight="normal" officeooo:rsid="008da3f9" style:font-weight-asian="normal"/>
    </style:style>
    <style:style style:name="T112" style:family="text">
      <style:text-properties fo:font-weight="normal" officeooo:rsid="008f4b3b" style:font-weight-asian="normal"/>
    </style:style>
    <style:style style:name="T113" style:family="text">
      <style:text-properties fo:font-weight="normal" officeooo:rsid="0090e0fc" style:font-weight-asian="normal"/>
    </style:style>
    <style:style style:name="T114" style:family="text">
      <style:text-properties fo:font-weight="normal" officeooo:rsid="009292ca" style:font-weight-asian="normal"/>
    </style:style>
    <style:style style:name="T115" style:family="text">
      <style:text-properties fo:font-weight="normal" officeooo:rsid="0096bbee" style:font-weight-asian="normal"/>
    </style:style>
    <style:style style:name="T116" style:family="text">
      <style:text-properties fo:font-weight="normal" officeooo:rsid="00958f81" style:font-weight-asian="normal"/>
    </style:style>
    <style:style style:name="T117" style:family="text">
      <style:text-properties fo:font-weight="normal" officeooo:rsid="0097369d" style:font-weight-asian="normal"/>
    </style:style>
    <style:style style:name="T118" style:family="text">
      <style:text-properties fo:font-weight="normal" officeooo:rsid="00976dff" style:font-weight-asian="normal"/>
    </style:style>
    <style:style style:name="T119" style:family="text">
      <style:text-properties fo:font-weight="normal" officeooo:rsid="009846b6" style:font-weight-asian="normal"/>
    </style:style>
    <style:style style:name="T120" style:family="text">
      <style:text-properties fo:font-weight="normal" officeooo:rsid="0098c158" style:font-weight-asian="normal"/>
    </style:style>
    <style:style style:name="T121" style:family="text">
      <style:text-properties fo:font-weight="normal" officeooo:rsid="009a01a3" style:font-weight-asian="normal"/>
    </style:style>
    <style:style style:name="T122" style:family="text">
      <style:text-properties fo:font-weight="normal" officeooo:rsid="009a5fa9" style:font-weight-asian="normal"/>
    </style:style>
    <style:style style:name="T123" style:family="text">
      <style:text-properties fo:font-weight="normal" officeooo:rsid="009b8f2d" style:font-weight-asian="normal"/>
    </style:style>
    <style:style style:name="T124" style:family="text">
      <style:text-properties fo:font-weight="normal" officeooo:rsid="009bfc7d" style:font-weight-asian="normal"/>
    </style:style>
    <style:style style:name="T125" style:family="text">
      <style:text-properties fo:font-weight="normal" officeooo:rsid="009df9ac" style:font-weight-asian="normal"/>
    </style:style>
    <style:style style:name="T126" style:family="text">
      <style:text-properties fo:font-weight="normal" officeooo:rsid="00144848" style:font-weight-asian="normal"/>
    </style:style>
    <style:style style:name="T127" style:family="text">
      <style:text-properties officeooo:rsid="001b30de"/>
    </style:style>
    <style:style style:name="T128" style:family="text">
      <style:text-properties fo:color="#000000" loext:opacity="100%" style:font-name="Liberation Serif" fo:font-size="12pt" fo:font-style="normal" officeooo:rsid="000af5e4" style:font-size-asian="12pt" style:font-style-asian="normal" style:font-size-complex="12pt" style:font-style-complex="normal"/>
    </style:style>
    <style:style style:name="T129" style:family="text">
      <style:text-properties fo:color="#000000" loext:opacity="100%" style:font-name="Liberation Serif" fo:font-size="12pt" fo:font-style="normal" style:text-underline-style="none" officeooo:rsid="0010e88e" style:font-size-asian="12pt" style:font-style-asian="normal" style:font-size-complex="12pt" style:font-style-complex="normal"/>
    </style:style>
    <style:style style:name="T130" style:family="text">
      <style:text-properties fo:color="#000000" loext:opacity="100%" style:font-name="Liberation Serif" fo:font-size="12pt" fo:font-style="normal" style:text-underline-style="none" officeooo:rsid="0011823c" style:font-size-asian="12pt" style:font-style-asian="normal" style:font-size-complex="12pt" style:font-style-complex="normal"/>
    </style:style>
    <style:style style:name="T131" style:family="text">
      <style:text-properties fo:color="#000000" loext:opacity="100%" style:font-name="Liberation Serif" fo:font-size="12pt" fo:font-style="normal" fo:font-weight="normal" officeooo:rsid="00428e40" style:font-size-asian="12pt" style:font-style-asian="normal" style:font-weight-asian="normal" style:font-size-complex="12pt" style:font-style-complex="normal"/>
    </style:style>
    <style:style style:name="T132" style:family="text">
      <style:text-properties fo:color="#000000" loext:opacity="100%" style:font-name="Liberation Serif" fo:font-size="12pt" fo:font-style="normal" fo:font-weight="normal" officeooo:rsid="0086d56c" style:font-size-asian="12pt" style:font-style-asian="normal" style:font-weight-asian="normal" style:font-size-complex="12pt" style:font-style-complex="normal"/>
    </style:style>
    <style:style style:name="T133" style:family="text">
      <style:text-properties fo:color="#000000" loext:opacity="100%" style:font-name="Liberation Serif" fo:font-size="12pt" fo:font-style="normal" fo:font-weight="normal" officeooo:rsid="00410d7a" style:font-size-asian="12pt" style:font-style-asian="normal" style:font-weight-asian="normal" style:font-size-complex="12pt" style:font-style-complex="normal"/>
    </style:style>
    <style:style style:name="T134" style:family="text">
      <style:text-properties fo:color="#000000" loext:opacity="100%" style:font-name="Liberation Serif" fo:font-size="12pt" fo:font-style="normal" fo:font-weight="normal" officeooo:rsid="00851f9c" style:font-size-asian="12pt" style:font-style-asian="normal" style:font-weight-asian="normal" style:font-size-complex="12pt" style:font-style-complex="normal"/>
    </style:style>
    <style:style style:name="T135" style:family="text">
      <style:text-properties fo:color="#000000" loext:opacity="100%" style:font-name="Liberation Serif" fo:font-size="12pt" fo:font-style="normal" fo:font-weight="normal" officeooo:rsid="0088d619" style:font-size-asian="12pt" style:font-style-asian="normal" style:font-weight-asian="normal" style:font-size-complex="12pt" style:font-style-complex="normal"/>
    </style:style>
    <style:style style:name="T136" style:family="text">
      <style:text-properties fo:color="#000000" loext:opacity="100%" style:font-name="Liberation Serif" fo:font-size="12pt" fo:font-style="normal" fo:font-weight="normal" officeooo:rsid="008b5dfd" style:font-size-asian="12pt" style:font-style-asian="normal" style:font-weight-asian="normal" style:font-size-complex="12pt" style:font-style-complex="normal"/>
    </style:style>
    <style:style style:name="T137" style:family="text">
      <style:text-properties fo:color="#000000" loext:opacity="100%" style:font-name="Liberation Serif" fo:font-size="12pt" fo:font-style="normal" fo:font-weight="normal" officeooo:rsid="008aa056" style:font-size-asian="12pt" style:font-style-asian="normal" style:font-weight-asian="normal" style:font-size-complex="12pt" style:font-style-complex="normal"/>
    </style:style>
    <style:style style:name="T138" style:family="text">
      <style:text-properties fo:color="#000000" loext:opacity="100%" style:font-name="Liberation Serif" fo:font-size="12pt" fo:font-style="normal" fo:font-weight="normal" officeooo:rsid="004eb3b2" style:font-size-asian="12pt" style:font-style-asian="normal" style:font-weight-asian="normal" style:font-size-complex="12pt" style:font-style-complex="normal"/>
    </style:style>
    <style:style style:name="T139" style:family="text">
      <style:text-properties fo:color="#000000" loext:opacity="100%" style:font-name="Liberation Serif" fo:font-size="12pt" fo:font-style="normal" fo:font-weight="normal" officeooo:rsid="008cc147" style:font-size-asian="12pt" style:font-style-asian="normal" style:font-weight-asian="normal" style:font-size-complex="12pt" style:font-style-complex="normal"/>
    </style:style>
    <style:style style:name="T140" style:family="text">
      <style:text-properties fo:color="#000000" loext:opacity="100%" style:font-name="Liberation Serif" fo:font-size="12pt" fo:font-style="normal" fo:font-weight="normal" officeooo:rsid="00862cff" style:font-size-asian="12pt" style:font-style-asian="normal" style:font-weight-asian="normal" style:font-size-complex="12pt" style:font-style-complex="normal"/>
    </style:style>
    <style:style style:name="T141" style:family="text">
      <style:text-properties fo:color="#000000" loext:opacity="100%" style:font-name="Liberation Serif" fo:font-size="12pt" fo:font-style="normal" fo:font-weight="normal" officeooo:rsid="008da3f9" style:font-size-asian="12pt" style:font-style-asian="normal" style:font-weight-asian="normal" style:font-size-complex="12pt" style:font-style-complex="normal"/>
    </style:style>
    <style:style style:name="T142" style:family="text">
      <style:text-properties fo:color="#000000" loext:opacity="100%" style:font-name="Liberation Serif" fo:font-size="12pt" fo:font-style="normal" fo:font-weight="normal" officeooo:rsid="008f4b3b" style:font-size-asian="12pt" style:font-style-asian="normal" style:font-weight-asian="normal" style:font-size-complex="12pt" style:font-style-complex="normal"/>
    </style:style>
    <style:style style:name="T143" style:family="text">
      <style:text-properties fo:color="#000000" loext:opacity="100%" style:font-name="Liberation Serif" fo:font-size="12pt" fo:font-style="normal" fo:font-weight="normal" officeooo:rsid="0090e0fc" style:font-size-asian="12pt" style:font-style-asian="normal" style:font-weight-asian="normal" style:font-size-complex="12pt" style:font-style-complex="normal"/>
    </style:style>
    <style:style style:name="T144" style:family="text">
      <style:text-properties fo:color="#000000" loext:opacity="100%" style:font-name="Liberation Serif" fo:font-size="12pt" fo:font-style="normal" fo:font-weight="normal" officeooo:rsid="00958f81" style:font-size-asian="12pt" style:font-style-asian="normal" style:font-weight-asian="normal" style:font-size-complex="12pt" style:font-style-complex="normal"/>
    </style:style>
    <style:style style:name="T145" style:family="text">
      <style:text-properties fo:color="#000000" loext:opacity="100%" style:font-name="Liberation Serif" fo:font-size="12pt" fo:font-style="normal" fo:font-weight="normal" officeooo:rsid="0096bbee" style:font-size-asian="12pt" style:font-style-asian="normal" style:font-weight-asian="normal" style:font-size-complex="12pt" style:font-style-complex="normal"/>
    </style:style>
    <style:style style:name="T146" style:family="text">
      <style:text-properties fo:color="#000000" loext:opacity="100%" style:font-name="Liberation Serif" fo:font-size="12pt" fo:font-style="normal" fo:font-weight="normal" officeooo:rsid="00976dff" style:font-size-asian="12pt" style:font-style-asian="normal" style:font-weight-asian="normal" style:font-size-complex="12pt" style:font-style-complex="normal"/>
    </style:style>
    <style:style style:name="T147" style:family="text">
      <style:text-properties fo:color="#000000" loext:opacity="100%" style:font-name="Liberation Serif" fo:font-size="12pt" fo:font-style="normal" fo:font-weight="normal" officeooo:rsid="0097369d" style:font-size-asian="12pt" style:font-style-asian="normal" style:font-weight-asian="normal" style:font-size-complex="12pt" style:font-style-complex="normal"/>
    </style:style>
    <style:style style:name="T148" style:family="text">
      <style:text-properties fo:color="#000000" loext:opacity="100%" style:font-name="Liberation Serif" fo:font-size="12pt" fo:font-style="normal" fo:font-weight="normal" officeooo:rsid="0098c158" style:font-size-asian="12pt" style:font-style-asian="normal" style:font-weight-asian="normal" style:font-size-complex="12pt" style:font-style-complex="normal"/>
    </style:style>
    <style:style style:name="T149" style:family="text">
      <style:text-properties fo:color="#000000" loext:opacity="100%" style:font-name="Liberation Serif" fo:font-size="12pt" fo:font-style="normal" fo:font-weight="normal" officeooo:rsid="009a01a3" style:font-size-asian="12pt" style:font-style-asian="normal" style:font-weight-asian="normal" style:font-size-complex="12pt" style:font-style-complex="normal"/>
    </style:style>
    <style:style style:name="T150" style:family="text">
      <style:text-properties fo:color="#000000" loext:opacity="100%" style:font-name="Liberation Serif" fo:font-size="12pt" fo:font-style="normal" fo:font-weight="normal" officeooo:rsid="009a5fa9" style:font-size-asian="12pt" style:font-style-asian="normal" style:font-weight-asian="normal" style:font-size-complex="12pt" style:font-style-complex="normal"/>
    </style:style>
    <style:style style:name="T151" style:family="text">
      <style:text-properties fo:color="#000000" loext:opacity="100%" style:font-name="Liberation Serif" fo:font-size="12pt" fo:font-style="normal" fo:font-weight="normal" officeooo:rsid="009b8f2d" style:font-size-asian="12pt" style:font-style-asian="normal" style:font-weight-asian="normal" style:font-size-complex="12pt" style:font-style-complex="normal"/>
    </style:style>
    <style:style style:name="T152" style:family="text">
      <style:text-properties fo:color="#000000" loext:opacity="100%" style:font-name="Liberation Serif" fo:font-size="12pt" fo:font-style="normal" fo:font-weight="normal" officeooo:rsid="009bfc7d" style:font-size-asian="12pt" style:font-style-asian="normal" style:font-weight-asian="normal" style:font-size-complex="12pt" style:font-style-complex="normal"/>
    </style:style>
    <style:style style:name="T153" style:family="text">
      <style:text-properties fo:color="#000000" loext:opacity="100%" style:font-name="Liberation Serif" fo:font-size="12pt" fo:font-style="normal" fo:font-weight="normal" officeooo:rsid="009df9ac" style:font-size-asian="12pt" style:font-style-asian="normal" style:font-weight-asian="normal" style:font-size-complex="12pt" style:font-style-complex="normal"/>
    </style:style>
    <style:style style:name="T15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55" style:family="text">
      <style:text-properties fo:color="#000000" loext:opacity="100%" style:font-name="JetBrains Mono" fo:font-size="10pt" fo:font-style="normal" fo:font-weight="normal" officeooo:rsid="00862cff" style:font-size-asian="10pt" style:font-style-asian="normal" style:font-weight-asian="normal"/>
    </style:style>
    <style:style style:name="T156" style:family="text">
      <style:text-properties officeooo:rsid="0016fd20"/>
    </style:style>
    <style:style style:name="T157" style:family="text">
      <style:text-properties officeooo:rsid="0011823c"/>
    </style:style>
    <style:style style:name="T158" style:family="text">
      <style:text-properties officeooo:rsid="00144848"/>
    </style:style>
    <style:style style:name="T159" style:family="text">
      <style:text-properties officeooo:rsid="00153ce6"/>
    </style:style>
    <style:style style:name="T160" style:family="text">
      <style:text-properties officeooo:rsid="0012ac96"/>
    </style:style>
    <style:style style:name="T161" style:family="text">
      <style:text-properties officeooo:rsid="00237626"/>
    </style:style>
    <style:style style:name="T162" style:family="text">
      <style:text-properties officeooo:rsid="001cef78"/>
    </style:style>
    <style:style style:name="T163" style:family="text">
      <style:text-properties officeooo:rsid="001ef6b4"/>
    </style:style>
    <style:style style:name="T164" style:family="text">
      <style:text-properties officeooo:rsid="00206833"/>
    </style:style>
    <style:style style:name="T165" style:family="text">
      <style:text-properties officeooo:rsid="003ceca3"/>
    </style:style>
    <style:style style:name="T166" style:family="text">
      <style:text-properties officeooo:rsid="00190445"/>
    </style:style>
    <style:style style:name="T167" style:family="text">
      <style:text-properties officeooo:rsid="00188509"/>
    </style:style>
    <style:style style:name="T168" style:family="text">
      <style:text-properties officeooo:rsid="002266bb"/>
    </style:style>
    <style:style style:name="T169" style:family="text">
      <style:text-properties officeooo:rsid="00264ec1"/>
    </style:style>
    <style:style style:name="T170" style:family="text">
      <style:text-properties officeooo:rsid="0024eb33"/>
    </style:style>
    <style:style style:name="T171" style:family="text">
      <style:text-properties officeooo:rsid="0027720d"/>
    </style:style>
    <style:style style:name="T172" style:family="text">
      <style:text-properties officeooo:rsid="00287632"/>
    </style:style>
    <style:style style:name="T173" style:family="text">
      <style:text-properties officeooo:rsid="002a0920"/>
    </style:style>
    <style:style style:name="T174" style:family="text">
      <style:text-properties officeooo:rsid="002aa1fa"/>
    </style:style>
    <style:style style:name="T175" style:family="text">
      <style:text-properties officeooo:rsid="002c73eb"/>
    </style:style>
    <style:style style:name="T176" style:family="text">
      <style:text-properties officeooo:rsid="002f1e27"/>
    </style:style>
    <style:style style:name="T177" style:family="text">
      <style:text-properties officeooo:rsid="002e234d"/>
    </style:style>
    <style:style style:name="T178" style:family="text">
      <style:text-properties officeooo:rsid="0030ceb0"/>
    </style:style>
    <style:style style:name="T179" style:family="text">
      <style:text-properties officeooo:rsid="0032995e"/>
    </style:style>
    <style:style style:name="T180" style:family="text">
      <style:text-properties officeooo:rsid="003e5adc"/>
    </style:style>
    <style:style style:name="T181" style:family="text">
      <style:text-properties officeooo:rsid="0033b3b7"/>
    </style:style>
    <style:style style:name="T182" style:family="text">
      <style:text-properties officeooo:rsid="0033f6f1"/>
    </style:style>
    <style:style style:name="T183" style:family="text">
      <style:text-properties officeooo:rsid="0034fdfb"/>
    </style:style>
    <style:style style:name="T184" style:family="text">
      <style:text-properties officeooo:rsid="0036283a"/>
    </style:style>
    <style:style style:name="T185" style:family="text">
      <style:text-properties officeooo:rsid="00384eab"/>
    </style:style>
    <style:style style:name="T18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87" style:family="text">
      <style:text-properties fo:color="#080808" loext:opacity="100%" style:font-name="JetBrains Mono" fo:font-size="10pt" fo:font-style="normal" fo:font-weight="normal" officeooo:rsid="0086d56c" style:font-size-asian="10pt" style:font-style-asian="normal" style:font-weight-asian="normal"/>
    </style:style>
    <style:style style:name="T188" style:family="text">
      <style:text-properties fo:color="#080808" loext:opacity="100%" style:font-name="JetBrains Mono" fo:font-size="10pt" fo:font-style="normal" fo:font-weight="normal" officeooo:rsid="0087a9c1" style:font-size-asian="10pt" style:font-style-asian="normal" style:font-weight-asian="normal"/>
    </style:style>
    <style:style style:name="T189" style:family="text">
      <style:text-properties fo:color="#080808" loext:opacity="100%" style:font-name="JetBrains Mono" fo:font-size="10pt" fo:font-style="normal" fo:font-weight="normal" officeooo:rsid="0087d6d7" style:font-size-asian="10pt" style:font-style-asian="normal" style:font-weight-asian="normal"/>
    </style:style>
    <style:style style:name="T190" style:family="text">
      <style:text-properties fo:color="#080808" loext:opacity="100%" style:font-name="JetBrains Mono" fo:font-size="10pt" fo:font-style="normal" fo:font-weight="normal" officeooo:rsid="00862cff" style:font-size-asian="10pt" style:font-style-asian="normal" style:font-weight-asian="normal"/>
    </style:style>
    <style:style style:name="T191" style:family="text">
      <style:text-properties fo:color="#080808" loext:opacity="100%" style:font-name="JetBrains Mono" fo:font-size="10pt" fo:font-style="normal" fo:font-weight="normal" officeooo:rsid="008aa056" style:font-size-asian="10pt" style:font-style-asian="normal" style:font-weight-asian="normal"/>
    </style:style>
    <style:style style:name="T192" style:family="text">
      <style:text-properties fo:color="#080808" loext:opacity="100%" style:font-name="JetBrains Mono" fo:font-size="10pt" fo:font-style="normal" fo:font-weight="normal" officeooo:rsid="008b183e" style:font-size-asian="10pt" style:font-style-asian="normal" style:font-weight-asian="normal"/>
    </style:style>
    <style:style style:name="T193" style:family="text">
      <style:text-properties style:text-underline-style="none" fo:font-weight="normal" officeooo:rsid="00386483" style:font-weight-asian="normal"/>
    </style:style>
    <style:style style:name="T194" style:family="text">
      <style:text-properties style:text-underline-style="none" fo:font-weight="normal" officeooo:rsid="00428e40" style:font-weight-asian="normal"/>
    </style:style>
    <style:style style:name="T195" style:family="text">
      <style:text-properties style:text-underline-style="none" fo:font-weight="normal" officeooo:rsid="004b6d26" style:font-weight-asian="normal"/>
    </style:style>
    <style:style style:name="T196" style:family="text">
      <style:text-properties style:text-underline-style="none" fo:font-weight="normal" officeooo:rsid="00428e40" style:font-weight-asian="normal" style:font-weight-complex="normal"/>
    </style:style>
    <style:style style:name="T197" style:family="text">
      <style:text-properties style:text-underline-style="none" fo:font-weight="normal" officeooo:rsid="00410d7a" style:font-weight-asian="normal"/>
    </style:style>
    <style:style style:name="T198" style:family="text">
      <style:text-properties style:text-underline-style="none" fo:font-weight="normal" officeooo:rsid="00455eda" style:font-weight-asian="normal"/>
    </style:style>
    <style:style style:name="T199" style:family="text">
      <style:text-properties style:text-underline-style="none" fo:font-weight="normal" officeooo:rsid="0043fbc4" style:font-weight-asian="normal"/>
    </style:style>
    <style:style style:name="T200" style:family="text">
      <style:text-properties style:text-underline-style="none" fo:font-weight="normal" officeooo:rsid="004a8c48" style:font-weight-asian="normal"/>
    </style:style>
    <style:style style:name="T201" style:family="text">
      <style:text-properties style:text-underline-style="none" fo:font-weight="normal" officeooo:rsid="004acf76" style:font-weight-asian="normal"/>
    </style:style>
    <style:style style:name="T20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03" style:family="text">
      <style:text-properties fo:color="#0033b3" loext:opacity="100%" style:font-name="JetBrains Mono" fo:font-size="10pt" fo:font-style="normal" fo:font-weight="normal" officeooo:rsid="00862cff" style:font-size-asian="10pt" style:font-style-asian="normal" style:font-weight-asian="normal"/>
    </style:style>
    <style:style style:name="T204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205" style:family="text">
      <style:text-properties fo:color="#871094" loext:opacity="100%" style:font-name="JetBrains Mono" fo:font-size="10pt" fo:font-style="normal" fo:font-weight="normal" officeooo:rsid="00862cff" style:font-size-asian="10pt" style:font-style-asian="normal" style:font-weight-asian="normal"/>
    </style:style>
    <style:style style:name="T206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Какое утверждение относительно объекта верно:</text:p>
      <text:p text:style-name="P1">A) Объект — это то, из чего порождается класс.</text:p>
      <text:p text:style-name="P1"><text:span text:style-name="T2">B</text:span>) Объект — это экземпляр класса.</text:p>
      <text:p text:style-name="P1"><text:span text:style-name="T2">C</text:span>) Объект — это форма для создания конкретной реализации абстракции.</text:p>
      <text:p text:style-name="P1"><text:span text:style-name="T2">D</text:span>) Объект — это ссылка на атрибут.</text:p>
      <text:p text:style-name="P1"><text:span text:style-name="T2">E</text:span>) Объект — это переменная.</text:p>
      <text:p text:style-name="P1"/>
      <text:p text:style-name="P1"/>
      <text:p text:style-name="P1"><text:span text:style-name="T1">2. </text:span>Какая строка содержит конструктор в описании этого класса:</text:p>
      <text:p text:style-name="P1"><text:span text:style-name="T3"><text:tab/>1 </text:span>public class Counter{</text:p>
      <text:p text:style-name="P1"><text:span text:style-name="T3"><text:tab/>2</text:span><text:tab/>int current, st<text:span text:style-name="T2">e</text:span>p;</text:p>
      <text:p text:style-name="P1"><text:span text:style-name="T2"><text:tab/>3</text:span><text:span text:style-name="T3"> <text:tab/></text:span>public Counter(int start, int step){</text:p>
      <text:p text:style-name="P1"><text:tab/><text:tab/><text:tab/>set(start);</text:p>
      <text:p text:style-name="P1"><text:tab/><text:tab/><text:tab/>setStep(step);</text:p>
      <text:p text:style-name="P1"><text:tab/><text:tab/>}</text:p>
      <text:p text:style-name="P1"><text:span text:style-name="T2"><text:tab/>4</text:span><text:span text:style-name="T3"> <text:tab/></text:span>void set(int <text:span text:style-name="T4">v</text:span>alue){ <text:s/>current <text:span text:style-name="T4">= value; }</text:span></text:p>
      <text:p text:style-name="P1"><text:span text:style-name="T2"><text:tab/>5<text:tab/>v</text:span>oid set<text:span text:style-name="T2">Step</text:span>(int <text:span text:style-name="T4">v</text:span>alue){ <text:s/>st<text:span text:style-name="T2">e</text:span>p <text:span text:style-name="T4">= value; }</text:span></text:p>
      <text:p text:style-name="P1"/>
      <text:p text:style-name="P1">A) <text:span text:style-name="T5">П</text:span>ервая.</text:p>
      <text:p text:style-name="P1">B) <text:span text:style-name="T5">В</text:span>торая.</text:p>
      <text:p text:style-name="P1">C) <text:span text:style-name="T5">Т</text:span>ретья.</text:p>
      <text:p text:style-name="P1">D) <text:span text:style-name="T5">Ч</text:span>етвёртая.</text:p>
      <text:p text:style-name="P1">E) <text:span text:style-name="T5">П</text:span>ятая.</text:p>
      <text:p text:style-name="P1"/>
      <text:p text:style-name="P1"/>
      <text:p text:style-name="P1"><text:span text:style-name="T1">3. </text:span>Как много объектов класса Thing и ссылочных переменных этого типа создаётся в слудующем программном коде:</text:p>
      <text:p text:style-name="P1"><text:tab/>Thing item, stuff;</text:p>
      <text:p text:style-name="P1"><text:tab/>item = new Thing;</text:p>
      <text:p text:style-name="P1"><text:tab/>Thing entity = new Thing;</text:p>
      <text:p text:style-name="P1"/>
      <text:p text:style-name="P1">A) <text:span text:style-name="T5">Один объект, две ссылочные переменные.</text:span></text:p>
      <text:p text:style-name="P1">B) <text:span text:style-name="T5">Два объекта, две ссылочные переменные.</text:span></text:p>
      <text:p text:style-name="P1">C) <text:span text:style-name="T6">Два</text:span><text:span text:style-name="T5"> объекта, </text:span><text:span text:style-name="T6">три ссылочные переменные.</text:span></text:p>
      <text:p text:style-name="P1">D) <text:span text:style-name="T6">Три</text:span><text:span text:style-name="T5"> объекта, </text:span><text:span text:style-name="T6">три ссылочные переменные.</text:span></text:p>
      <text:p text:style-name="P1">E) <text:span text:style-name="T6">Три</text:span><text:span text:style-name="T5"> объекта, </text:span><text:span text:style-name="T6">две ссылочные переменные.</text:span></text:p>
      <text:p text:style-name="P1"/>
      <text:p text:style-name="P1"/>
      <text:p text:style-name="P1">4. Как объекты передают сообщения в Java?</text:p>
      <text:p text:style-name="P1">A) <text:span text:style-name="T1">При помощи <text:s/>изменения полей друг друга</text:span>.</text:p>
      <text:p text:style-name="P1">B) <text:span text:style-name="T1">При помощи изменения статических переменных класса друг друга</text:span>.</text:p>
      <text:p text:style-name="P1">C) <text:span text:style-name="T1">При помощи вызова методов экземпляра друг друга</text:span>.</text:p>
      <text:p text:style-name="P1">D) <text:span text:style-name="T1">При помощи вызова статических методов класса друг друга</text:span>.</text:p>
      <text:p text:style-name="P1"><text:span text:style-name="T2">E) </text:span><text:span text:style-name="T1">Ни один ответ не верен</text:span><text:span text:style-name="T2">.</text:span><text:tab/><text:tab/></text:p>
      <text:p text:style-name="P1"/>
      <text:p text:style-name="P1"/>
      <text:p text:style-name="P2">5. Для указанного кода, какое утверждение верно?</text:p>
      <text:p text:style-name="P1"><text:s/><text:tab/>class A {</text:p>
      <text:p text:style-name="P1"><text:tab/><text:tab/>int value1;</text:p>
      <text:p text:style-name="P1"><text:tab/>} </text:p>
      <text:p text:style-name="P1"><text:tab/>class B extends A{</text:p>
      <text:p text:style-name="P1"><text:tab/><text:tab/>int value2;<text:tab/></text:p>
      <text:p text:style-name="P1"><text:tab/>}</text:p>
      <text:p text:style-name="P1">A) <text:span text:style-name="T7">Класс В — это суперкласс для класса А</text:span>.</text:p>
      <text:p text:style-name="P1">B) <text:span text:style-name="T7">Класс А наследуется от класса В</text:span>.</text:p>
      <text:p text:style-name="P1">C) <text:span text:style-name="T7">Класс В — это подкласс класса А</text:span>.</text:p>
      <text:p text:style-name="P1">D) <text:span text:style-name="T7">Объекты класса В имеют одно поле с именем <text:s/></text:span><text:span text:style-name="T1">value2.</text:span></text:p>
      <text:p text:style-name="P1"><text:span text:style-name="T2">E) </text:span><text:span text:style-name="T1">Ни один ответ не верен</text:span><text:span text:style-name="T2">.</text:span></text:p>
      <text:p text:style-name="P1"/>
      <text:p text:style-name="P1"/>
      <text:p text:style-name="P1"><text:span text:style-name="T8">6</text:span><text:span text:style-name="T1">. </text:span><text:span text:style-name="T8">Какую команду слудует использовать, чтобы </text:span><text:span text:style-name="T9">выполнить</text:span><text:span text:style-name="T8"> </text:span><text:span text:style-name="T9">метод main</text:span><text:span text:style-name="T8">, </text:span><text:span text:style-name="T9">класса с именем</text:span><text:span text:style-name="T8"> Prog.java</text:span><text:span text:style-name="T1">?</text:span></text:p>
      <text:p text:style-name="P1"><text:s/><text:tab/>public class Prog{</text:p>
      <text:p text:style-name="P1"><text:tab/><text:tab/>public static void main(String[] arg){</text:p>
      <text:p text:style-name="P3"><text:tab/><text:tab/><text:tab/>System.out.println(<text:span text:style-name="T10">"</text:span><text:span text:style-name="T8">Good luck</text:span><text:span text:style-name="T11">"</text:span>;</text:p>
      <text:p text:style-name="P1"><text:tab/><text:tab/>}</text:p>
      <text:p text:style-name="P1"><text:tab/>}</text:p>
      <text:p text:style-name="P1"/>
      <text:p text:style-name="P1">A) <text:span text:style-name="T9">java Prog</text:span></text:p>
      <text:p text:style-name="P1">B) <text:span text:style-name="T9">javac Prog</text:span></text:p>
      <text:p text:style-name="P1">C) <text:span text:style-name="T9">java Prog.java</text:span></text:p>
      <text:p text:style-name="P1">D) <text:span text:style-name="T9">java Prog.main()</text:span></text:p>
      <text:p text:style-name="P1"><text:span text:style-name="T2">E) </text:span><text:span text:style-name="T9">java Prog.class</text:span></text:p>
      <text:p text:style-name="P1"/>
      <text:p text:style-name="P1"/>
      <text:p text:style-name="P1"><text:span text:style-name="T8">6</text:span><text:span text:style-name="T1">. </text:span><text:span text:style-name="T9">Выб</text:span><text:span text:style-name="T127">е</text:span><text:span text:style-name="T9">р</text:span><text:span text:style-name="T127">и</text:span><text:span text:style-name="T9">те неверный идентификатор Java:</text:span></text:p>
      <text:p text:style-name="P1">A) <text:span text:style-name="T9">number</text:span></text:p>
      <text:p text:style-name="P1">B) <text:span text:style-name="T9">Number</text:span></text:p>
      <text:p text:style-name="P1">C) <text:span text:style-name="T9">NUMBER</text:span></text:p>
      <text:p text:style-name="P1">D) <text:span text:style-name="T9">num_100$</text:span></text:p>
      <text:p text:style-name="Standard"><text:span text:style-name="T128">E) </text:span><text:a xlink:type="simple" xlink:href="mailto:100$-for-@me" text:style-name="Internet_20_link" text:visited-style-name="Visited_20_Internet_20_Link"><text:span text:style-name="T129">100$-</text:span><text:span text:style-name="T130">for-me</text:span></text:a></text:p>
      <text:p text:style-name="P1"/>
      <text:p text:style-name="P1"/>
      <text:p text:style-name="P4"><text:span text:style-name="T156">7</text:span><text:span text:style-name="T1">. </text:span><text:span text:style-name="T157">Какая строка содержит несуществующиее ключевое слово Java</text:span><text:span text:style-name="T9">:</text:span></text:p>
      <text:p text:style-name="P4">A) <text:span text:style-name="T158">package public protected private <text:s/></text:span></text:p>
      <text:p text:style-name="P4">B) <text:span text:style-name="T159">char byte </text:span><text:span text:style-name="T158">int long float double void</text:span></text:p>
      <text:p text:style-name="P5">C)<text:span text:style-name="T160"> </text:span><text:span text:style-name="T161">val</text:span><text:span text:style-name="T158"> </text:span><text:span text:style-name="T159">volatile </text:span><text:span text:style-name="T161">var <text:s/></text:span><text:span text:style-name="T159">transient</text:span></text:p>
      <text:p text:style-name="P4">D) <text:span text:style-name="T162">все строки верны</text:span></text:p>
      <text:p text:style-name="P4"><text:span text:style-name="T2">E) </text:span><text:span text:style-name="T163">все </text:span><text:span text:style-name="T162">строк</text:span><text:span text:style-name="T164">и</text:span><text:span text:style-name="T162"> не верн</text:span><text:span text:style-name="T163">ы</text:span></text:p>
      <text:p text:style-name="P1"/>
      <text:p text:style-name="P6"><text:span text:style-name="T165">8</text:span><text:span text:style-name="T1">. </text:span><text:span text:style-name="T157">Какая строка содержит несуществующиее ключевое слово Java</text:span><text:span text:style-name="T9">:</text:span></text:p>
      <text:p text:style-name="P6">A) <text:span text:style-name="T158">try catch finally throw throws</text:span></text:p>
      <text:p text:style-name="P6">B) <text:span text:style-name="T162">abstract default final</text:span></text:p>
      <text:p text:style-name="P6">C)<text:span text:style-name="T160"> </text:span><text:span text:style-name="T162">finish</text:span><text:span text:style-name="T158"> </text:span></text:p>
      <text:p text:style-name="P6">D) <text:span text:style-name="T162">все строки верны</text:span></text:p>
      <text:p text:style-name="P6"><text:span text:style-name="T2">E) </text:span><text:span text:style-name="T163">все </text:span><text:span text:style-name="T162">строк</text:span><text:span text:style-name="T164">и</text:span><text:span text:style-name="T162"> не верн</text:span><text:span text:style-name="T163">ы</text:span></text:p>
      <text:p text:style-name="P6"/>
      <text:p text:style-name="P7"/>
      <text:p text:style-name="P8"><text:span text:style-name="T165">9</text:span><text:span text:style-name="T1">. </text:span><text:span text:style-name="T157">Какая строка содержит несуществующиее ключевое слово Java</text:span><text:span text:style-name="T9">:</text:span></text:p>
      <text:p text:style-name="P7">A) <text:span text:style-name="T163">i</text:span><text:span text:style-name="T160">f else for do while break continue</text:span></text:p>
      <text:p text:style-name="P9">B) <text:s/><text:span text:style-name="T158">bool </text:span><text:span text:style-name="T159">char byte </text:span><text:span text:style-name="T158">int long</text:span></text:p>
      <text:p text:style-name="P9">C)<text:span text:style-name="T160"> <text:s/></text:span><text:span text:style-name="T158">new </text:span><text:span text:style-name="T160">class interface extends implements</text:span></text:p>
      <text:p text:style-name="P7">D) <text:span text:style-name="T162">все строки верны</text:span></text:p>
      <text:p text:style-name="P9"><text:span text:style-name="T2">E) </text:span><text:span text:style-name="T163">все </text:span><text:span text:style-name="T162">строк</text:span><text:span text:style-name="T164">и</text:span><text:span text:style-name="T162"> не верн</text:span><text:span text:style-name="T163">ы</text:span></text:p>
      <text:p text:style-name="P1"/>
      <text:p text:style-name="P1"/>
      <text:p text:style-name="P1"><text:span text:style-name="T165">10</text:span><text:span text:style-name="T1">. </text:span><text:span text:style-name="T157">Какая строка содержит </text:span><text:span text:style-name="T156">константу </text:span><text:span text:style-name="T157">Java </text:span><text:span text:style-name="T156">целого типа?</text:span></text:p>
      <text:p text:style-name="P1">A) <text:span text:style-name="T156">2000</text:span></text:p>
      <text:p text:style-name="P1">B) <text:span text:style-name="T156">int</text:span></text:p>
      <text:p text:style-name="P3">C)<text:span text:style-name="T160"> </text:span><text:span text:style-name="T12">"</text:span><text:span text:style-name="T8">Good luck</text:span><text:span text:style-name="T11">"</text:span></text:p>
      <text:p text:style-name="P10">D) <text:span text:style-name="T10">'s'</text:span></text:p>
      <text:p text:style-name="P1"><text:span text:style-name="T2">E) </text:span><text:span text:style-name="T156">3.14</text:span></text:p>
      <text:p text:style-name="P1"/>
      <text:p text:style-name="P1"/>
      <text:p text:style-name="P1"><text:span text:style-name="T165">11</text:span><text:span text:style-name="T1">. </text:span><text:span text:style-name="T157">Какая строка содержит </text:span><text:span text:style-name="T166">логическую </text:span><text:span text:style-name="T156">константу </text:span><text:span text:style-name="T157">Java?</text:span></text:p>
      <text:p text:style-name="P1">A) <text:span text:style-name="T156">2000</text:span></text:p>
      <text:p text:style-name="P1">B) <text:span text:style-name="T156">true</text:span></text:p>
      <text:p text:style-name="P3">C)<text:span text:style-name="T160"> </text:span><text:span text:style-name="T12">"</text:span><text:span text:style-name="T8">Good luck</text:span><text:span text:style-name="T11">"</text:span></text:p>
      <text:p text:style-name="P1"><text:span text:style-name="T2">D) </text:span><text:span text:style-name="T10">'s'</text:span></text:p>
      <text:p text:style-name="P1"><text:span text:style-name="T2">E) </text:span><text:span text:style-name="T156">3.14</text:span></text:p>
      <text:p text:style-name="P1"/>
      <text:p text:style-name="P1"/>
      <text:p text:style-name="P11"><text:span text:style-name="T167">1</text:span><text:span text:style-name="T165">2</text:span><text:span text:style-name="T1">. </text:span><text:span text:style-name="T157">Какая строка содержит </text:span><text:span text:style-name="T167">вещественн</text:span><text:span text:style-name="T166">ую </text:span><text:span text:style-name="T156">константу </text:span><text:span text:style-name="T157">Java?</text:span></text:p>
      <text:p text:style-name="P10">A) <text:span text:style-name="T156">2000</text:span></text:p>
      <text:p text:style-name="P10">B) <text:span text:style-name="T156">true</text:span></text:p>
      <text:p text:style-name="P3">C)<text:span text:style-name="T160"> </text:span><text:span text:style-name="T12">"</text:span><text:span text:style-name="T8">Good luck</text:span><text:span text:style-name="T11">"</text:span></text:p>
      <text:p text:style-name="P10"><text:span text:style-name="T2">D) </text:span><text:span text:style-name="T10">'s'</text:span></text:p>
      <text:p text:style-name="P10"><text:span text:style-name="T2">E) </text:span><text:span text:style-name="T156">3.14</text:span></text:p>
      <text:p text:style-name="P10"/>
      <text:p text:style-name="P11"/>
      <text:p text:style-name="P11"><text:span text:style-name="T167">1</text:span><text:span text:style-name="T165">3</text:span><text:span text:style-name="T1">. </text:span><text:span text:style-name="T157">Какая строка содержит </text:span><text:span text:style-name="T167">строков</text:span><text:span text:style-name="T166">ую</text:span><text:span text:style-name="T167"> </text:span><text:span text:style-name="T156">константу </text:span><text:span text:style-name="T157">Java?</text:span></text:p>
      <text:p text:style-name="P10">A) <text:span text:style-name="T156">2000</text:span></text:p>
      <text:p text:style-name="P10">B) <text:span text:style-name="T156">true</text:span></text:p>
      <text:p text:style-name="P3">C)<text:span text:style-name="T160"> </text:span><text:span text:style-name="T12">"</text:span><text:span text:style-name="T8">Good luck</text:span><text:span text:style-name="T11">"</text:span></text:p>
      <text:p text:style-name="P10"><text:span text:style-name="T2">D) </text:span><text:span text:style-name="T10">'s'</text:span></text:p>
      <text:p text:style-name="P10"><text:span text:style-name="T2">E) </text:span><text:span text:style-name="T156">3.14</text:span></text:p>
      <text:p text:style-name="P10"/>
      <text:p text:style-name="P11"/>
      <text:p text:style-name="P11"><text:span text:style-name="T167">1</text:span><text:span text:style-name="T165">4</text:span><text:span text:style-name="T1">. </text:span><text:span text:style-name="T157">Какая строка содержит </text:span><text:span text:style-name="T168">символьную</text:span><text:span text:style-name="T167"> </text:span><text:span text:style-name="T156">константу </text:span><text:span text:style-name="T157">Java?</text:span></text:p>
      <text:p text:style-name="P11">A) <text:span text:style-name="T156">2000</text:span></text:p>
      <text:p text:style-name="P11">B) <text:span text:style-name="T156">true</text:span></text:p>
      <text:p text:style-name="P3">C)<text:span text:style-name="T160"> </text:span><text:span text:style-name="T10">"</text:span><text:span text:style-name="T8">Good luck</text:span><text:span text:style-name="T11">"</text:span></text:p>
      <text:p text:style-name="P11"><text:span text:style-name="T2">D) </text:span><text:span text:style-name="T10">'s'</text:span></text:p>
      <text:p text:style-name="P11"><text:span text:style-name="T2">E) </text:span><text:span text:style-name="T156">3.14</text:span></text:p>
      <text:p text:style-name="P11"/>
      <text:p text:style-name="P11"/>
      <text:p text:style-name="P11"><text:span text:style-name="T167">1</text:span><text:span text:style-name="T165">5</text:span><text:span text:style-name="T1">. </text:span><text:span text:style-name="T169">В какой строке указан тип Java не являющийся примитивным</text:span><text:span text:style-name="T9">:</text:span></text:p>
      <text:p text:style-name="P11">A) <text:span text:style-name="T166">byte, int, long </text:span></text:p>
      <text:p text:style-name="P11">B) <text:span text:style-name="T166">floa</text:span><text:span text:style-name="T168">t</text:span><text:span text:style-name="T166">, double,</text:span></text:p>
      <text:p text:style-name="P11">C) <text:span text:style-name="T166">boolean,</text:span></text:p>
      <text:p text:style-name="P12"><text:soft-page-break/><text:span text:style-name="T2">D) </text:span><text:span text:style-name="T13">char</text:span><text:span text:style-name="T14">, <text:s/></text:span><text:span text:style-name="T13">String</text:span></text:p>
      <text:p text:style-name="P11"><text:span text:style-name="T2">E) </text:span><text:span text:style-name="T169">все строки верны.</text:span></text:p>
      <text:p text:style-name="P13"/>
      <text:p text:style-name="P13"/>
      <text:p text:style-name="P14"><text:span text:style-name="T167">1</text:span><text:span text:style-name="T165">6</text:span><text:span text:style-name="T1">. </text:span><text:span text:style-name="T127">Какая из следующих строк содержит правильн</text:span><text:span text:style-name="T170">ое</text:span><text:span text:style-name="T127"> объявления </text:span><text:span text:style-name="T170">Java</text:span><text:span text:style-name="T127">?</text:span><text:span text:style-name="T9">:</text:span></text:p>
      <text:p text:style-name="P15">A) <text:span text:style-name="T170">char </text:span><text:span text:style-name="T15">'s' = 's';</text:span><text:span text:style-name="T166"> </text:span></text:p>
      <text:p text:style-name="P15">B) <text:span text:style-name="T170">char a = </text:span><text:span text:style-name="T15">'\u0061'</text:span></text:p>
      <text:p text:style-name="P14">C) <text:span text:style-name="T166">boolean </text:span><text:span text:style-name="T170">b = TRUE;</text:span></text:p>
      <text:p text:style-name="P14"><text:span text:style-name="T2">D) </text:span><text:span text:style-name="T170">e:</text:span><text:span text:style-name="T15">int = 315;</text:span></text:p>
      <text:p text:style-name="P14"><text:span text:style-name="T2">E) </text:span><text:span text:style-name="T170">new int a = 22;</text:span></text:p>
      <text:p text:style-name="P14"/>
      <text:p text:style-name="P14"/>
      <text:p text:style-name="P16">1<text:span text:style-name="T165">7</text:span>. Данный код находится внутри метода:</text:p>
      <text:p text:style-name="P16"><text:tab/>int a, b;</text:p>
      <text:p text:style-name="P16"><text:tab/>a = 13</text:p>
      <text:p text:style-name="P16">Какое утверждение верно?</text:p>
      <text:p text:style-name="P15">A) <text:span text:style-name="T170">Локальная переменная a не объявлена.</text:span><text:span text:style-name="T166"> </text:span></text:p>
      <text:p text:style-name="P15">B) <text:span text:style-name="T14">Локальная переменная b не объявлена.</text:span></text:p>
      <text:p text:style-name="P15">C) <text:span text:style-name="T169">Локальная переменная a не инициированна.</text:span></text:p>
      <text:p text:style-name="P12"><text:span text:style-name="T2">D) </text:span><text:span text:style-name="T169">Локальная переменная b не инициированна.</text:span></text:p>
      <text:p text:style-name="P15"><text:span text:style-name="T2">E) </text:span><text:span text:style-name="T169">Все утверждения верны.</text:span></text:p>
      <text:p text:style-name="P15"/>
      <text:p text:style-name="P15"/>
      <text:p text:style-name="P17">1<text:span text:style-name="T165">8</text:span>. <text:span text:style-name="T171">Какое утверждение не верно?</text:span></text:p>
      <text:p text:style-name="P18">A) <text:span text:style-name="T171">Объявленная переменная типа int по умолчанию имеет значение 0</text:span><text:span text:style-name="T170">.</text:span><text:span text:style-name="T166"> </text:span></text:p>
      <text:p text:style-name="P18">B) <text:span text:style-name="T16">Объявленная переменная типа char по умолчанию имеет значение </text:span><text:span text:style-name="T15">'\u0</text:span><text:span text:style-name="T16">000</text:span><text:span text:style-name="T15">'.</text:span><text:span text:style-name="T13"> </text:span></text:p>
      <text:p text:style-name="P18">C) <text:span text:style-name="T16">Объявленная переменная типа float по умолчанию имеет значение 0.0F</text:span><text:span text:style-name="T15">.</text:span><text:span text:style-name="T13"> </text:span></text:p>
      <text:p text:style-name="P3"><text:span text:style-name="T2">D) </text:span><text:span text:style-name="T16">Объявленная переменная типа </text:span><text:span text:style-name="T17">String</text:span><text:span text:style-name="T16"> по умолчанию имеет значение ""</text:span><text:span text:style-name="T15">.</text:span><text:span text:style-name="T13"> </text:span></text:p>
      <text:p text:style-name="P19"><text:span text:style-name="T2">E) </text:span><text:span text:style-name="T16">Объявленная переменная типа </text:span><text:span text:style-name="T17">String</text:span><text:span text:style-name="T16"> по умолчанию имеет значение </text:span><text:span text:style-name="T18">null</text:span><text:span text:style-name="T15">.</text:span><text:span text:style-name="T13"> </text:span></text:p>
      <text:p text:style-name="P13"/>
      <text:p text:style-name="P13"/>
      <text:p text:style-name="P3"><text:span text:style-name="T170">1</text:span><text:span text:style-name="T165">9</text:span><text:span text:style-name="T170">. </text:span><text:span text:style-name="T171">Какое </text:span><text:span text:style-name="T172">объявление метода main() правильно, если необходимо запустить Java-приложение на выполнение.</text:span></text:p>
      <text:p text:style-name="P19">A) <text:span text:style-name="T172">static void main(String[] args)</text:span><text:span text:style-name="T166"> </text:span></text:p>
      <text:p text:style-name="P20">B) <text:span text:style-name="T19">public static int main(</text:span><text:span text:style-name="T18">String[] args</text:span><text:span text:style-name="T19">)</text:span></text:p>
      <text:p text:style-name="P20">C) <text:span text:style-name="T19">public static void main(</text:span><text:span text:style-name="T18">String[] args</text:span><text:span text:style-name="T19">)</text:span></text:p>
      <text:p text:style-name="P20"><text:span text:style-name="T2">D) </text:span><text:span text:style-name="T19">public static void main(</text:span><text:span text:style-name="T18">String[] args, </text:span><text:span text:style-name="T19">int args)</text:span></text:p>
      <text:p text:style-name="P19"><text:span text:style-name="T2">E) </text:span><text:span text:style-name="T16">Объявленная переменная типа </text:span><text:span text:style-name="T17">String</text:span><text:span text:style-name="T16"> по умолчанию имеет значение </text:span><text:span text:style-name="T18">null</text:span><text:span text:style-name="T15">.</text:span><text:span text:style-name="T13"> </text:span></text:p>
      <text:p text:style-name="P19"><text:span text:style-name="T13"/></text:p>
      <text:p text:style-name="P19"><text:span text:style-name="T13"/></text:p>
      <text:p text:style-name="P20"><text:span text:style-name="T165">20</text:span><text:span text:style-name="T170">. </text:span><text:span text:style-name="T171">Как</text:span><text:span text:style-name="T173">ой из операторов относится к операторам сдвига?</text:span></text:p>
      <text:p text:style-name="P20">A) &lt;&lt;</text:p>
      <text:p text:style-name="P20">B) <text:span text:style-name="T20">+</text:span></text:p>
      <text:p text:style-name="P20">C) <text:span text:style-name="T20">&gt;=</text:span></text:p>
      <text:p text:style-name="P20"><text:span text:style-name="T2">D) </text:span><text:span text:style-name="T20">==</text:span></text:p>
      <text:p text:style-name="P20"><text:span text:style-name="T21">E) </text:span><text:span text:style-name="T20">^</text:span></text:p>
      <text:p text:style-name="P20"><text:span text:style-name="T20"/></text:p>
      <text:p text:style-name="P20"><text:span text:style-name="T20"/></text:p>
      <text:p text:style-name="P21"><text:span text:style-name="T165">21</text:span><text:span text:style-name="T170">. </text:span><text:span text:style-name="T171">Как</text:span><text:span text:style-name="T173">ой из операторов относится к операторам присваивания?</text:span></text:p>
      <text:p text:style-name="P21">A) <text:span text:style-name="T173">+=</text:span></text:p>
      <text:p text:style-name="P21">B) &gt;<text:span text:style-name="T20">=</text:span></text:p>
      <text:p text:style-name="P21">C) <text:span text:style-name="T20">==</text:span></text:p>
      <text:p text:style-name="P21"><text:soft-page-break/><text:span text:style-name="T2">D) </text:span><text:span text:style-name="T20">!=</text:span></text:p>
      <text:p text:style-name="P21"><text:span text:style-name="T21">E) </text:span><text:span text:style-name="T20">?:</text:span></text:p>
      <text:p text:style-name="P21"><text:span text:style-name="T20"/></text:p>
      <text:p text:style-name="P21"><text:span text:style-name="T20"/></text:p>
      <text:p text:style-name="P22"><text:span text:style-name="T165">22</text:span><text:span text:style-name="T170">. </text:span><text:span text:style-name="T171">Как</text:span><text:span text:style-name="T173">ой из операторов </text:span><text:span text:style-name="T174">является <text:s/>постфиксным оператором (выполняется после вычисления всего выражения)</text:span></text:p>
      <text:p text:style-name="P22">A) <text:span text:style-name="T174">i ++</text:span></text:p>
      <text:p text:style-name="P22">B) <text:span text:style-name="T174">++ i</text:span></text:p>
      <text:p text:style-name="P22">C) <text:span text:style-name="T22">! i</text:span></text:p>
      <text:p text:style-name="P22"><text:span text:style-name="T2">D) </text:span><text:span text:style-name="T23">[i]</text:span></text:p>
      <text:p text:style-name="P22"><text:span text:style-name="T21">E) <text:s/></text:span><text:span text:style-name="T23">i.</text:span></text:p>
      <text:p text:style-name="P22"><text:span text:style-name="T20"/></text:p>
      <text:p text:style-name="P22"><text:span text:style-name="T20"/></text:p>
      <text:p text:style-name="P23"><text:span text:style-name="T165">23</text:span><text:span text:style-name="T170">. </text:span><text:span text:style-name="T171">Как</text:span><text:span text:style-name="T173">ой из </text:span><text:span text:style-name="T175">используемых ниже </text:span><text:span text:style-name="T173">операторов </text:span><text:span text:style-name="T174">является <text:s/></text:span><text:span text:style-name="T175">префиксным</text:span><text:span text:style-name="T174"> оператором (выполняется </text:span><text:span text:style-name="T175">до</text:span><text:span text:style-name="T174"> </text:span><text:span text:style-name="T175">начала </text:span><text:span text:style-name="T174">вычисления всего выражения)</text:span></text:p>
      <text:p text:style-name="P23">A) <text:span text:style-name="T175">[</text:span><text:span text:style-name="T174">i</text:span><text:span text:style-name="T175">]</text:span></text:p>
      <text:p text:style-name="P23">B) <text:span text:style-name="T174">i</text:span><text:span text:style-name="T175">++</text:span></text:p>
      <text:p text:style-name="P23">C) <text:span text:style-name="T22">i--</text:span></text:p>
      <text:p text:style-name="P23"><text:span text:style-name="T2">D) </text:span><text:span text:style-name="T175">i**</text:span></text:p>
      <text:p text:style-name="P23"><text:span text:style-name="T21">E) <text:s/></text:span><text:span text:style-name="T23">i?:</text:span></text:p>
      <text:p text:style-name="P23"><text:span text:style-name="T23"/></text:p>
      <text:p text:style-name="P23"><text:span text:style-name="T23"/></text:p>
      <text:p text:style-name="P23"><text:span text:style-name="T165">24</text:span><text:span text:style-name="T170">. </text:span><text:span text:style-name="T171">Как</text:span><text:span text:style-name="T173">ой из </text:span><text:span text:style-name="T175">используемых ниже </text:span><text:span text:style-name="T174">является <text:s/></text:span><text:span text:style-name="T175">префиксным</text:span><text:span text:style-name="T174"> оператором (выполняется </text:span><text:span text:style-name="T175">до</text:span><text:span text:style-name="T174"> </text:span><text:span text:style-name="T175">начала </text:span><text:span text:style-name="T174">вычисления всего выражения)</text:span></text:p>
      <text:p text:style-name="P23">A) <text:span text:style-name="T175">[</text:span><text:span text:style-name="T174">i</text:span><text:span text:style-name="T175">]</text:span></text:p>
      <text:p text:style-name="P23">B) <text:span text:style-name="T174">i</text:span><text:span text:style-name="T175">++</text:span></text:p>
      <text:p text:style-name="P23">C) <text:span text:style-name="T22">i--</text:span></text:p>
      <text:p text:style-name="P23"><text:span text:style-name="T2">D) </text:span><text:span text:style-name="T175">i**</text:span></text:p>
      <text:p text:style-name="P23"><text:span text:style-name="T21">E) <text:s/></text:span><text:span text:style-name="T23">i?:</text:span></text:p>
      <text:p text:style-name="P13"><text:span text:style-name="T23"/></text:p>
      <text:p text:style-name="P13"><text:span text:style-name="T23"/></text:p>
      <text:p text:style-name="P23"><text:span text:style-name="T165">25</text:span><text:span text:style-name="T170">. </text:span><text:span text:style-name="T176">Какое утверждение неверно? </text:span><text:span text:style-name="T24">Операнды в операторах выполняются:</text:span></text:p>
      <text:p text:style-name="P24">A) <text:span text:style-name="T177">слева-направо</text:span></text:p>
      <text:p text:style-name="P24">B) <text:span text:style-name="T177">справа-налево</text:span></text:p>
      <text:p text:style-name="P24">C) <text:span text:style-name="T24">все операнды операторов полностью вычисляются до применения к ним операторов, за исключением логических операторов <text:s/>&amp;&amp;, <text:s/>| |, <text:s text:c="2"/>?: <text:s/></text:span></text:p>
      <text:p text:style-name="P24"><text:span text:style-name="T2">D) </text:span><text:span text:style-name="T176">операторы в круглых скобках имееют приоритет в выполнении</text:span></text:p>
      <text:p text:style-name="P24"><text:span text:style-name="T21">E) <text:s/></text:span><text:span text:style-name="T25">Двоичные операторы + и — имеют левую ассоциативность.</text:span></text:p>
      <text:p text:style-name="P24"><text:span text:style-name="T25"/></text:p>
      <text:p text:style-name="P24"><text:span text:style-name="T25"/></text:p>
      <text:p text:style-name="P25"><text:span text:style-name="T165">26</text:span><text:span text:style-name="T170">. </text:span><text:span text:style-name="T176">Какое утверждение неверно? </text:span><text:span text:style-name="T24">Операнды в операторах выполняются:</text:span></text:p>
      <text:p text:style-name="P25">A) <text:span text:style-name="T177">слева-направо</text:span></text:p>
      <text:p text:style-name="P25">B) <text:span text:style-name="T177">справа-налево</text:span></text:p>
      <text:p text:style-name="P25">C) <text:span text:style-name="T24">все операнды операторов полностью вычисляются до применения к ним операторов, за исключением логических операторов <text:s/>&amp;&amp;, <text:s/>| |, <text:s text:c="2"/>?: <text:s/></text:span></text:p>
      <text:p text:style-name="P25"><text:span text:style-name="T2">D) </text:span><text:span text:style-name="T176">операторы в круглых скобках имееют приоритет в выполнении</text:span></text:p>
      <text:p text:style-name="P25"><text:span text:style-name="T21">E) <text:s/></text:span><text:span text:style-name="T25">Двоичные операторы + и — имеют левую ассоциативность.</text:span></text:p>
      <text:p text:style-name="P25"><text:span text:style-name="T25"/></text:p>
      <text:p text:style-name="P25"><text:span text:style-name="T25"/></text:p>
      <text:p text:style-name="P25"><text:span text:style-name="T165">27</text:span><text:span text:style-name="T170">. </text:span><text:span text:style-name="T176">Какое </text:span><text:span text:style-name="T26">преобразование типа не является расширяющим примитивным преобразованием, то есть приводит к потере точности?</text:span></text:p>
      <text:p text:style-name="P26"><text:span text:style-name="T10"><text:tab/>char ch = <text:s text:c="2"/></text:span><text:span text:style-name="T15">'\u00</text:span><text:span text:style-name="T27">42</text:span><text:span text:style-name="T15">'</text:span><text:span text:style-name="T10"> </text:span></text:p>
      <text:p text:style-name="P107"><text:soft-page-break/><text:tab/>int a = 12;</text:p>
      <text:p text:style-name="P107"><text:tab/>double d = 3.14</text:p>
      <text:p text:style-name="P107"><text:tab/>float f = 3.14f <text:s text:c="2"/></text:p>
      <text:p text:style-name="P25">A) <text:span text:style-name="T178">(int) </text:span><text:span text:style-name="T179">ch</text:span></text:p>
      <text:p text:style-name="P25">B) <text:span text:style-name="T179">(double) f</text:span></text:p>
      <text:p text:style-name="P25">C) <text:span text:style-name="T179">(float)</text:span><text:span text:style-name="T24"> </text:span><text:span text:style-name="T27">ch</text:span><text:span text:style-name="T24"> <text:s/></text:span></text:p>
      <text:p text:style-name="P25"><text:span text:style-name="T2">D) </text:span><text:span text:style-name="T179">(int) f</text:span></text:p>
      <text:p text:style-name="P25"><text:span text:style-name="T21">E) <text:s/></text:span><text:span text:style-name="T27">(float) a</text:span></text:p>
      <text:p text:style-name="P1"/>
      <text:p text:style-name="P28"/>
      <text:p text:style-name="P28"><text:span text:style-name="T180">26</text:span><text:span text:style-name="T170">. </text:span><text:span text:style-name="T181">Какое значение будет храниться в переменной </text:span><text:span text:style-name="T182">i</text:span><text:span text:style-name="T181"> в конце этого выражения</text:span><text:span text:style-name="T26">?</text:span></text:p>
      <text:p text:style-name="P27"><text:span text:style-name="T10"><text:tab/></text:span><text:bookmark-start text:name="__DdeLink__1321_965068550"/><text:span text:style-name="T28">char c = </text:span><text:span text:style-name="T10"><text:s/></text:span><text:span text:style-name="T15">'\u00</text:span><text:span text:style-name="T27">42</text:span><text:span text:style-name="T15">'</text:span><text:span text:style-name="T10"> </text:span></text:p>
      <text:p text:style-name="P27"><text:span text:style-name="T10"><text:tab/></text:span><text:span text:style-name="T28">int i = 52</text:span></text:p>
      <text:p text:style-name="P108"><text:tab/>byte b = 0x16 <text:bookmark-end text:name="__DdeLink__1321_965068550"/></text:p>
      <text:p text:style-name="P29"><text:span text:style-name="T28"><text:tab/></text:span><text:bookmark-start text:name="__DdeLink__1323_965068550"/><text:span text:style-name="T29">c = (</text:span><text:span text:style-name="T10">char) </text:span><text:span text:style-name="T29">b</text:span></text:p>
      <text:p text:style-name="P109"><text:tab/>i = c</text:p>
      <text:p text:style-name="P109"><text:tab/>i = b<text:bookmark-end text:name="__DdeLink__1323_965068550"/></text:p>
      <text:p text:style-name="P30">A) <text:span text:style-name="T182">42</text:span></text:p>
      <text:p text:style-name="P30">B) <text:span text:style-name="T182">16</text:span></text:p>
      <text:p text:style-name="P30">C) <text:span text:style-name="T29">52</text:span></text:p>
      <text:p text:style-name="P30"><text:span text:style-name="T2">D) </text:span><text:span text:style-name="T179">22</text:span></text:p>
      <text:p text:style-name="P31"><text:span text:style-name="T21">E) </text:span><text:span text:style-name="T29">32</text:span></text:p>
      <text:p text:style-name="P31"><text:span text:style-name="T29"/></text:p>
      <text:p text:style-name="P31"><text:span text:style-name="T29"/></text:p>
      <text:p text:style-name="P32"><text:span text:style-name="T180">27</text:span><text:span text:style-name="T170">. </text:span><text:span text:style-name="T181">Как</text:span><text:span text:style-name="T183">им </text:span><text:span text:style-name="T184">вариант преобразования символа </text:span><text:bookmark-start text:name="__DdeLink__1351_965068550"/><text:span text:style-name="T184">char с = <text:s/></text:span><text:span text:style-name="T26"><text:s/></text:span><text:span text:style-name="T15">'</text:span><text:span text:style-name="T30">B</text:span><text:span text:style-name="T15">'</text:span><text:span text:style-name="T26"> <text:s/></text:span><text:bookmark-end text:name="__DdeLink__1351_965068550"/><text:span text:style-name="T30">в тип int является самым простым и правильным</text:span><text:span text:style-name="T26">?</text:span></text:p>
      <text:p text:style-name="P32"><text:bookmark-start text:name="__DdeLink__1349_965068550"/>A) <text:span text:style-name="T30">i</text:span><text:span text:style-name="T31">nt </text:span><text:span text:style-name="T30">a = c </text:span></text:p>
      <text:p text:style-name="P32">B) <text:span text:style-name="T31">int </text:span><text:span text:style-name="T30">a</text:span><text:span text:style-name="T31"> = </text:span><text:span text:style-name="T30">(int)</text:span><text:span text:style-name="T31"> </text:span><text:span text:style-name="T30">c</text:span></text:p>
      <text:p text:style-name="P32">C) <text:span text:style-name="T31">int </text:span><text:span text:style-name="T30">a</text:span><text:span text:style-name="T31"> = </text:span><text:span text:style-name="T30">Character.getNumericValue(</text:span><text:span text:style-name="T31"> </text:span><text:span text:style-name="T30">c )</text:span><text:bookmark-end text:name="__DdeLink__1349_965068550"/></text:p>
      <text:p text:style-name="P32"><text:span text:style-name="T2">D) </text:span><text:span text:style-name="T27">int </text:span><text:span text:style-name="T10">a = Integer.valueOf( c);</text:span></text:p>
      <text:p text:style-name="P32"><text:span text:style-name="T21">E) </text:span><text:span text:style-name="T32">int a = 42</text:span></text:p>
      <text:p text:style-name="P32"><text:span text:style-name="T29"/></text:p>
      <text:p text:style-name="P32"><text:span text:style-name="T29"/></text:p>
      <text:p text:style-name="P31"><text:span text:style-name="T180">28</text:span><text:span text:style-name="T170">. </text:span><text:span text:style-name="T33">Для каких вычислений не будет использована вещественная арифметика?</text:span></text:p>
      <text:p text:style-name="P33"><text:bookmark-start text:name="__DdeLink__1349_965068550 Копия 1"/>A) <text:span text:style-name="T185">2.0 * 3.0</text:span><text:span text:style-name="T30"> = c </text:span></text:p>
      <text:p text:style-name="P33">B) <text:span text:style-name="T33">2 * 3</text:span></text:p>
      <text:p text:style-name="P33">C) <text:bookmark-end text:name="__DdeLink__1349_965068550 Копия 1"/><text:span text:style-name="T33">2 / 7 + 3 / 7</text:span></text:p>
      <text:p text:style-name="P33"><text:span text:style-name="T2">D) </text:span><text:span text:style-name="T33">2.4 + 3.6</text:span></text:p>
      <text:p text:style-name="P33"><text:span text:style-name="T21">E) </text:span><text:span text:style-name="T33">0x10 * 300.0</text:span></text:p>
      <text:p text:style-name="P33"><text:span text:style-name="T33"/></text:p>
      <text:p text:style-name="P33"><text:span text:style-name="T33"/></text:p>
      <text:p text:style-name="P33"><text:span text:style-name="T180">29</text:span><text:span text:style-name="T170">. </text:span><text:span text:style-name="T185">Каким будет значение выражения (1 / 2 + 3 / 2 + 0.1)</text:span><text:span text:style-name="T33">?</text:span></text:p>
      <text:p text:style-name="P33"><text:bookmark-start text:name="__DdeLink__1349_965068550 Копия 1 Копия 1"/>A) <text:span text:style-name="T185">1</text:span></text:p>
      <text:p text:style-name="P33">B) <text:span text:style-name="T33">1.1</text:span></text:p>
      <text:p text:style-name="P33">C) <text:bookmark-end text:name="__DdeLink__1349_965068550 Копия 1 Копия 1"/><text:span text:style-name="T33">1.6</text:span></text:p>
      <text:p text:style-name="P33"><text:span text:style-name="T2">D) </text:span><text:span text:style-name="T34">2</text:span></text:p>
      <text:p text:style-name="P33"><text:span text:style-name="T21">E) </text:span><text:span text:style-name="T34">2.1</text:span></text:p>
      <text:p text:style-name="P33"><text:span text:style-name="T34"/></text:p>
      <text:p text:style-name="P110"><text:span text:style-name="T180">30</text:span> Какая неверная строка первой вызовет ошибку на этапе компиляции следующей программы?</text:p>
      <text:p text:style-name="P134" loext:marker-style-name="T186"><text:span text:style-name="T10">public class Main {<text:line-break/> <text:s text:c="3"/>public static void main(String[] args) {<text:line-break/></text:span><text:soft-page-break/><text:span text:style-name="T10"> <text:s text:c="7"/>char c;<text:line-break/> <text:s text:c="7"/>int i;<text:line-break/> </text:span><text:span text:style-name="T35">A)</text:span><text:span text:style-name="T10"> <text:s text:c="4"/>c = 'a';<text:line-break/> </text:span><text:span text:style-name="T35">B)</text:span><text:span text:style-name="T10"> <text:s text:c="4"/>i = c;<text:line-break/> </text:span><text:span text:style-name="T35">C)</text:span><text:span text:style-name="T10"> <text:s text:c="4"/>i++;<text:line-break/> </text:span><text:span text:style-name="T35">D)</text:span><text:span text:style-name="T10"> <text:s text:c="4"/>c = i;<text:line-break/> </text:span><text:span text:style-name="T35">E)</text:span><text:span text:style-name="T10"> <text:s text:c="4"/>c++;</text:span></text:p>
      <text:p text:style-name="P34"><text:span text:style-name="T10"/></text:p>
      <text:p text:style-name="P35"><text:span text:style-name="T36">31</text:span><text:span text:style-name="T34"> </text:span><text:span text:style-name="T37">Значением к</text:span><text:span text:style-name="T34">ак</text:span><text:span text:style-name="T37">о</text:span><text:span text:style-name="T36">го</text:span><text:span text:style-name="T37"> из следующий выражений будет true</text:span><text:span text:style-name="T34">?</text:span><text:span text:style-name="T10"><text:line-break/> </text:span><text:span text:style-name="T35">A)</text:span><text:span text:style-name="T10"> <text:s text:c="4"/></text:span><text:bookmark-start text:name="__DdeLink__1482_965068550"/><text:span text:style-name="T37">( true </text:span><text:span text:style-name="T38">&amp;</text:span><text:span text:style-name="T37"> false )</text:span><text:bookmark-end text:name="__DdeLink__1482_965068550"/><text:span text:style-name="T10"><text:line-break/> </text:span><text:span text:style-name="T35">B)</text:span><text:span text:style-name="T10"> <text:s text:c="4"/></text:span><text:span text:style-name="T37">( null != null )</text:span><text:span text:style-name="T10"><text:line-break/> </text:span><text:span text:style-name="T35">C)</text:span><text:span text:style-name="T10"> <text:s text:c="4"/></text:span><text:span text:style-name="T37">( 4&lt;=4)</text:span><text:span text:style-name="T10"><text:line-break/> </text:span><text:span text:style-name="T35">D)</text:span><text:span text:style-name="T10"> <text:s text:c="4"/></text:span><text:span text:style-name="T38">( ! true )</text:span><text:span text:style-name="T10"><text:line-break/> </text:span><text:span text:style-name="T35">E)</text:span><text:span text:style-name="T10"> <text:s text:c="4"/></text:span><text:span text:style-name="T38">( true &amp;&amp; false)</text:span></text:p>
      <text:p text:style-name="P35"><text:span text:style-name="T38"/></text:p>
      <text:p text:style-name="P36"><text:span text:style-name="T36">3</text:span><text:span text:style-name="T39">2</text:span><text:span text:style-name="T38"> Како</text:span><text:span text:style-name="T39">е</text:span><text:span text:style-name="T38"> значение будет </text:span><text:span text:style-name="T39">сохранено в переменной v2 в</text:span><text:span text:style-name="T38"> результат</text:span><text:span text:style-name="T39">е</text:span><text:span text:style-name="T38"> выполнения следующего кода</text:span><text:span text:style-name="T34">?</text:span></text:p>
      <text:p text:style-name="P36"><text:span text:style-name="T34"><text:tab/></text:span><text:bookmark-start text:name="__DdeLink__3410_1337009272"/><text:span text:style-name="T38">char v1 = '</text:span><text:span text:style-name="T40">)</text:span><text:span text:style-name="T38">'; // значение Unicode 41</text:span></text:p>
      <text:p text:style-name="P37"><text:span text:style-name="T38"><text:tab/></text:span><text:bookmark-end text:name="__DdeLink__3410_1337009272"/><text:span text:style-name="T41">String </text:span><text:span text:style-name="T39">v</text:span><text:span text:style-name="T41">2 =</text:span><text:span text:style-name="T38"> Integer.toBinaryString(v</text:span><text:span text:style-name="T39">1</text:span><text:span text:style-name="T38">);<text:line-break/> </text:span><text:span text:style-name="T35">A)</text:span><text:span text:style-name="T38"><text:tab/></text:span><text:span text:style-name="T39">"</text:span><text:span text:style-name="T41">41</text:span><text:span text:style-name="T39">"</text:span><text:span text:style-name="T38"><text:line-break/> </text:span><text:span text:style-name="T35">B)</text:span><text:span text:style-name="T38"><text:tab/></text:span><text:span text:style-name="T39">"</text:span><text:bookmark-start text:name="__DdeLink__1482_965068550 Копия 1 Копия 2"/><text:span text:style-name="T39">1</text:span><text:bookmark-end text:name="__DdeLink__1482_965068550 Копия 1 Копия 2"/><text:span text:style-name="T39">1111111"</text:span><text:span text:style-name="T38"><text:line-break/> </text:span><text:span text:style-name="T35">C)</text:span><text:span text:style-name="T38"><text:tab/></text:span><text:span text:style-name="T39">"</text:span><text:bookmark-start text:name="__DdeLink__1482_965068550 Копия 1 Копия 3"/><text:span text:style-name="T39">1</text:span><text:bookmark-end text:name="__DdeLink__1482_965068550 Копия 1 Копия 3"/><text:span text:style-name="T39">1</text:span><text:span text:style-name="T41">0</text:span><text:span text:style-name="T39">1"</text:span><text:span text:style-name="T38"><text:line-break/> </text:span><text:span text:style-name="T35">D</text:span><text:span text:style-name="T42">)</text:span><text:span text:style-name="T38"><text:tab/></text:span><text:span text:style-name="T39">"101001"</text:span><text:span text:style-name="T38"><text:line-break/> </text:span><text:span text:style-name="T35">E)</text:span><text:span text:style-name="T38"><text:tab/></text:span><text:span text:style-name="T39">":</text:span><text:span text:style-name="T40">)</text:span><text:span text:style-name="T39">"</text:span></text:p>
      <text:p text:style-name="P37"><text:span text:style-name="T39"/></text:p>
      <text:p text:style-name="P115"><text:span text:style-name="T36">3</text:span><text:span text:style-name="T43">3</text:span><text:span text:style-name="T38"> Како</text:span><text:span text:style-name="T39">е</text:span><text:span text:style-name="T38"> значение будет </text:span><text:span text:style-name="T39">сохранено в переменной v2 в</text:span><text:span text:style-name="T38"> результат</text:span><text:span text:style-name="T39">е</text:span><text:span text:style-name="T38"> выполнения следующего кода</text:span><text:span text:style-name="T34">?</text:span></text:p>
      <text:p text:style-name="P115"><text:span text:style-name="T34"><text:tab/></text:span><text:span text:style-name="T38">byte</text:span><text:bookmark-start text:name="__DdeLink__3410_1337009272 Копия 2"/><text:span text:style-name="T38"> v1 = </text:span><text:span text:style-name="T43">13</text:span><text:span text:style-name="T38">; </text:span></text:p>
      <text:p text:style-name="P116"><text:span text:style-name="T38"><text:tab/></text:span><text:bookmark-end text:name="__DdeLink__3410_1337009272 Копия 2"/><text:span text:style-name="T41">String </text:span><text:span text:style-name="T39">v</text:span><text:span text:style-name="T41">2 =</text:span><text:span text:style-name="T38"> Integer.toBinaryString(v</text:span><text:span text:style-name="T39">1</text:span><text:span text:style-name="T38">);<text:line-break/> </text:span><text:span text:style-name="T35">A)</text:span><text:span text:style-name="T38"><text:tab/></text:span><text:span text:style-name="T39">"</text:span><text:span text:style-name="T43">13</text:span><text:span text:style-name="T39">"</text:span><text:span text:style-name="T38"><text:line-break/> </text:span><text:span text:style-name="T35">B)</text:span><text:span text:style-name="T38"><text:tab/></text:span><text:span text:style-name="T39">"</text:span><text:bookmark-start text:name="__DdeLink__1482_965068550 Копия 1 Копия 2 Копия 1"/><text:span text:style-name="T39">1</text:span><text:bookmark-end text:name="__DdeLink__1482_965068550 Копия 1 Копия 2 Копия 1"/><text:span text:style-name="T39">1111111"</text:span><text:span text:style-name="T38"><text:line-break/> </text:span><text:span text:style-name="T35">C</text:span><text:span text:style-name="T42">)</text:span><text:span text:style-name="T38"><text:tab/></text:span><text:span text:style-name="T39">"</text:span><text:bookmark-start text:name="__DdeLink__1482_965068550 Копия 1 Копия 3 Копия 1"/><text:span text:style-name="T39">1</text:span><text:bookmark-end text:name="__DdeLink__1482_965068550 Копия 1 Копия 3 Копия 1"/><text:span text:style-name="T39">1</text:span><text:span text:style-name="T41">0</text:span><text:span text:style-name="T39">1"</text:span><text:span text:style-name="T38"><text:line-break/> </text:span><text:span text:style-name="T35">D)</text:span><text:span text:style-name="T38"><text:tab/></text:span><text:span text:style-name="T39">"101001"</text:span><text:span text:style-name="T38"><text:line-break/> </text:span><text:span text:style-name="T35">E)</text:span><text:span text:style-name="T38"><text:tab/></text:span><text:span text:style-name="T39">"</text:span><text:span text:style-name="T44">я</text:span><text:span text:style-name="T39">"</text:span></text:p>
      <text:p text:style-name="P116"><text:span text:style-name="T39"/></text:p>
      <text:p text:style-name="P117"><text:span text:style-name="T36">3</text:span><text:span text:style-name="T45">4</text:span><text:span text:style-name="T38"> Како</text:span><text:span text:style-name="T39">е</text:span><text:span text:style-name="T38"> значение будет </text:span><text:span text:style-name="T45">выведено на экран</text:span><text:span text:style-name="T39"> в</text:span><text:span text:style-name="T38"> результат</text:span><text:span text:style-name="T39">е</text:span><text:span text:style-name="T38"> выполнения следующего кода</text:span><text:span text:style-name="T34">?</text:span></text:p>
      <text:p text:style-name="P38"><text:span text:style-name="T193"><text:tab/></text:span><text:span text:style-name="T194">byte</text:span><text:bookmark-start text:name="__DdeLink__3410_1337009272 Копия 2 Копия 2"/><text:span text:style-name="T194"> v1 = </text:span><text:span text:style-name="T38">':' </text:span><text:span text:style-name="T194">; // значение Unicode </text:span><text:span text:style-name="T195">58</text:span></text:p>
      <text:p text:style-name="P38"><text:span text:style-name="T194"><text:tab/></text:span><text:bookmark-end text:name="__DdeLink__3410_1337009272 Копия 2 Копия 2"/><text:span text:style-name="T196">System</text:span><text:span text:style-name="T46">.out.println ("v0 =" + v0 + 0) </text:span><text:span text:style-name="T196">;</text:span><text:span text:style-name="T194"><text:line-break/> </text:span><text:span text:style-name="T197">A)</text:span><text:span text:style-name="T194"><text:tab/>"v0 = " </text:span><text:span text:style-name="T198">+ v0 + 0</text:span><text:span text:style-name="T199">"</text:span><text:span text:style-name="T194"><text:line-break/> </text:span><text:span text:style-name="T197">B)</text:span><text:span text:style-name="T194"><text:tab/></text:span><text:span text:style-name="T199">"</text:span><text:bookmark-start text:name="__DdeLink__1482_965068550 Копия 1 Копия 2 Копия 1 Копия 2"/><text:span text:style-name="T199">v0 = :0</text:span><text:bookmark-end text:name="__DdeLink__1482_965068550 Копия 1 Копия 2 Копия 1 Копия 2"/><text:span text:style-name="T199">"</text:span><text:span text:style-name="T194"><text:line-break/> </text:span><text:span text:style-name="T197">C</text:span><text:span text:style-name="T200">)</text:span><text:span text:style-name="T194"><text:tab/></text:span><text:span text:style-name="T199">"v0 = </text:span><text:span text:style-name="T201">58</text:span><text:span text:style-name="T199">"</text:span><text:span text:style-name="T194"><text:line-break/> </text:span><text:span text:style-name="T197">D)</text:span><text:span text:style-name="T194"><text:tab/></text:span><text:span text:style-name="T199">"</text:span><text:bookmark-start text:name="__DdeLink__1482_965068550 Копия 1 Копия 2 Копия 1 Копия 2 Копия 1"/><text:span text:style-name="T199">v0 = </text:span><text:bookmark-end text:name="__DdeLink__1482_965068550 Копия 1 Копия 2 Копия 1 Копия 2 Копия 1"/><text:span text:style-name="T199">"</text:span><text:span text:style-name="T194"><text:line-break/> </text:span><text:span text:style-name="T197">E)</text:span><text:span text:style-name="T194"><text:tab/></text:span><text:span text:style-name="T195">все ответы неверны</text:span></text:p>
      <text:p text:style-name="P39"><text:span text:style-name="T39"/></text:p>
      <text:p text:style-name="P35"><text:span text:style-name="T10"/></text:p>
      <text:p text:style-name="P40"><text:span text:style-name="T36">3</text:span><text:span text:style-name="T45">5</text:span><text:span text:style-name="T38"> Како</text:span><text:span text:style-name="T39">е</text:span><text:span text:style-name="T38"> значение будет являтся результатом выполнения следующего кода</text:span><text:span text:style-name="T34">?</text:span></text:p>
      <text:p text:style-name="P41"><text:span text:style-name="T34"><text:tab/></text:span><text:bookmark-start text:name="__DdeLink__3410_1337009272 Копия 1"/><text:span text:style-name="T38">char v1 = '</text:span><text:span text:style-name="T47">)</text:span><text:span text:style-name="T38">'; // значение Unicode 41 </text:span><text:span text:style-name="T47">= <text:s/></text:span><text:span text:style-name="T39">101001</text:span></text:p>
      <text:p text:style-name="P41"><text:span text:style-name="T38"><text:tab/>byte v2 = 13;</text:span><text:bookmark-end text:name="__DdeLink__3410_1337009272 Копия 1"/><text:span text:style-name="T38"> // </text:span><text:span text:style-name="T47">= <text:s/></text:span><text:bookmark-start text:name="__DdeLink__1482_965068550 Копия 1 Копия 3 Копия 1 Копия 2"/><text:span text:style-name="T39">1</text:span><text:bookmark-end text:name="__DdeLink__1482_965068550 Копия 1 Копия 3 Копия 1 Копия 2"/><text:span text:style-name="T39">1</text:span><text:span text:style-name="T41">0</text:span><text:span text:style-name="T39">1</text:span></text:p>
      <text:p text:style-name="P39"><text:span text:style-name="T38"><text:tab/></text:span><text:span text:style-name="T48">int result = v1 &amp; v2</text:span><text:span text:style-name="T38"><text:line-break/> </text:span><text:span text:style-name="T35">A)</text:span><text:span text:style-name="T38"><text:tab/></text:span><text:bookmark-start text:name="__DdeLink__1482_965068550 Копия 1 Копия 1"/><text:span text:style-name="T37">-</text:span><text:bookmark-end text:name="__DdeLink__1482_965068550 Копия 1 Копия 1"/><text:span text:style-name="T49">42</text:span><text:span text:style-name="T38"><text:line-break/> </text:span><text:span text:style-name="T35">B</text:span><text:span text:style-name="T42">)</text:span><text:span text:style-name="T38"><text:tab/></text:span><text:span text:style-name="T49">9</text:span><text:span text:style-name="T38"><text:line-break/> </text:span><text:span text:style-name="T35">C)</text:span><text:span text:style-name="T38"><text:tab/></text:span><text:span text:style-name="T49">45</text:span><text:span text:style-name="T38"><text:line-break/></text:span><text:soft-page-break/><text:span text:style-name="T38"> </text:span><text:span text:style-name="T35">D)</text:span><text:span text:style-name="T38"><text:tab/></text:span><text:span text:style-name="T49">36</text:span><text:span text:style-name="T38"><text:line-break/> </text:span><text:span text:style-name="T35">E)</text:span><text:span text:style-name="T38"><text:tab/></text:span><text:span text:style-name="T49">13</text:span></text:p>
      <text:p text:style-name="P35"><text:span text:style-name="T10"/></text:p>
      <text:p text:style-name="P35"><text:span text:style-name="T10"/></text:p>
      <text:p text:style-name="P42"><text:span text:style-name="T36">3</text:span><text:span text:style-name="T45">6</text:span><text:span text:style-name="T38"> Како</text:span><text:span text:style-name="T39">е</text:span><text:span text:style-name="T38"> значение будет являтся результатом выполнения следующего кода</text:span><text:span text:style-name="T34">?</text:span></text:p>
      <text:p text:style-name="P41"><text:span text:style-name="T34"><text:tab/></text:span><text:bookmark-start text:name="__DdeLink__3410_1337009272 Копия 1 Копия 1"/><text:span text:style-name="T38">char v1 = '</text:span><text:span text:style-name="T47">)</text:span><text:span text:style-name="T38">'; // значение Unicode 41 </text:span><text:span text:style-name="T47">= <text:s/></text:span><text:span text:style-name="T39">101001</text:span></text:p>
      <text:p text:style-name="P41"><text:span text:style-name="T38"><text:tab/>byte v2 = 13;</text:span><text:bookmark-end text:name="__DdeLink__3410_1337009272 Копия 1 Копия 1"/><text:span text:style-name="T38"> // </text:span><text:span text:style-name="T47">= <text:s/></text:span><text:bookmark-start text:name="__DdeLink__1482_965068550 Копия 1 Копия 3 Копия 1 Копия 2 Копия 1"/><text:span text:style-name="T39">1</text:span><text:bookmark-end text:name="__DdeLink__1482_965068550 Копия 1 Копия 3 Копия 1 Копия 2 Копия 1"/><text:span text:style-name="T39">1</text:span><text:span text:style-name="T41">0</text:span><text:span text:style-name="T39">1</text:span></text:p>
      <text:p text:style-name="P42"><text:span text:style-name="T38"><text:tab/></text:span><text:span text:style-name="T48">int result = v1 </text:span><text:span text:style-name="T49">^</text:span><text:span text:style-name="T48"> v2</text:span><text:span text:style-name="T38"><text:line-break/> </text:span><text:span text:style-name="T35">A)<text:tab/></text:span><text:span text:style-name="T38"> </text:span><text:bookmark-start text:name="__DdeLink__1482_965068550 Копия 1 Копия 1 Копия 1"/><text:span text:style-name="T37">-</text:span><text:bookmark-end text:name="__DdeLink__1482_965068550 Копия 1 Копия 1 Копия 1"/><text:span text:style-name="T49">42</text:span><text:span text:style-name="T38"><text:line-break/> </text:span><text:span text:style-name="T35">B)</text:span><text:span text:style-name="T38"><text:tab/></text:span><text:span text:style-name="T49">9</text:span><text:span text:style-name="T38"><text:line-break/> </text:span><text:span text:style-name="T35">C)</text:span><text:span text:style-name="T38"><text:tab/></text:span><text:span text:style-name="T49">45</text:span><text:span text:style-name="T38"><text:line-break/> </text:span><text:span text:style-name="T35">D</text:span><text:span text:style-name="T42">)</text:span><text:span text:style-name="T38"><text:tab/></text:span><text:span text:style-name="T49">36</text:span><text:span text:style-name="T38"><text:line-break/> </text:span><text:span text:style-name="T35">E)</text:span><text:span text:style-name="T38"><text:tab/></text:span><text:span text:style-name="T49">13</text:span></text:p>
      <text:p text:style-name="P42"><text:span text:style-name="T49"/></text:p>
      <text:p text:style-name="P42"><text:span text:style-name="T49"/></text:p>
      <text:p text:style-name="P43"><text:span text:style-name="T36">3</text:span><text:span text:style-name="T45">7</text:span><text:span text:style-name="T38"> Како</text:span><text:span text:style-name="T39">е</text:span><text:span text:style-name="T38"> значение будет являтся результатом выполнения следующего кода</text:span><text:span text:style-name="T34">?</text:span></text:p>
      <text:p text:style-name="P41"><text:span text:style-name="T34"><text:tab/></text:span><text:bookmark-start text:name="__DdeLink__3410_1337009272 Копия 1 Копия 1 Копия 1"/><text:span text:style-name="T38">char v1 = 'a'; // значение Unicode 41 </text:span><text:span text:style-name="T47">= <text:s/></text:span><text:span text:style-name="T39">101001</text:span></text:p>
      <text:p text:style-name="P41"><text:span text:style-name="T38"><text:tab/>byte v2 = 13;</text:span><text:bookmark-end text:name="__DdeLink__3410_1337009272 Копия 1 Копия 1 Копия 1"/><text:span text:style-name="T38"> // </text:span><text:span text:style-name="T47">= <text:s/></text:span><text:bookmark-start text:name="__DdeLink__1482_965068550 Копия 1 Копия 3 Копия 1 Копия 2 Копия 1 Копия 1"/><text:span text:style-name="T39">1</text:span><text:bookmark-end text:name="__DdeLink__1482_965068550 Копия 1 Копия 3 Копия 1 Копия 2 Копия 1 Копия 1"/><text:span text:style-name="T39">1</text:span><text:span text:style-name="T41">0</text:span><text:span text:style-name="T39">1</text:span></text:p>
      <text:p text:style-name="P43"><text:span text:style-name="T38"><text:tab/></text:span><text:span text:style-name="T48">int result = v1 </text:span><text:span text:style-name="T42">|</text:span><text:span text:style-name="T48"> v2</text:span><text:span text:style-name="T38"><text:line-break/> </text:span><text:span text:style-name="T35">A)</text:span><text:span text:style-name="T38"><text:tab/></text:span><text:bookmark-start text:name="__DdeLink__1482_965068550 Копия 1 Копия 1 Копия 1 Копия 1"/><text:span text:style-name="T37">-</text:span><text:bookmark-end text:name="__DdeLink__1482_965068550 Копия 1 Копия 1 Копия 1 Копия 1"/><text:span text:style-name="T49">42</text:span><text:span text:style-name="T38"><text:line-break/> </text:span><text:span text:style-name="T35">B)</text:span><text:span text:style-name="T38"><text:tab/></text:span><text:span text:style-name="T49">9</text:span><text:span text:style-name="T38"><text:line-break/> </text:span><text:span text:style-name="T35">C</text:span><text:span text:style-name="T42">)</text:span><text:span text:style-name="T38"><text:tab/></text:span><text:span text:style-name="T49">45</text:span><text:span text:style-name="T38"><text:line-break/> </text:span><text:span text:style-name="T35">D)</text:span><text:span text:style-name="T38"><text:tab/></text:span><text:span text:style-name="T49">36</text:span><text:span text:style-name="T38"><text:line-break/> </text:span><text:span text:style-name="T35">E)</text:span><text:span text:style-name="T38"><text:tab/></text:span><text:span text:style-name="T49">13</text:span></text:p>
      <text:p text:style-name="P43"><text:span text:style-name="T49"/></text:p>
      <text:p text:style-name="P43"><text:span text:style-name="T49"/></text:p>
      <text:p text:style-name="P44"><text:span text:style-name="T36">3</text:span><text:span text:style-name="T45">8</text:span><text:span text:style-name="T38"> Како</text:span><text:span text:style-name="T39">е</text:span><text:span text:style-name="T38"> значение будет </text:span><text:span text:style-name="T50">находится в переменной result в</text:span><text:span text:style-name="T38"> результат</text:span><text:span text:style-name="T50">е</text:span><text:span text:style-name="T38"> выполнения следующе</text:span><text:span text:style-name="T51">й программы</text:span><text:span text:style-name="T34">?</text:span></text:p>
      <text:p text:style-name="P45"><text:span text:style-name="T34"><text:tab/></text:span><text:span text:style-name="T48">public class </text:span><text:span text:style-name="T10">Main {<text:line-break/> <text:s text:c="3"/><text:tab/><text:tab/>public static void main(String[] args) {</text:span></text:p>
      <text:p text:style-name="P44"><text:span text:style-name="T10"><text:tab/><text:tab/><text:tab/>int v = 0;<text:line-break/> <text:s text:c="3"/><text:tab/><text:tab/><text:tab/>int result = <text:s/>fun(v++);<text:line-break/><text:tab/><text:tab/>}<text:line-break/><text:tab/><text:tab/>static int fun(int param) {<text:line-break/><text:tab/><text:tab/><text:tab/>return param + 2;<text:line-break/><text:tab/><text:tab/>}</text:span><text:span text:style-name="T38"><text:line-break/> </text:span><text:span text:style-name="T35">A)</text:span><text:span text:style-name="T38"><text:tab/></text:span><text:bookmark-start text:name="__DdeLink__1482_965068550 Копия 1 Копия 1 Копия 1 Копия 1 Копия 1"/><text:span text:style-name="T50">0</text:span><text:bookmark-end text:name="__DdeLink__1482_965068550 Копия 1 Копия 1 Копия 1 Копия 1 Копия 1"/><text:span text:style-name="T38"><text:line-break/> </text:span><text:span text:style-name="T35">B)</text:span><text:span text:style-name="T38"><text:tab/></text:span><text:span text:style-name="T50">1</text:span><text:span text:style-name="T38"><text:line-break/> </text:span><text:span text:style-name="T35">C)</text:span><text:span text:style-name="T38"><text:tab/></text:span><text:span text:style-name="T50">2</text:span><text:span text:style-name="T38"><text:line-break/> </text:span><text:span text:style-name="T35">D)</text:span><text:span text:style-name="T38"><text:tab/></text:span><text:span text:style-name="T50">3</text:span><text:span text:style-name="T38"><text:line-break/> </text:span><text:span text:style-name="T35">E)</text:span><text:span text:style-name="T38"><text:tab/></text:span><text:span text:style-name="T50">4</text:span></text:p>
      <text:p text:style-name="P44"><text:span text:style-name="T50"/></text:p>
      <text:p text:style-name="P44"><text:span text:style-name="T50"/></text:p>
      <text:p text:style-name="P46"><text:span text:style-name="T36">3</text:span><text:span text:style-name="T52">9</text:span><text:span text:style-name="T38"> Како</text:span><text:span text:style-name="T39">е</text:span><text:span text:style-name="T38"> значение будет </text:span><text:span text:style-name="T53">отображено на экране</text:span><text:span text:style-name="T50"> </text:span><text:span text:style-name="T53">в</text:span><text:span text:style-name="T38"> результат</text:span><text:span text:style-name="T50">е</text:span><text:span text:style-name="T38"> выполнения следующе</text:span><text:span text:style-name="T51">й программы</text:span><text:span text:style-name="T34">?</text:span></text:p>
      <text:p text:style-name="P46"><text:span text:style-name="T34"><text:tab/></text:span><text:span text:style-name="T48">public class </text:span><text:span text:style-name="T10">Main {<text:line-break/> <text:s text:c="3"/><text:tab/><text:tab/>public static void main(String[] args) {</text:span></text:p>
      <text:p text:style-name="P47"><text:span text:style-name="T50"><text:tab/><text:tab/><text:tab/>int v = 0;<text:line-break/> <text:s text:c="3"/><text:tab/><text:tab/><text:tab/>fun</text:span><text:span text:style-name="T54">2</text:span><text:span text:style-name="T50">(v++);</text:span></text:p>
      <text:p text:style-name="P47"><text:span text:style-name="T50"><text:tab/><text:tab/><text:tab/>System</text:span><text:span text:style-name="T10">.out.println(v);</text:span><text:span text:style-name="T50"><text:line-break/><text:tab/><text:tab/>}<text:line-break/><text:tab/><text:tab/>static void </text:span><text:span text:style-name="T10">fun2(int param) {<text:line-break/></text:span><text:soft-page-break/><text:span text:style-name="T10"><text:tab/><text:tab/><text:tab/>param =+ 2;<text:line-break/><text:tab/><text:tab/>}</text:span></text:p>
      <text:p text:style-name="P47"><text:span text:style-name="T38"><text:line-break/> </text:span><text:span text:style-name="T35">A)</text:span><text:span text:style-name="T38"><text:tab/></text:span><text:bookmark-start text:name="__DdeLink__1482_965068550 Копия 1 Копия 1 Копия 1 Копия 1 Копия 1 Копия 1"/><text:span text:style-name="T50">0</text:span><text:bookmark-end text:name="__DdeLink__1482_965068550 Копия 1 Копия 1 Копия 1 Копия 1 Копия 1 Копия 1"/><text:span text:style-name="T38"><text:line-break/> </text:span><text:span text:style-name="T35">B)</text:span><text:span text:style-name="T38"><text:tab/></text:span><text:span text:style-name="T50">1</text:span><text:span text:style-name="T38"><text:line-break/> </text:span><text:span text:style-name="T35">C)</text:span><text:span text:style-name="T38"><text:tab/></text:span><text:span text:style-name="T50">2</text:span><text:span text:style-name="T38"><text:line-break/> </text:span><text:span text:style-name="T35">D)</text:span><text:span text:style-name="T38"><text:tab/></text:span><text:span text:style-name="T50">3</text:span><text:span text:style-name="T38"><text:line-break/> </text:span><text:span text:style-name="T35">E)</text:span><text:span text:style-name="T38"><text:tab/></text:span><text:span text:style-name="T50">4</text:span></text:p>
      <text:p text:style-name="P35"><text:span text:style-name="T10"/></text:p>
      <text:p text:style-name="P48"><text:span text:style-name="T52">40</text:span><text:span text:style-name="T38"> Како</text:span><text:span text:style-name="T39">е</text:span><text:span text:style-name="T38"> значение будет </text:span><text:span text:style-name="T53">отображено на экране</text:span><text:span text:style-name="T50"> </text:span><text:span text:style-name="T53">в</text:span><text:span text:style-name="T38"> результат</text:span><text:span text:style-name="T50">е</text:span><text:span text:style-name="T38"> выполнения следующе</text:span><text:span text:style-name="T51">й программы</text:span><text:span text:style-name="T34">?</text:span></text:p>
      <text:p text:style-name="P48"><text:span text:style-name="T34"><text:tab/></text:span><text:span text:style-name="T48">public class </text:span><text:span text:style-name="T52">Args</text:span><text:span text:style-name="T10"> {<text:line-break/> <text:s text:c="3"/><text:tab/><text:tab/>public static void main(String[] args) {</text:span></text:p>
      <text:p text:style-name="P48"><text:span text:style-name="T50"><text:tab/><text:tab/><text:tab/>int v = 0;<text:line-break/> <text:s text:c="3"/><text:tab/><text:tab/><text:tab/>fun</text:span><text:span text:style-name="T54">2</text:span><text:span text:style-name="T50">(v++);</text:span></text:p>
      <text:p text:style-name="P48"><text:span text:style-name="T50"><text:tab/><text:tab/><text:tab/>System</text:span><text:span text:style-name="T10">.out.println(v);</text:span><text:span text:style-name="T50"><text:line-break/><text:tab/><text:tab/>}<text:line-break/><text:tab/><text:tab/>static void </text:span><text:span text:style-name="T10">fun2(int param) {<text:line-break/><text:tab/><text:tab/><text:tab/>param =+ 2;<text:line-break/><text:tab/><text:tab/>}</text:span></text:p>
      <text:p text:style-name="P48"><text:span text:style-name="T38"><text:line-break/> </text:span><text:span text:style-name="T35">A)</text:span><text:span text:style-name="T38"><text:tab/></text:span><text:bookmark-start text:name="__DdeLink__1482_965068550 Копия 1 Копия 1 Копия 1 Копия 1 Копия 1 Копия 1 Копия 1"/><text:span text:style-name="T50">0</text:span><text:bookmark-end text:name="__DdeLink__1482_965068550 Копия 1 Копия 1 Копия 1 Копия 1 Копия 1 Копия 1 Копия 1"/><text:span text:style-name="T38"><text:line-break/> </text:span><text:span text:style-name="T35">B)</text:span><text:span text:style-name="T38"><text:tab/></text:span><text:span text:style-name="T50">1</text:span><text:span text:style-name="T38"><text:line-break/> </text:span><text:span text:style-name="T35">C)</text:span><text:span text:style-name="T38"><text:tab/></text:span><text:span text:style-name="T50">2</text:span><text:span text:style-name="T38"><text:line-break/> </text:span><text:span text:style-name="T35">D)</text:span><text:span text:style-name="T38"><text:tab/></text:span><text:span text:style-name="T50">3</text:span><text:span text:style-name="T38"><text:line-break/> </text:span><text:span text:style-name="T35">E)</text:span><text:span text:style-name="T38"><text:tab/></text:span><text:span text:style-name="T50">4</text:span></text:p>
      <text:p text:style-name="P48"><text:span text:style-name="T50"/></text:p>
      <text:p text:style-name="P49"><text:span text:style-name="T52">4</text:span><text:span text:style-name="T55">1</text:span><text:span text:style-name="T38"> Како</text:span><text:span text:style-name="T39">е</text:span><text:span text:style-name="T38"> значение будет </text:span><text:span text:style-name="T53">отображено на экране</text:span><text:span text:style-name="T50"> </text:span><text:span text:style-name="T53">в</text:span><text:span text:style-name="T38"> результат</text:span><text:span text:style-name="T50">е</text:span><text:span text:style-name="T38"> выполнения следующе</text:span><text:span text:style-name="T51">й </text:span><text:span text:style-name="T55">команды</text:span></text:p>
      <text:p text:style-name="P50"><text:span text:style-name="T10">java Args </text:span><text:span text:style-name="T50">In politics stupidity is not a handicap.</text:span></text:p>
      <text:p text:style-name="P111">?</text:p>
      <text:p text:style-name="P49"><text:span text:style-name="T34"><text:tab/></text:span><text:span text:style-name="T48">public class </text:span><text:span text:style-name="T52">Args</text:span><text:span text:style-name="T10"> {<text:line-break/> <text:s text:c="3"/><text:tab/><text:tab/>public static void main(String[] args) {</text:span></text:p>
      <text:p text:style-name="P51"><text:span text:style-name="T50"><text:tab/><text:tab/><text:tab/>System</text:span><text:span text:style-name="T10">.out.println(args[0] <text:s/>+ " " + args[args.length - 1]);</text:span><text:span text:style-name="T50"><text:line-break/><text:tab/><text:tab/>}<text:line-break/><text:tab/><text:tab/></text:span><text:span text:style-name="T56">...</text:span><text:span text:style-name="T38"><text:line-break/> </text:span><text:span text:style-name="T35">A)</text:span><text:span text:style-name="T38"><text:tab/></text:span><text:bookmark-start text:name="__DdeLink__1482_965068550 Копия 1 Копия 1 Копия 1 Копия 1 Копия 1 Копия 1 Копия 1 Копия 1"/><text:span text:style-name="T50">In handicap.</text:span><text:bookmark-end text:name="__DdeLink__1482_965068550 Копия 1 Копия 1 Копия 1 Копия 1 Копия 1 Копия 1 Копия 1 Копия 1"/><text:span text:style-name="T38"><text:line-break/> </text:span><text:span text:style-name="T35">B)</text:span><text:span text:style-name="T38"><text:tab/></text:span><text:span text:style-name="T56">java handicap</text:span><text:span text:style-name="T38"><text:line-break/> </text:span><text:span text:style-name="T35">C)</text:span><text:span text:style-name="T38"><text:tab/></text:span><text:span text:style-name="T56">java Args </text:span><text:span text:style-name="T50">In politics stupidity is not a handicap.</text:span><text:span text:style-name="T38"><text:line-break/> </text:span><text:span text:style-name="T35">D)</text:span><text:span text:style-name="T38"><text:tab/></text:span><text:span text:style-name="T56">Args handicap</text:span><text:span text:style-name="T38"><text:line-break/> </text:span><text:span text:style-name="T35">E)</text:span><text:span text:style-name="T38"><text:tab/></text:span><text:span text:style-name="T50">In politics stupidity is not a handicap</text:span><text:span text:style-name="T56">.</text:span></text:p>
      <text:p text:style-name="P52"><text:span text:style-name="T56"/></text:p>
      <text:p text:style-name="P53"><text:span text:style-name="T52">4</text:span><text:span text:style-name="T56">2</text:span><text:span text:style-name="T50">. </text:span><text:span text:style-name="T57">Какое выражение вернёт размер массива int[] array ?</text:span><text:bookmark text:name="__DdeLink__1482_965068550 Копия 1 Копия 1 Копия 1 Копия 1 Копия 1 Копия 1 Копия 1 Копия 1 Копия 1"/></text:p>
      <text:p text:style-name="P53"><text:span text:style-name="T57">A)<text:tab/>array[].length</text:span><text:span text:style-name="T38"><text:line-break/></text:span><text:span text:style-name="T35">B)</text:span><text:span text:style-name="T38"><text:tab/></text:span><text:span text:style-name="T57">array.length</text:span><text:span text:style-name="T38"><text:line-break/></text:span><text:span text:style-name="T35">C)</text:span><text:span text:style-name="T38"><text:tab/></text:span><text:span text:style-name="T57">array.length()</text:span><text:span text:style-name="T38"><text:line-break/></text:span><text:span text:style-name="T35">D)</text:span><text:span text:style-name="T38"><text:tab/></text:span><text:span text:style-name="T57">array.size()</text:span><text:span text:style-name="T38"><text:line-break/></text:span><text:span text:style-name="T35">E)</text:span><text:span text:style-name="T38"><text:tab/></text:span><text:span text:style-name="T57">array[].length()</text:span></text:p>
      <text:p text:style-name="P53"><text:span text:style-name="T57"/></text:p>
      <text:p text:style-name="P53"><text:span text:style-name="T52">4</text:span><text:span text:style-name="T57">3</text:span><text:span text:style-name="T50">. </text:span><text:bookmark text:name="__DdeLink__1482_965068550 Копия 1 Копия 1 Копия 1 Копия 1 Копия 1 Копия 1 Копия 1 Копия 1 Копия 1 Копия 1"/><text:span text:style-name="T57">Можно ли создать массив нулевой длины?</text:span></text:p>
      <text:p text:style-name="P53"><text:span text:style-name="T57">A)<text:tab/></text:span><text:span text:style-name="T58">Да, можно любого типа.</text:span><text:span text:style-name="T38"><text:line-break/></text:span><text:span text:style-name="T35">B)</text:span><text:span text:style-name="T38"><text:tab/></text:span><text:span text:style-name="T58">Да, но только для примитивного типа.</text:span><text:span text:style-name="T38"><text:line-break/></text:span><text:span text:style-name="T35">C)</text:span><text:span text:style-name="T38"><text:tab/></text:span><text:span text:style-name="T58">Да, но только для объектных типов.</text:span><text:span text:style-name="T38"><text:line-break/></text:span><text:soft-page-break/><text:span text:style-name="T35">D)</text:span><text:span text:style-name="T38"><text:tab/></text:span><text:span text:style-name="T59">Нет, нельзя.</text:span><text:span text:style-name="T38"><text:line-break/></text:span><text:span text:style-name="T35">E)</text:span><text:span text:style-name="T38"><text:tab/></text:span><text:span text:style-name="T59">Нет, нельзя, но в метод main можно передать массив ссылок типа String нулевой длины, когда аргументы программы не определены.</text:span></text:p>
      <text:p text:style-name="P53"><text:span text:style-name="T59"/></text:p>
      <text:p text:style-name="P51"><text:span text:style-name="T52">4</text:span><text:span text:style-name="T60">4</text:span><text:span text:style-name="T50">. </text:span><text:span text:style-name="T61">Какое из следующих предложений объявления массива недопустимо</text:span><text:span text:style-name="T57">?</text:span></text:p>
      <text:p text:style-name="P54"><text:span text:style-name="T57">A)<text:tab/></text:span><text:bookmark-start text:name="__DdeLink__5937_3531897456"/><text:span text:style-name="T61">int []a[] = new int[4][4];</text:span><text:span text:style-name="T38"><text:line-break/></text:span><text:span text:style-name="T35">B)</text:span><text:span text:style-name="T38"><text:tab/></text:span><text:span text:style-name="T61">int </text:span><text:span text:style-name="T60">b</text:span><text:span text:style-name="T61">[][] = new int[4][4];</text:span><text:span text:style-name="T38"><text:line-break/></text:span><text:span text:style-name="T35">C</text:span><text:span text:style-name="T60">)</text:span><text:span text:style-name="T38"><text:tab/></text:span><text:span text:style-name="T61">int </text:span><text:span text:style-name="T60">c</text:span><text:span text:style-name="T61">[][] = new int[][4];</text:span><text:span text:style-name="T38"><text:line-break/></text:span><text:span text:style-name="T35">D)</text:span><text:span text:style-name="T38"><text:tab/></text:span><text:span text:style-name="T61">int </text:span><text:span text:style-name="T60">d</text:span><text:span text:style-name="T61">[][] = new int[4][];</text:span><text:span text:style-name="T38"><text:line-break/></text:span><text:span text:style-name="T35">E)</text:span><text:span text:style-name="T38"><text:tab/></text:span><text:span text:style-name="T61">int [][]</text:span><text:span text:style-name="T60">e</text:span><text:span text:style-name="T61"> = new int[4][</text:span><text:span text:style-name="T60">4</text:span><text:span text:style-name="T61">];</text:span><text:bookmark-end text:name="__DdeLink__5937_3531897456"/></text:p>
      <text:p text:style-name="P54"><text:span text:style-name="T61"/></text:p>
      <text:p text:style-name="P54"><text:span text:style-name="T52">4</text:span><text:span text:style-name="T62">5</text:span><text:span text:style-name="T50">. </text:span><text:span text:style-name="T63">В приведённом ниже коде, какие операторы нельзя поместить в указанную позицию, поскольку это вызовет ошибоку компилляции</text:span><text:span text:style-name="T57">?</text:span></text:p>
      <text:p text:style-name="P55"><text:bookmark-start text:name="__DdeLink__5952_3531897456"/><text:span text:style-name="T57"><text:tab/></text:span><text:span text:style-name="T63">class SunSystem{</text:span></text:p>
      <text:p text:style-name="P112"><text:tab/><text:tab/>int planets;</text:p>
      <text:p text:style-name="P112"><text:tab/><text:tab/>static int suns;</text:p>
      <text:p text:style-name="P112"><text:tab/><text:tab/></text:p>
      <text:p text:style-name="P112"><text:tab/><text:tab/>public void gaze(){</text:p>
      <text:p text:style-name="P112"><text:tab/><text:tab/><text:tab/>int i;</text:p>
      <text:p text:style-name="P112"><text:tab/><text:tab/><text:tab/>// <text:s/>...добавить операторы</text:p>
      <text:p text:style-name="P112"><text:tab/><text:tab/>}</text:p>
      <text:p text:style-name="P112"><text:tab/>}</text:p>
      <text:p text:style-name="P55"><text:span text:style-name="T57">A)<text:tab/></text:span><text:span text:style-name="T63">i = this.planets</text:span><text:bookmark-start text:name="__DdeLink__5937_3531897456 Копия 1"/><text:span text:style-name="T61">;</text:span><text:span text:style-name="T38"><text:line-break/></text:span><text:span text:style-name="T35">B)</text:span><text:span text:style-name="T38"><text:tab/></text:span><text:span text:style-name="T63">i = this.suns</text:span><text:span text:style-name="T61">;</text:span><text:span text:style-name="T38"><text:line-break/></text:span><text:span text:style-name="T35">C</text:span><text:span text:style-name="T60">)</text:span><text:span text:style-name="T38"><text:tab/></text:span><text:span text:style-name="T63">this = new SunSystem()</text:span><text:span text:style-name="T61">;</text:span><text:span text:style-name="T38"><text:line-break/></text:span><text:span text:style-name="T35">D)</text:span><text:span text:style-name="T38"><text:tab/></text:span><text:span text:style-name="T63">this.</text:span><text:span text:style-name="T62">planets</text:span><text:span text:style-name="T63"> = </text:span><text:span text:style-name="T62">i</text:span><text:span text:style-name="T61">;</text:span><text:span text:style-name="T38"><text:line-break/></text:span><text:span text:style-name="T35">E)</text:span><text:span text:style-name="T38"><text:tab/></text:span><text:bookmark-end text:name="__DdeLink__5937_3531897456 Копия 1"/><text:span text:style-name="T63">this.suns = </text:span><text:span text:style-name="T62">i</text:span><text:span text:style-name="T61">;</text:span><text:bookmark-end text:name="__DdeLink__5952_3531897456"/></text:p>
      <text:p text:style-name="P55"><text:span text:style-name="T61"/></text:p>
      <text:p text:style-name="P55"><text:span text:style-name="T61"/></text:p>
      <text:p text:style-name="P56"><text:bookmark-start text:name="__DdeLink__5960_3531897456"/><text:span text:style-name="T52">4</text:span><text:span text:style-name="T62">6</text:span><text:span text:style-name="T50">. </text:span><text:span text:style-name="T62">Для класса с именем Book, какое объявление конструктора допустимо</text:span><text:span text:style-name="T57">?</text:span></text:p>
      <text:p text:style-name="P56"><text:span text:style-name="T57">A</text:span><text:span text:style-name="T64">)</text:span><text:span text:style-name="T57"><text:tab/></text:span><text:span text:style-name="T62">Book(Book b)</text:span><text:bookmark-start text:name="__DdeLink__5937_3531897456 Копия 2"/><text:span text:style-name="T61">;</text:span><text:span text:style-name="T38"><text:line-break/></text:span><text:span text:style-name="T35">B)</text:span><text:span text:style-name="T38"><text:tab/></text:span><text:span text:style-name="T62">Book Book()</text:span><text:span text:style-name="T61">;</text:span><text:span text:style-name="T38"><text:line-break/></text:span><text:span text:style-name="T35">C)</text:span><text:span text:style-name="T38"><text:tab/></text:span><text:span text:style-name="T62">private final Book()</text:span><text:span text:style-name="T61">;</text:span><text:span text:style-name="T38"><text:line-break/></text:span><text:span text:style-name="T35">D)</text:span><text:span text:style-name="T38"><text:tab/></text:span><text:span text:style-name="T64">void Book()</text:span><text:span text:style-name="T61">;</text:span><text:span text:style-name="T38"><text:line-break/></text:span><text:span text:style-name="T35">E)</text:span><text:span text:style-name="T38"><text:tab/></text:span><text:span text:style-name="T64">abstract Book()</text:span><text:span text:style-name="T61">;</text:span><text:bookmark-end text:name="__DdeLink__5937_3531897456 Копия 2"/><text:bookmark-end text:name="__DdeLink__5960_3531897456"/></text:p>
      <text:p text:style-name="P56"><text:span text:style-name="T61"/></text:p>
      <text:p text:style-name="P57"><text:bookmark-start text:name="__DdeLink__5960_3531897456 Копия 1"/><text:span text:style-name="T52">4</text:span><text:span text:style-name="T65">7</text:span><text:span text:style-name="T50">. </text:span><text:span text:style-name="T64">Какое утверждение верно</text:span><text:span text:style-name="T57">?</text:span></text:p>
      <text:p text:style-name="P57"><text:span text:style-name="T57">A</text:span><text:span text:style-name="T64">)</text:span><text:span text:style-name="T57"><text:tab/></text:span><text:span text:style-name="T64">Все классы должны определять конструктор</text:span><text:bookmark-start text:name="__DdeLink__5937_3531897456 Копия 2 Копия 1"/><text:span text:style-name="T61">;</text:span><text:span text:style-name="T38"><text:line-break/></text:span><text:span text:style-name="T35">B)</text:span><text:span text:style-name="T38"><text:tab/></text:span><text:span text:style-name="T64">Конструктор нельзя объявить, как private </text:span><text:span text:style-name="T61">;</text:span><text:span text:style-name="T38"><text:line-break/></text:span><text:span text:style-name="T35">C)</text:span><text:span text:style-name="T38"><text:tab/></text:span><text:span text:style-name="T64">Конструктор может вернуть значение</text:span><text:span text:style-name="T61">;</text:span><text:span text:style-name="T38"><text:line-break/></text:span><text:span text:style-name="T35">D)</text:span><text:span text:style-name="T38"><text:tab/></text:span><text:span text:style-name="T64">Конструктор должен проинициализировать все поля в классе</text:span><text:span text:style-name="T61">;</text:span><text:span text:style-name="T38"><text:line-break/></text:span><text:span text:style-name="T35">E)</text:span><text:span text:style-name="T38"><text:tab/></text:span><text:span text:style-name="T64">Конструктор не может получить доступ к статическим полям класса</text:span><text:span text:style-name="T61">;</text:span><text:bookmark-end text:name="__DdeLink__5937_3531897456 Копия 2 Копия 1"/><text:bookmark-end text:name="__DdeLink__5960_3531897456 Копия 1"/></text:p>
      <text:p text:style-name="P56"><text:span text:style-name="T61"/></text:p>
      <text:p text:style-name="P58"><text:bookmark-start text:name="__DdeLink__5960_3531897456 Копия 1 Копия 1"/><text:span text:style-name="T52">4</text:span><text:span text:style-name="T65">8</text:span><text:span text:style-name="T50">. </text:span><text:span text:style-name="T65">Каким образом следует указать, что от класса </text:span><text:span text:style-name="T66">Mosk</text:span><text:span text:style-name="T65"> нельзя наследовать</text:span><text:span text:style-name="T57">?</text:span></text:p>
      <text:p text:style-name="P59"><text:span text:style-name="T57">A</text:span><text:span text:style-name="T64">)</text:span><text:span text:style-name="T57"><text:tab/></text:span><text:span text:style-name="T65">fina</text:span><text:span text:style-name="T66">l</text:span><text:span text:style-name="T65"> </text:span><text:span text:style-name="T66">class Mosk()</text:span><text:bookmark-start text:name="__DdeLink__5937_3531897456 Копия 2 Копия 1 Копия 1"/><text:span text:style-name="T61">;</text:span><text:span text:style-name="T38"><text:line-break/></text:span><text:span text:style-name="T35">B)</text:span><text:span text:style-name="T38"><text:tab/></text:span><text:span text:style-name="T66">private</text:span><text:span text:style-name="T65"> </text:span><text:span text:style-name="T66">class Mosk()</text:span><text:span text:style-name="T61">;</text:span><text:span text:style-name="T38"><text:line-break/></text:span><text:span text:style-name="T35">C)</text:span><text:span text:style-name="T38"><text:tab/></text:span><text:span text:style-name="T66">protected</text:span><text:span text:style-name="T65"> </text:span><text:span text:style-name="T66">class Mosk()</text:span><text:span text:style-name="T61">;</text:span><text:span text:style-name="T38"><text:line-break/></text:span><text:span text:style-name="T35">D)</text:span><text:span text:style-name="T38"><text:tab/></text:span><text:span text:style-name="T66">finally</text:span><text:span text:style-name="T65"> </text:span><text:span text:style-name="T66">class Mosk()</text:span><text:span text:style-name="T61">;</text:span><text:span text:style-name="T38"><text:line-break/></text:span><text:span text:style-name="T35">E)</text:span><text:span text:style-name="T38"><text:tab/></text:span><text:bookmark-end text:name="__DdeLink__5937_3531897456 Копия 2 Копия 1 Копия 1"/><text:bookmark-end text:name="__DdeLink__5960_3531897456 Копия 1 Копия 1"/><text:span text:style-name="T66">abstract</text:span><text:span text:style-name="T65"> </text:span><text:span text:style-name="T66">class Mosk()</text:span><text:span text:style-name="T61">;</text:span></text:p>
      <text:p text:style-name="P59"><text:span text:style-name="T61"/></text:p>
      <text:p text:style-name="P59"><text:bookmark-start text:name="__DdeLink__5960_3531897456 Копия 1 Копия 1 Копия 1"/><text:span text:style-name="T52">4</text:span><text:span text:style-name="T67">9</text:span><text:span text:style-name="T50">. </text:span><text:span text:style-name="T65">Как</text:span><text:span text:style-name="T66">ого модификатора доступа не существует</text:span><text:span text:style-name="T57">?</text:span></text:p>
      <text:p text:style-name="P59"><text:soft-page-break/><text:span text:style-name="T57">A)<text:tab/></text:span><text:span text:style-name="T66">public - общедоступный</text:span><text:bookmark-start text:name="__DdeLink__5937_3531897456 Копия 2 Копия 1 Копия 1 Копия 1"/><text:span text:style-name="T61">;</text:span><text:span text:style-name="T38"><text:line-break/></text:span><text:span text:style-name="T35">B)</text:span><text:span text:style-name="T38"><text:tab/></text:span><text:span text:style-name="T66">protected <text:s/>- защищённый</text:span><text:span text:style-name="T61">;</text:span><text:span text:style-name="T38"><text:line-break/></text:span><text:span text:style-name="T35">C)</text:span><text:span text:style-name="T38"><text:tab/></text:span><text:span text:style-name="T66">default - пакетный доступ</text:span><text:span text:style-name="T61">;</text:span><text:span text:style-name="T38"><text:line-break/></text:span><text:span text:style-name="T35">D)</text:span><text:span text:style-name="T38"><text:tab/></text:span><text:span text:style-name="T66">private - закрытый</text:span><text:span text:style-name="T61">;</text:span><text:span text:style-name="T38"><text:line-break/></text:span><text:span text:style-name="T35">E</text:span><text:span text:style-name="T66">)</text:span><text:span text:style-name="T38"><text:tab/></text:span><text:bookmark-end text:name="__DdeLink__5937_3531897456 Копия 2 Копия 1 Копия 1 Копия 1"/><text:bookmark-end text:name="__DdeLink__5960_3531897456 Копия 1 Копия 1 Копия 1"/><text:span text:style-name="T66">locale — локальный</text:span><text:span text:style-name="T61">;</text:span></text:p>
      <text:p text:style-name="P59"><text:span text:style-name="T61"/></text:p>
      <text:p text:style-name="P59"><text:span text:style-name="T61"/></text:p>
      <text:p text:style-name="P59"><text:span text:style-name="T67">50</text:span><text:bookmark-start text:name="__DdeLink__5960_3531897456 Копия 1 Копия 1 Копия 1 Копия 1"/><text:span text:style-name="T50">. </text:span><text:span text:style-name="T65">Как</text:span><text:span text:style-name="T67">ое из следующих определений класса является верным определением класса, который нельзя наследовать</text:span><text:span text:style-name="T57">?</text:span></text:p>
      <text:p text:style-name="P60"><text:span text:style-name="T57">A)<text:tab/></text:span><text:span text:style-name="T67">class Link{/*..*/}</text:span><text:bookmark-start text:name="__DdeLink__5937_3531897456 Копия 2 Копия 1 Копия 1 Копия 1 Копия 1"/><text:span text:style-name="T61">;</text:span><text:span text:style-name="T38"><text:line-break/></text:span><text:span text:style-name="T35">B)</text:span><text:span text:style-name="T38"><text:tab/></text:span><text:span text:style-name="T67">abstract class Link {/*..*/}</text:span><text:span text:style-name="T61">;</text:span><text:span text:style-name="T38"><text:line-break/></text:span><text:span text:style-name="T35">C)</text:span><text:span text:style-name="T38"><text:tab/></text:span><text:span text:style-name="T67">native class Link {/*..*/}</text:span><text:span text:style-name="T61">;</text:span><text:span text:style-name="T38"><text:line-break/></text:span><text:span text:style-name="T35">D)</text:span><text:span text:style-name="T38"><text:tab/></text:span><text:span text:style-name="T67">static class Link {/*..*/}</text:span><text:span text:style-name="T61">;</text:span><text:span text:style-name="T38"><text:line-break/></text:span><text:span text:style-name="T35">E</text:span><text:span text:style-name="T66">)</text:span><text:span text:style-name="T38"><text:tab/></text:span><text:bookmark-end text:name="__DdeLink__5937_3531897456 Копия 2 Копия 1 Копия 1 Копия 1 Копия 1"/><text:bookmark-end text:name="__DdeLink__5960_3531897456 Копия 1 Копия 1 Копия 1 Копия 1"/><text:span text:style-name="T67">final class Link {/*..*/}</text:span><text:span text:style-name="T61">;</text:span></text:p>
      <text:p text:style-name="P60"><text:span text:style-name="T61"/></text:p>
      <text:p text:style-name="P60"><text:span text:style-name="T67">51</text:span><text:bookmark-start text:name="__DdeLink__5960_3531897456 Копия 1 Копия 1 Копия 1 Копия 1 Копия 1"/><text:span text:style-name="T50">. </text:span><text:span text:style-name="T65">Как</text:span><text:span text:style-name="T67">ие поля доступны извне пакета ink.sn41.javalrn</text:span><text:span text:style-name="T57">?</text:span></text:p>
      <text:p text:style-name="P60"><text:span text:style-name="T57"><text:tab/></text:span><text:span text:style-name="T67">package ink.sn41.javalrn <text:s/></text:span></text:p>
      <text:p text:style-name="P113"><text:tab/>public class MyClass{</text:p>
      <text:p text:style-name="P113"><text:tab/><text:tab/>int i;</text:p>
      <text:p text:style-name="P113"><text:tab/><text:tab/>public int j;</text:p>
      <text:p text:style-name="P113"><text:tab/><text:tab/>protected ink k;</text:p>
      <text:p text:style-name="P113"><text:tab/><text:tab/>private int l;</text:p>
      <text:p text:style-name="P113"><text:tab/>}</text:p>
      <text:p text:style-name="P60"><text:span text:style-name="T67"/></text:p>
      <text:p text:style-name="P61"><text:span text:style-name="T57">A)<text:tab/></text:span><text:span text:style-name="T67">Поле i доступно из всех классов других пакетов</text:span><text:span text:style-name="T61">.</text:span><text:bookmark-start text:name="__DdeLink__5937_3531897456 Копия 2 Копия 1 Копия 1 Копия 1 Копия 1 Копия 1"/><text:span text:style-name="T38"><text:line-break/></text:span><text:span text:style-name="T35">B</text:span><text:span text:style-name="T68">)</text:span><text:span text:style-name="T38"><text:tab/></text:span><text:span text:style-name="T67">Поле </text:span><text:span text:style-name="T69">j</text:span><text:span text:style-name="T67"> доступно из всех классов других пакетов</text:span><text:span text:style-name="T61">.</text:span><text:span text:style-name="T38"><text:line-break/></text:span><text:span text:style-name="T35">C)</text:span><text:span text:style-name="T38"><text:tab/></text:span><text:span text:style-name="T67">Поле </text:span><text:span text:style-name="T69">k</text:span><text:span text:style-name="T67"> доступно из всех классов других пакетов</text:span><text:span text:style-name="T61">.</text:span><text:span text:style-name="T38"><text:line-break/></text:span><text:span text:style-name="T35">D)</text:span><text:span text:style-name="T38"><text:tab/></text:span><text:span text:style-name="T67">Поле </text:span><text:span text:style-name="T68">l</text:span><text:span text:style-name="T67"> доступно из </text:span><text:span text:style-name="T69">подклассов только</text:span><text:span text:style-name="T67"> других пакетов</text:span><text:span text:style-name="T61">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1"/><text:bookmark-end text:name="__DdeLink__5960_3531897456 Копия 1 Копия 1 Копия 1 Копия 1 Копия 1"/><text:span text:style-name="T67">Поле </text:span><text:span text:style-name="T69">l</text:span><text:span text:style-name="T67"> доступно из всех классов других пакетов</text:span><text:span text:style-name="T61">.</text:span></text:p>
      <text:p text:style-name="P61"><text:span text:style-name="T61"/></text:p>
      <text:p text:style-name="P62"><text:span text:style-name="T67">5</text:span><text:span text:style-name="T68">1</text:span><text:bookmark-start text:name="__DdeLink__5960_3531897456 Копия 1 Копия 1 Копия 1 Копия 1 Копия 2"/><text:span text:style-name="T50">. </text:span><text:span text:style-name="T65">Как</text:span><text:span text:style-name="T67">ое </text:span><text:span text:style-name="T68">утверждение верно</text:span><text:span text:style-name="T57">?</text:span></text:p>
      <text:p text:style-name="P63"><text:span text:style-name="T57">A)<text:tab/></text:span><text:span text:style-name="T68">Если ни один из модификаторов доступа (private, protected, private ) не задан в объявлении члена класса, то к этому члену можно обратиться тольк из классов его же пакета и изо всех его подклассов</text:span><text:bookmark-start text:name="__DdeLink__5937_3531897456 Копия 2 Копия 1 Копия 1 Копия 1 Копия 1 Копия 2"/><text:span text:style-name="T61">;</text:span><text:span text:style-name="T38"><text:line-break/></text:span><text:span text:style-name="T35">B</text:span><text:span text:style-name="T70">)</text:span><text:span text:style-name="T38"><text:tab/></text:span><text:span text:style-name="T68">Вы не можете задать модификатор доступа для локальной переменной. Они доступны только внутри блока, в котором объявлены.</text:span><text:span text:style-name="T38"><text:line-break/></text:span><text:span text:style-name="T35">C)</text:span><text:span text:style-name="T38"><text:tab/></text:span><text:span text:style-name="T68">Подклассы класса должны располагаться в том же пакете, что и класс, который они расширяют.</text:span><text:span text:style-name="T38"><text:line-break/></text:span><text:span text:style-name="T35">D)</text:span><text:span text:style-name="T38"><text:tab/></text:span><text:span text:style-name="T70">Локальные переменные можно объявить, как static</text:span><text:span text:style-name="T61">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"/><text:bookmark-end text:name="__DdeLink__5960_3531897456 Копия 1 Копия 1 Копия 1 Копия 1 Копия 2"/><text:span text:style-name="T70">Локальные переменные можно объявить, как abstract</text:span><text:span text:style-name="T61">.</text:span></text:p>
      <text:p text:style-name="P63"><text:span text:style-name="T61"/></text:p>
      <text:p text:style-name="P63"><text:span text:style-name="T61"/></text:p>
      <text:p text:style-name="P63"><text:span text:style-name="T67">5</text:span><text:span text:style-name="T70">2</text:span><text:bookmark-start text:name="__DdeLink__5960_3531897456 Копия 1 Копия 1 Копия 1 Копия 1 Копия 2 Копия 1"/><text:span text:style-name="T50">. </text:span><text:span text:style-name="T65">Как</text:span><text:span text:style-name="T67">ое </text:span><text:span text:style-name="T68">утверждение верно</text:span><text:span text:style-name="T57">?</text:span></text:p>
      <text:p text:style-name="P63"><text:span text:style-name="T57">A)<text:tab/></text:span><text:span text:style-name="T70">Статический метод может вызвать нестатические методы того же класса с помощью ключевого слова this</text:span><text:bookmark-start text:name="__DdeLink__5937_3531897456 Копия 2 Копия 1 Копия 1 Копия 1 Копия 1 Копия 2 Копия 1"/><text:span text:style-name="T61">;</text:span><text:span text:style-name="T38"><text:line-break/></text:span><text:span text:style-name="T35">B</text:span><text:span text:style-name="T70">)</text:span><text:span text:style-name="T38"><text:tab/></text:span><text:span text:style-name="T70">Класс может содержать, как статические, так и нестатические поля, как статические, так и нестатические методы</text:span><text:span text:style-name="T68">.</text:span><text:span text:style-name="T38"><text:line-break/></text:span><text:span text:style-name="T35">C)</text:span><text:span text:style-name="T38"><text:tab/></text:span><text:span text:style-name="T70">Каждый объект класса имеет собственный экземпляр каждой статической пе</text:span><text:span text:style-name="T71">ременной</text:span><text:span text:style-name="T68">.</text:span><text:span text:style-name="T38"><text:line-break/></text:span><text:span text:style-name="T35">D)</text:span><text:span text:style-name="T38"><text:tab/></text:span><text:span text:style-name="T71">Методы экземпляра могут получить доступ к локальным переменным статических методов</text:span><text:span text:style-name="T61">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"/><text:bookmark-end text:name="__DdeLink__5960_3531897456 Копия 1 Копия 1 Копия 1 Копия 1 Копия 2 Копия 1"/><text:span text:style-name="T71">Во все методы класса при вызове неявно передаётся параметр this</text:span><text:span text:style-name="T61">.</text:span></text:p>
      <text:p text:style-name="P63"><text:span text:style-name="T61"/></text:p>
      <text:p text:style-name="P64"><text:soft-page-break/><text:span text:style-name="T67">5</text:span><text:span text:style-name="T71">3</text:span><text:bookmark-start text:name="__DdeLink__5960_3531897456 Копия 1 Копия 1 Копия 1 Копия 1 Копия 2 Копия 1 Копия 1"/><text:span text:style-name="T50">. </text:span><text:span text:style-name="T65">Как</text:span><text:span text:style-name="T67">ое </text:span><text:span text:style-name="T68">утверждение верно</text:span><text:span text:style-name="T57">?</text:span></text:p>
      <text:p text:style-name="P64"><text:span text:style-name="T57">A)<text:tab/></text:span><text:span text:style-name="T71">Абстрактные классы </text:span><text:span text:style-name="T72">не </text:span><text:span text:style-name="T71">могут содержать неизменяемые методы</text:span><text:bookmark-start text:name="__DdeLink__5937_3531897456 Копия 2 Копия 1 Копия 1 Копия 1 Копия 1 Копия 2 Копия 1 Копия 1"/><text:span text:style-name="T61">;</text:span><text:span text:style-name="T38"><text:line-break/></text:span><text:span text:style-name="T35">B)</text:span><text:span text:style-name="T38"><text:tab/></text:span><text:span text:style-name="T71">Поля можно объявить, как native</text:span><text:span text:style-name="T68">.</text:span><text:span text:style-name="T38"><text:line-break/></text:span><text:span text:style-name="T35">C)</text:span><text:span text:style-name="T38"><text:tab/></text:span><text:span text:style-name="T71">Классы можно объявить, как native</text:span><text:span text:style-name="T68">.</text:span><text:span text:style-name="T38"><text:line-break/></text:span><text:span text:style-name="T35">D</text:span><text:span text:style-name="T73">)</text:span><text:span text:style-name="T38"><text:tab/></text:span><text:span text:style-name="T71">Неабстрактные методы можно объявить в абстрактном класса</text:span><text:span text:style-name="T61">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"/><text:bookmark-end text:name="__DdeLink__5960_3531897456 Копия 1 Копия 1 Копия 1 Копия 1 Копия 2 Копия 1 Копия 1"/><text:span text:style-name="T71">Абстрактные класс можно объявить, как final</text:span><text:span text:style-name="T61">.</text:span></text:p>
      <text:p text:style-name="P64"><text:span text:style-name="T61"/></text:p>
      <text:p text:style-name="P64"><text:span text:style-name="T61"/></text:p>
      <text:p text:style-name="P65"><text:span text:style-name="T67">5</text:span><text:span text:style-name="T72">4</text:span><text:bookmark-start text:name="__DdeLink__5960_3531897456 Копия 1 Копия 1 Копия 1 Копия 1 Копия 2 Копия 1 Копия 1 Копия 1"/><text:span text:style-name="T50">. </text:span><text:span text:style-name="T65">Как</text:span><text:span text:style-name="T67">ое </text:span><text:span text:style-name="T68">утверждение </text:span><text:span text:style-name="T74">не </text:span><text:span text:style-name="T68">верно</text:span><text:span text:style-name="T57">?</text:span></text:p>
      <text:p text:style-name="P66"><text:span text:style-name="T57">A)<text:tab/></text:span><text:span text:style-name="T73">Модификатор transient служит для указания полей класса, которые не следует сериализовать</text:span><text:span text:style-name="T61">.</text:span><text:bookmark-start text:name="__DdeLink__5937_3531897456 Копия 2 Копия 1 Копия 1 Копия 1 Копия 1 Копия 2 Копия 1 Копия 1 Копия 1"/><text:span text:style-name="T38"><text:line-break/></text:span><text:span text:style-name="T35">B)</text:span><text:span text:style-name="T38"><text:tab/></text:span><text:span text:style-name="T73">Модификатор native служит для объявления метода, реализация которого определяется не Java, </text:span><text:span text:style-name="T74">и,</text:span><text:span text:style-name="T73"> которы</text:span><text:span text:style-name="T74">е, определены где-то в другом месте.</text:span><text:span text:style-name="T38"><text:line-break/></text:span><text:span text:style-name="T35">C)</text:span><text:span text:style-name="T38"><text:tab/></text:span><text:span text:style-name="T73">Модификатор </text:span><text:span text:style-name="T74">volatile</text:span><text:span text:style-name="T73"> служит для указания</text:span><text:span text:style-name="T74">, что это поле не следует кешировать, поскольку оно используется в нескольких потоках исполнения</text:span><text:span text:style-name="T61">.</text:span><text:span text:style-name="T38"><text:line-break/></text:span><text:span text:style-name="T35">D)</text:span><text:span text:style-name="T38"><text:tab/></text:span><text:span text:style-name="T73">Модификатор </text:span><text:span text:style-name="T74">synchronized</text:span><text:span text:style-name="T73"> служит для указания</text:span><text:span text:style-name="T74">, что только один поток в один момент времени может выполнять этот метод. </text:span><text:span text:style-name="T38"><text:line-break/></text:span><text:span text:style-name="T35">E</text:span><text:span text:style-name="T75">)</text:span><text:span text:style-name="T38"><text:tab/></text:span><text:bookmark-end text:name="__DdeLink__5937_3531897456 Копия 2 Копия 1 Копия 1 Копия 1 Копия 1 Копия 2 Копия 1 Копия 1 Копия 1"/><text:bookmark-end text:name="__DdeLink__5960_3531897456 Копия 1 Копия 1 Копия 1 Копия 1 Копия 2 Копия 1 Копия 1 Копия 1"/><text:span text:style-name="T73">Модификатор </text:span><text:span text:style-name="T76">abstract</text:span><text:span text:style-name="T73"> </text:span><text:span text:style-name="T76">служит только для указания, что метод не может быть переопределен, для полей он не применим</text:span><text:span text:style-name="T61">.</text:span></text:p>
      <text:p text:style-name="P65"><text:span text:style-name="T61"/></text:p>
      <text:p text:style-name="P65"><text:span text:style-name="T61"/></text:p>
      <text:p text:style-name="P66"><text:span text:style-name="T67">5</text:span><text:span text:style-name="T72">4</text:span><text:bookmark-start text:name="__DdeLink__5960_3531897456 Копия 1 Копия 1 Копия 1 Копия 1 Копия 2 Копия 1 Копия 1 Копия 1 Копия 2 Копия 1"/><text:span text:style-name="T50">. </text:span><text:span text:style-name="T65">Как</text:span><text:span text:style-name="T76">ая запись оператора if неверна</text:span><text:span text:style-name="T57">?</text:span></text:p>
      <text:p text:style-name="P67"><text:span text:style-name="T57">A)<text:tab/></text:span><text:span text:style-name="T76">if(t&lt;p){ </text:span><text:span text:style-name="T77">p = t </text:span><text:span text:style-name="T76">}</text:span><text:bookmark-start text:name="__DdeLink__5937_3531897456 Копия 2 Копия 1 Копия 1 Копия 1 Копия 1 Копия 2 Копия 1 Копия 1 Копия 1 Копия 2 Копия 1"/><text:span text:style-name="T38"><text:line-break/></text:span></text:p>
      <text:p text:style-name="P67"><text:span text:style-name="T35">B)</text:span><text:span text:style-name="T38"><text:tab/></text:span><text:span text:style-name="T76">if(t&lt;p) </text:span><text:span text:style-name="T77">p = t;</text:span></text:p>
      <text:p text:style-name="P67"><text:span text:style-name="T76"><text:tab/></text:span><text:span text:style-name="T77">else t = p;</text:span></text:p>
      <text:p text:style-name="P67"><text:span text:style-name="T38"><text:line-break/></text:span><text:span text:style-name="T35">C</text:span><text:span text:style-name="T75">)</text:span><text:span text:style-name="T38"><text:tab/></text:span><text:span text:style-name="T76">if(t&lt;p); </text:span></text:p>
      <text:p text:style-name="P67"><text:span text:style-name="T76"><text:tab/></text:span><text:span text:style-name="T77">{</text:span></text:p>
      <text:p text:style-name="P114"><text:tab/><text:tab/>p = t;</text:p>
      <text:p text:style-name="P114"><text:tab/>}</text:p>
      <text:p text:style-name="P67"><text:span text:style-name="T38"><text:line-break/></text:span><text:span text:style-name="T35">D)</text:span><text:span text:style-name="T38"><text:tab/></text:span><text:span text:style-name="T76">if(t&lt;p)</text:span><text:span text:style-name="T77">{</text:span></text:p>
      <text:p text:style-name="P114"><text:tab/><text:tab/>p = t;</text:p>
      <text:p text:style-name="P114"><text:tab/>}else t = p;</text:p>
      <text:p text:style-name="P67"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"/><text:bookmark-end text:name="__DdeLink__5960_3531897456 Копия 1 Копия 1 Копия 1 Копия 1 Копия 2 Копия 1 Копия 1 Копия 1 Копия 2 Копия 1"/><text:span text:style-name="T76">if(t&lt;p)</text:span><text:span text:style-name="T77">{</text:span></text:p>
      <text:p text:style-name="P114"><text:tab/><text:tab/>p = t;</text:p>
      <text:p text:style-name="P114"><text:tab/>}else {</text:p>
      <text:p text:style-name="P114"><text:tab/><text:tab/>t = p;</text:p>
      <text:p text:style-name="P114"><text:tab/>}</text:p>
      <text:p text:style-name="P67"><text:span text:style-name="T77"/></text:p>
      <text:p text:style-name="P67"><text:span text:style-name="T67"/></text:p>
      <text:p text:style-name="P68"><text:span text:style-name="T67">5</text:span><text:span text:style-name="T77">5</text:span><text:bookmark-start text:name="__DdeLink__5960_3531897456 Копия 1 Копия 1 Копия 1 Копия 1 Копия 2 Копия 1 Копия 1 Копия 1 Копия 2 Копия 1 Копия 1"/><text:span text:style-name="T50">. </text:span><text:span text:style-name="T65">Как</text:span><text:span text:style-name="T76">ая запись оператора </text:span><text:span text:style-name="T78">цикла</text:span><text:span text:style-name="T76"> неверна</text:span><text:span text:style-name="T57">?</text:span></text:p>
      <text:p text:style-name="P69"><text:span text:style-name="T57">A)<text:tab/></text:span><text:span text:style-name="T79">String[] strings = {"a", "bc"}</text:span></text:p>
      <text:p text:style-name="P69"><text:span text:style-name="T57"><text:tab/></text:span><text:span text:style-name="T79">for(String str:strings);{ /*..*/}</text:span><text:bookmark-start text:name="__DdeLink__5937_3531897456 Копия 2 Копия 1 Копия 1 Копия 1 Копия 1 Копия 2 Копия 1 Копия 1 Копия 1 Копия 2 Копия 1 Копия 1"/><text:span text:style-name="T38"><text:line-break/></text:span></text:p>
      <text:p text:style-name="P69"><text:span text:style-name="T35">B</text:span><text:span text:style-name="T80">)</text:span><text:span text:style-name="T38"><text:tab/></text:span><text:bookmark-start text:name="__DdeLink__6133_3531897456"/><text:span text:style-name="T79">for( i &gt; 0){ /*..*/}</text:span><text:bookmark-end text:name="__DdeLink__6133_3531897456"/></text:p>
      <text:p text:style-name="P70"><text:span text:style-name="T38"><text:line-break/></text:span><text:span text:style-name="T35">C)</text:span><text:span text:style-name="T38"><text:tab/></text:span><text:bookmark text:name="__DdeLink__6075_3531897456"/><text:span text:style-name="T79">for</text:span><text:span text:style-name="T10">(String str = ""; <text:s/>str.length() &lt; 10; str += "1", System.out.println(str)){ /*..*/}</text:span></text:p>
      <text:p text:style-name="P71"><text:span text:style-name="T77"><text:s/></text:span><text:span text:style-name="T38"><text:line-break/></text:span><text:span text:style-name="T35">D)</text:span><text:span text:style-name="T38"><text:tab/></text:span><text:span text:style-name="T81">while(true)</text:span><text:span text:style-name="T79">{ /*..*/}</text:span></text:p>
      <text:p text:style-name="P71"><text:span text:style-name="T38"><text:line-break/></text:span><text:span text:style-name="T35">E)</text:span><text:span text:style-name="T38"><text:tab/></text:span><text:bookmark-end text:name="__DdeLink__5960_3531897456 Копия 1 Копия 1 Копия 1 Копия 1 Копия 2 Копия 1 Копия 1 Копия 1 Копия 2 Копия 1 Копия 1"/><text:bookmark-end text:name="__DdeLink__5937_3531897456 Копия 2 Копия 1 Копия 1 Копия 1 Копия 1 Копия 2 Копия 1 Копия 1 Копия 1 Копия 2 Копия 1 Копия 1"/><text:span text:style-name="T81">while(true)</text:span><text:span text:style-name="T79">{ /*..*/}</text:span></text:p>
      <text:p text:style-name="P72"><text:span text:style-name="T79"/></text:p>
      <text:p text:style-name="P72"><text:span text:style-name="T67">5</text:span><text:span text:style-name="T80">6</text:span><text:bookmark-start text:name="__DdeLink__5960_3531897456 Копия 1 Копия 1 Копия 1 Копия 1 Копия 2 Копия 1 Копия 1 Копия 1 Копия 2 Копия 1 Копия 1 Копия 2"/><text:span text:style-name="T50">. </text:span><text:span text:style-name="T80">Что называется сигнатурой метода</text:span><text:span text:style-name="T57">?</text:span></text:p>
      <text:p text:style-name="P72"><text:span text:style-name="T57">A</text:span><text:span text:style-name="T80">+ </text:span><text:span text:style-name="T57">)<text:tab/></text:span><text:span text:style-name="T80">Совокупность имени метода, типов и порядка параметров в списке формальных параметров.</text:span><text:bookmark-start text:name="__DdeLink__5937_3531897456 Копия 2 Копия 1 Копия 1 Копия 1 Копия 1 Копия 2 Копия 1 Копия 1 Копия 1 Копия 2 Копия 1 Копия 1 Копия 2"/></text:p>
      <text:p text:style-name="P72"><text:span text:style-name="T35">B)</text:span><text:span text:style-name="T38"><text:tab/></text:span><text:bookmark-start text:name="__DdeLink__6133_3531897456 Копия 2"/><text:span text:style-name="T80">И</text:span><text:bookmark-end text:name="__DdeLink__6133_3531897456 Копия 2"/><text:span text:style-name="T80">мя метода.</text:span><text:span text:style-name="T38"><text:line-break/></text:span><text:span text:style-name="T35">C)</text:span><text:span text:style-name="T38"><text:tab/></text:span><text:span text:style-name="T80">Список параметров метода</text:span><text:span text:style-name="T38"><text:line-break/></text:span><text:span text:style-name="T35">D)</text:span><text:span text:style-name="T38"><text:tab/></text:span><text:span text:style-name="T80">Совокупность типа возаращаемого значения, имени метода, типов и порядка параметров в списке формальных параметров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2"/><text:bookmark-end text:name="__DdeLink__5960_3531897456 Копия 1 Копия 1 Копия 1 Копия 1 Копия 2 Копия 1 Копия 1 Копия 1 Копия 2 Копия 1 Копия 1 Копия 2"/><text:span text:style-name="T80">Совокупность типа возаращаемого значения и имени метода.</text:span></text:p>
      <text:p text:style-name="P72"><text:span text:style-name="T80"/></text:p>
      <text:p text:style-name="P73"><text:span text:style-name="T67">5</text:span><text:span text:style-name="T80">6</text:span><text:bookmark-start text:name="__DdeLink__5960_3531897456 Копия 1 Копия 1 Копия 1 Копия 1 Копия 2 Копия 1 Копия 1 Копия 1 Копия 2 Копия 1 Копия 1 Копия 2 Копия 1"/><text:span text:style-name="T50">. </text:span><text:span text:style-name="T80">Что называется </text:span><text:span text:style-name="T82">перегрузкой</text:span><text:span text:style-name="T80"> метода</text:span><text:span text:style-name="T57">?</text:span></text:p>
      <text:p text:style-name="P73"><text:span text:style-name="T57">A)<text:tab/></text:span><text:span text:style-name="T82">Реализация в классе нескольких методов с одинаковыми возвращаемыми значениями.</text:span><text:bookmark-start text:name="__DdeLink__5937_3531897456 Копия 2 Копия 1 Копия 1 Копия 1 Копия 1 Копия 2 Копия 1 Копия 1 Копия 1 Копия 2 Копия 1 Копия 1 Копия 2 Копия 1"/><text:span text:style-name="T38"><text:line-break/></text:span></text:p>
      <text:p text:style-name="P73"><text:span text:style-name="T35">B</text:span><text:span text:style-name="T83">)</text:span><text:span text:style-name="T38"><text:tab/></text:span><text:span text:style-name="T82">Реализация в классе нескольких методов с одинаковыми именами, но разными спи</text:span><text:span text:style-name="T83">сками формальных параметров</text:span><text:span text:style-name="T82">.</text:span></text:p>
      <text:p text:style-name="P74"><text:span text:style-name="T38"><text:line-break/></text:span><text:span text:style-name="T35">C)</text:span><text:span text:style-name="T38"><text:tab/></text:span><text:span text:style-name="T82">Реализация в классе нескольких методов с одинаковыми </text:span><text:span text:style-name="T83">именами и списками параметров, но разными </text:span><text:span text:style-name="T82">возвращаемыми значениями.</text:span></text:p>
      <text:p text:style-name="P74"><text:span text:style-name="T77"><text:s/></text:span><text:span text:style-name="T38"><text:line-break/></text:span><text:span text:style-name="T35">D)</text:span><text:span text:style-name="T38"><text:tab/></text:span><text:span text:style-name="T82">Реализация в классе нескольких методов с </text:span><text:span text:style-name="T83">разными</text:span><text:span text:style-name="T82"> </text:span><text:span text:style-name="T83">именами, но одинаковыми списками параметров</text:span><text:span text:style-name="T82">.</text:span></text:p>
      <text:p text:style-name="P73"><text:span text:style-name="T38"><text:line-break/></text:span><text:span text:style-name="T35">E)</text:span><text:span text:style-name="T38"><text:tab/></text:span><text:bookmark-end text:name="__DdeLink__5960_3531897456 Копия 1 Копия 1 Копия 1 Копия 1 Копия 2 Копия 1 Копия 1 Копия 1 Копия 2 Копия 1 Копия 1 Копия 2 Копия 1"/><text:bookmark-end text:name="__DdeLink__5937_3531897456 Копия 2 Копия 1 Копия 1 Копия 1 Копия 1 Копия 2 Копия 1 Копия 1 Копия 1 Копия 2 Копия 1 Копия 1 Копия 2 Копия 1"/><text:span text:style-name="T84">Всё</text:span><text:span text:style-name="T83"> перечисленно</text:span><text:span text:style-name="T84">е</text:span><text:span text:style-name="T83">.</text:span></text:p>
      <text:p text:style-name="P73"><text:span text:style-name="T83"/></text:p>
      <text:p text:style-name="P75"><text:span text:style-name="T67">5</text:span><text:span text:style-name="T84">7</text:span><text:bookmark-start text:name="__DdeLink__5960_3531897456 Копия 1 Копия 1 Копия 1 Копия 1 Копия 2 Копия 1 Копия 1 Копия 1 Копия 2 Копия 1 Копия 1 Копия 2 Копия 1 Копия 1"/><text:span text:style-name="T50">. </text:span><text:span text:style-name="T84">Для конструктора класса справедливо</text:span><text:span text:style-name="T57">?</text:span></text:p>
      <text:p text:style-name="P75"><text:span text:style-name="T57">A)<text:tab/></text:span><text:span text:style-name="T84">Задача конструкторов класса заключается в том, чтобы установить объект в первоначальное состояние</text:span><text:span text:style-name="T82">, </text:span><text:span text:style-name="T84">когда он создаётся при помощи оперетора new().</text:span><text:bookmark-start text:name="__DdeLink__5937_3531897456 Копия 2 Копия 1 Копия 1 Копия 1 Копия 1 Копия 2 Копия 1 Копия 1 Копия 1 Копия 2 Копия 1 Копия 1 Копия 2 Копия 1 Копия 1"/><text:span text:style-name="T38"><text:line-break/></text:span></text:p>
      <text:p text:style-name="P75"><text:span text:style-name="T35">B)</text:span><text:span text:style-name="T38"><text:tab/></text:span><text:span text:style-name="T84">Конструкторов может быть несколько, </text:span><text:span text:style-name="T85">из имена совпадают с именем класса</text:span><text:span text:style-name="T82">. </text:span></text:p>
      <text:p text:style-name="P76"><text:span text:style-name="T38"><text:line-break/></text:span><text:span text:style-name="T35">C)</text:span><text:span text:style-name="T38"><text:tab/></text:span><text:span text:style-name="T84">Существует хотя бы один конструктор класса, </text:span><text:span text:style-name="T85">например конструктор по умолчанию</text:span><text:span text:style-name="T82">.</text:span></text:p>
      <text:p text:style-name="P75"><text:span text:style-name="T77"><text:s/></text:span><text:span text:style-name="T38"><text:line-break/></text:span><text:span text:style-name="T35">D)</text:span><text:span text:style-name="T38"><text:tab/></text:span><text:span text:style-name="T85">Конструктор не может возвращать значание, но оператор return может присутствовать в теле конструктора</text:span><text:span text:style-name="T82">.</text:span></text:p>
      <text:p text:style-name="P75"><text:span text:style-name="T38"><text:line-break/></text:span><text:span text:style-name="T35">E</text:span><text:span text:style-name="T85">)</text:span><text:span text:style-name="T38"><text:tab/></text:span><text:bookmark-end text:name="__DdeLink__5960_3531897456 Копия 1 Копия 1 Копия 1 Копия 1 Копия 2 Копия 1 Копия 1 Копия 1 Копия 2 Копия 1 Копия 1 Копия 2 Копия 1 Копия 1"/><text:bookmark-end text:name="__DdeLink__5937_3531897456 Копия 2 Копия 1 Копия 1 Копия 1 Копия 1 Копия 2 Копия 1 Копия 1 Копия 1 Копия 2 Копия 1 Копия 1 Копия 2 Копия 1 Копия 1"/><text:span text:style-name="T84">Всё</text:span><text:span text:style-name="T83"> перечисленно</text:span><text:span text:style-name="T84">е</text:span><text:span text:style-name="T83">.</text:span></text:p>
      <text:p text:style-name="P75"><text:span text:style-name="T83"/></text:p>
      <text:p text:style-name="P76"><text:span text:style-name="T67">5</text:span><text:span text:style-name="T85">9</text:span><text:bookmark-start text:name="__DdeLink__5960_3531897456 Копия 1 Копия 1 Копия 1 Копия 1 Копия 2 Копия 1 Копия 1 Копия 1 Копия 2 Копия 1 Копия 1 Копия 2 Копия 1 Копия 1 Копия 1"/><text:span text:style-name="T50">. </text:span><text:span text:style-name="T86">Для какого класса может быть вызван конструктор по умолчанию new Data()</text:span><text:span text:style-name="T57">?</text:span></text:p>
      <text:p text:style-name="P77"><text:span text:style-name="T57">A)<text:tab/></text:span><text:span text:style-name="T86">class Data</text:span><text:span text:style-name="T79">{ /*..*/}</text:span><text:bookmark-start text:name="__DdeLink__5937_3531897456 Копия 2 Копия 1 Копия 1 Копия 1 Копия 1 Копия 2 Копия 1 Копия 1 Копия 1 Копия 2 Копия 1 Копия 1 Копия 2 Копия 1 Копия 1 Копия 1"/></text:p>
      <text:p text:style-name="P77"><text:span text:style-name="T35">B)</text:span><text:span text:style-name="T38"><text:tab/></text:span><text:span text:style-name="T86">class Data</text:span><text:span text:style-name="T79">{ </text:span><text:span text:style-name="T86">Data()</text:span><text:span text:style-name="T79">{ /*..*/} }</text:span></text:p>
      <text:p text:style-name="P77"><text:span text:style-name="T35">C)</text:span><text:span text:style-name="T38"><text:tab/></text:span><text:span text:style-name="T86">class Data</text:span><text:span text:style-name="T79">{ </text:span><text:span text:style-name="T86">Data(int i)</text:span><text:span text:style-name="T79">{ /*..*/} }</text:span></text:p>
      <text:p text:style-name="P77"><text:soft-page-break/><text:span text:style-name="T35">D)<text:tab/></text:span><text:span text:style-name="T86">Для вариантов A и B.</text:span><text:span text:style-name="T38"><text:line-break/></text:span><text:span text:style-name="T35">E</text:span><text:span text:style-name="T85">)</text:span><text:span text:style-name="T38"><text:tab/></text:span><text:bookmark-end text:name="__DdeLink__5960_3531897456 Копия 1 Копия 1 Копия 1 Копия 1 Копия 2 Копия 1 Копия 1 Копия 1 Копия 2 Копия 1 Копия 1 Копия 2 Копия 1 Копия 1 Копия 1"/><text:bookmark-end text:name="__DdeLink__5937_3531897456 Копия 2 Копия 1 Копия 1 Копия 1 Копия 1 Копия 2 Копия 1 Копия 1 Копия 1 Копия 2 Копия 1 Копия 1 Копия 2 Копия 1 Копия 1 Копия 1"/><text:span text:style-name="T86">Ни один вариант не подходит.</text:span></text:p>
      <text:p text:style-name="P77"><text:span text:style-name="T86"/></text:p>
      <text:p text:style-name="P78"><text:span text:style-name="T87">60</text:span><text:bookmark-start text:name="__DdeLink__5960_3531897456 Копия 1 Копия 1 Копия 1 Копия 1 Копия 2 Копия 1 Копия 1 Копия 1 Копия 2 Копия 1 Копия 1 Копия 2 Копия 1 Копия 1 Копия 1 Копия 1"/><text:span text:style-name="T50">. </text:span><text:span text:style-name="T87">Какие правила видимости не верны?</text:span></text:p>
      <text:p text:style-name="P78"><text:span text:style-name="T57">A)<text:tab/></text:span><text:span text:style-name="T87">Из статического кода нельзя получить доступ к нестатическихм членам по их простым именам.</text:span><text:bookmark-start text:name="__DdeLink__5937_3531897456 Копия 2 Копия 1 Копия 1 Копия 1 Копия 1 Копия 2 Копия 1 Копия 1 Копия 1 Копия 2 Копия 1 Копия 1 Копия 2 Копия 1 Копия 1 Копия 1 Копия 1"/></text:p>
      <text:p text:style-name="P78"><text:span text:style-name="T35">B)</text:span><text:span text:style-name="T38"><text:tab/></text:span><text:span text:style-name="T87">В статическом коде ссылки this и super недоступны.</text:span></text:p>
      <text:p text:style-name="P78"><text:span text:style-name="T35">C)</text:span><text:span text:style-name="T38"><text:tab/></text:span><text:span text:style-name="T87">Статические члены доступны из нестатического контекста.</text:span></text:p>
      <text:p text:style-name="P78"><text:span text:style-name="T35">D)<text:tab/></text:span><text:span text:style-name="T87">Локальная переменная видна только после её объявления в коде, и только в том блоке кода, где она объявлена</text:span><text:span text:style-name="T86">.</text:span><text:span text:style-name="T38"><text:line-break/></text:span><text:span text:style-name="T35">E</text:span><text:span text:style-name="T85">)</text:span><text:span text:style-name="T38"><text:tab/></text:span><text:bookmark-end text:name="__DdeLink__5960_3531897456 Копия 1 Копия 1 Копия 1 Копия 1 Копия 2 Копия 1 Копия 1 Копия 1 Копия 2 Копия 1 Копия 1 Копия 2 Копия 1 Копия 1 Копия 1 Копия 1"/><text:bookmark-end text:name="__DdeLink__5937_3531897456 Копия 2 Копия 1 Копия 1 Копия 1 Копия 1 Копия 2 Копия 1 Копия 1 Копия 1 Копия 2 Копия 1 Копия 1 Копия 2 Копия 1 Копия 1 Копия 1 Копия 1"/><text:span text:style-name="T88">Из конструктора класса нельзя получить доступ к статическим членам класса.</text:span></text:p>
      <text:p text:style-name="P79"><text:span text:style-name="T88"/></text:p>
      <text:p text:style-name="P79"><text:span text:style-name="T88"/></text:p>
      <text:p text:style-name="P79"><text:span text:style-name="T87">6</text:span><text:span text:style-name="T89">1</text:span><text:bookmark-start text:name="__DdeLink__5960_3531897456 Копия 1 Копия 1 Копия 1 Копия 1 Копия 2 Копия 1 Копия 1 Копия 1 Копия 2 Копия 1 Копия 1 Копия 2 Копия 1 Копия 1 Копия 1 Копия 1 Копия 1 Копия 1"/><text:span text:style-name="T50">. </text:span><text:span text:style-name="T88">Выбирете верное утверждение</text:span><text:span text:style-name="T87">?</text:span></text:p>
      <text:p text:style-name="P80"><text:span text:style-name="T57">A)<text:tab/></text:span><text:span text:style-name="T88">public член класса доступен отовсюду, откуда виден данных класс.</text:span><text:bookmark-start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"/></text:p>
      <text:p text:style-name="P79"><text:span text:style-name="T35">B)</text:span><text:span text:style-name="T38"><text:tab/></text:span><text:span text:style-name="T90">protected члена класса доступны во всех классах в пакете, содержащем их класс и во всех подклассах их класса в любом пакете, где виден класс.</text:span></text:p>
      <text:p text:style-name="P80"><text:span text:style-name="T35">C)</text:span><text:span text:style-name="T38"><text:tab/></text:span><text:span text:style-name="T90">член класса с доступом по умолчанию доступен только для других классов в пакете его же класса, </text:span><text:span text:style-name="T91">включая подклассы</text:span><text:span text:style-name="T87">.</text:span></text:p>
      <text:p text:style-name="P79"><text:span text:style-name="T35">D)<text:tab/></text:span><text:span text:style-name="T90">private — члены класса недоступны из других классов</text:span><text:span text:style-name="T86">.</text:span><text:span text:style-name="T38"><text:line-break/></text:span><text:span text:style-name="T35">E</text:span><text:span text:style-name="T85">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2 Копия 1 Копия 1 Копия 1 Копия 1 Копия 1 Копия 1"/><text:span text:style-name="T91">Всё перечисленное</text:span><text:span text:style-name="T88">.</text:span></text:p>
      <text:p text:style-name="P79"><text:span text:style-name="T88"/></text:p>
      <text:p text:style-name="P81"><text:span text:style-name="T87">6</text:span><text:span text:style-name="T88">2</text:span><text:bookmark-start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"/><text:span text:style-name="T50">. </text:span><text:span text:style-name="T92">Какая команда перехода служит для завершения цикла и выхода их него</text:span><text:span text:style-name="T87">?</text:span></text:p>
      <text:p text:style-name="P81"><text:span text:style-name="T57">A)<text:tab/></text:span><text:span text:style-name="T92">return</text:span><text:span text:style-name="T88">.</text:span><text:bookmark-start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"/></text:p>
      <text:p text:style-name="P81"><text:span text:style-name="T35">B</text:span><text:span text:style-name="T92">)</text:span><text:span text:style-name="T38"><text:tab/></text:span><text:span text:style-name="T92">break</text:span><text:span text:style-name="T90">.</text:span></text:p>
      <text:p text:style-name="P81"><text:span text:style-name="T35">C)</text:span><text:span text:style-name="T38"><text:tab/></text:span><text:span text:style-name="T92">continue</text:span><text:span text:style-name="T87">.</text:span></text:p>
      <text:p text:style-name="P81"><text:span text:style-name="T35">D)<text:tab/></text:span><text:span text:style-name="T92">assert</text:span><text:span text:style-name="T86">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"/><text:span text:style-name="T92">throw</text:span><text:span text:style-name="T88">.</text:span></text:p>
      <text:p text:style-name="P81"><text:span text:style-name="T88"/></text:p>
      <text:p text:style-name="P82"><text:span text:style-name="T87">6</text:span><text:span text:style-name="T92">3</text:span><text:bookmark-start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"/><text:span text:style-name="T50">. </text:span><text:span text:style-name="T92">Какая команда перехода служит для прекращения </text:span><text:span text:style-name="T93">очередной итерации </text:span><text:span text:style-name="T92">цикла и </text:span><text:span text:style-name="T93">перехода к следующий</text:span><text:span text:style-name="T87">?</text:span></text:p>
      <text:p text:style-name="P82"><text:span text:style-name="T57">A)<text:tab/></text:span><text:span text:style-name="T92">return</text:span><text:span text:style-name="T88">.</text:span><text:bookmark-start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"/></text:p>
      <text:p text:style-name="P82"><text:span text:style-name="T35">B)</text:span><text:span text:style-name="T38"><text:tab/></text:span><text:span text:style-name="T92">break</text:span><text:span text:style-name="T90">.</text:span></text:p>
      <text:p text:style-name="P82"><text:span text:style-name="T35">C</text:span><text:span text:style-name="T93">)</text:span><text:span text:style-name="T38"><text:tab/></text:span><text:span text:style-name="T92">continue</text:span><text:span text:style-name="T87">.</text:span></text:p>
      <text:p text:style-name="P82"><text:span text:style-name="T35">D)<text:tab/></text:span><text:span text:style-name="T92">assert</text:span><text:span text:style-name="T86">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"/><text:span text:style-name="T92">throw</text:span><text:span text:style-name="T88">.</text:span></text:p>
      <text:p text:style-name="P82"><text:span text:style-name="T88"/></text:p>
      <text:p text:style-name="P83"><text:span text:style-name="T87">6</text:span><text:span text:style-name="T94">4</text:span><text:bookmark-start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"/><text:span text:style-name="T50">. </text:span><text:span text:style-name="T92">Какая команда перехода служит для </text:span><text:span text:style-name="T93">прерывания выполнения метода, конструктора, </text:span><text:span text:style-name="T92"><text:s/></text:span><text:span text:style-name="T93">лямбды и возврата управления в вызывающий код</text:span><text:span text:style-name="T87">?</text:span></text:p>
      <text:p text:style-name="P83"><text:span text:style-name="T57">A</text:span><text:span text:style-name="T93">)</text:span><text:span text:style-name="T57"><text:tab/></text:span><text:span text:style-name="T92">return</text:span><text:span text:style-name="T88">.</text:span><text:bookmark-start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"/></text:p>
      <text:p text:style-name="P83"><text:span text:style-name="T35">B)</text:span><text:span text:style-name="T38"><text:tab/></text:span><text:span text:style-name="T92">break</text:span><text:span text:style-name="T90">.</text:span></text:p>
      <text:p text:style-name="P83"><text:span text:style-name="T35">C)</text:span><text:span text:style-name="T38"><text:tab/></text:span><text:span text:style-name="T92">continue</text:span><text:span text:style-name="T87">.</text:span></text:p>
      <text:p text:style-name="P83"><text:span text:style-name="T35">D)<text:tab/></text:span><text:span text:style-name="T92">assert</text:span><text:span text:style-name="T86">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"/><text:span text:style-name="T92">throw</text:span><text:span text:style-name="T88">.</text:span></text:p>
      <text:p text:style-name="P83"><text:span text:style-name="T88"/></text:p>
      <text:p text:style-name="P84"><text:span text:style-name="T87">6</text:span><text:span text:style-name="T94">5</text:span><text:bookmark-start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"/><text:span text:style-name="T50">. </text:span><text:span text:style-name="T92">Какая команда перехода служит </text:span><text:span text:style-name="T94">для прекращения выполнения текущего кода с выбрасыванием исключения</text:span><text:span text:style-name="T87">?</text:span></text:p>
      <text:p text:style-name="P84"><text:span text:style-name="T57">A)<text:tab/></text:span><text:span text:style-name="T92">return</text:span><text:span text:style-name="T88">.</text:span><text:bookmark-start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"/></text:p>
      <text:p text:style-name="P84"><text:span text:style-name="T35">B)</text:span><text:span text:style-name="T38"><text:tab/></text:span><text:span text:style-name="T92">break</text:span><text:span text:style-name="T90">.</text:span></text:p>
      <text:p text:style-name="P84"><text:span text:style-name="T35">C)</text:span><text:span text:style-name="T38"><text:tab/></text:span><text:span text:style-name="T92">continue</text:span><text:span text:style-name="T87">.</text:span></text:p>
      <text:p text:style-name="P84"><text:span text:style-name="T35">D)<text:tab/></text:span><text:span text:style-name="T92">assert</text:span><text:span text:style-name="T86">.</text:span><text:span text:style-name="T38"><text:line-break/></text:span><text:span text:style-name="T35">E</text:span><text:span text:style-name="T94">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"/><text:span text:style-name="T92">throw</text:span><text:span text:style-name="T88">.</text:span></text:p>
      <text:p text:style-name="P84"><text:soft-page-break/><text:span text:style-name="T87">6</text:span><text:span text:style-name="T94">6</text:span><text:bookmark-start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"/><text:span text:style-name="T50">. </text:span><text:span text:style-name="T92">Какая команда перехода служит </text:span><text:span text:style-name="T94">для прекращения выполнения текущего кода с выбрасыванием </text:span><text:span text:style-name="T95">диагностического </text:span><text:span text:style-name="T94">исключения </text:span><text:span text:style-name="T95">AssertionError по результату сравнения</text:span><text:span text:style-name="T87">?</text:span></text:p>
      <text:p text:style-name="P84"><text:span text:style-name="T57">A)<text:tab/></text:span><text:span text:style-name="T92">return</text:span><text:span text:style-name="T88">.</text:span><text:bookmark-start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"/></text:p>
      <text:p text:style-name="P84"><text:span text:style-name="T35">B)</text:span><text:span text:style-name="T38"><text:tab/></text:span><text:span text:style-name="T92">break</text:span><text:span text:style-name="T90">.</text:span></text:p>
      <text:p text:style-name="P84"><text:span text:style-name="T35">C)</text:span><text:span text:style-name="T38"><text:tab/></text:span><text:span text:style-name="T92">continue</text:span><text:span text:style-name="T87">.</text:span></text:p>
      <text:p text:style-name="P84"><text:span text:style-name="T35">D</text:span><text:span text:style-name="T95">)</text:span><text:span text:style-name="T35"><text:tab/></text:span><text:span text:style-name="T92">assert</text:span><text:span text:style-name="T86">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"/><text:span text:style-name="T92">throw</text:span><text:span text:style-name="T88">.</text:span></text:p>
      <text:p text:style-name="P84"><text:span text:style-name="T88"/></text:p>
      <text:p text:style-name="P85"><text:span text:style-name="T87">6</text:span><text:span text:style-name="T95">7</text:span><text:bookmark-start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"/><text:span text:style-name="T50">. </text:span><text:span text:style-name="T95">Что определяет ключевое слово finally</text:span><text:span text:style-name="T87">?</text:span></text:p>
      <text:p text:style-name="P85"><text:span text:style-name="T57">A)<text:tab/></text:span><text:span text:style-name="T95">Это модификато</text:span><text:span text:style-name="T96">р</text:span><text:span text:style-name="T95">, означающий, что данный метод нельзя переопределить</text:span><text:span text:style-name="T88">.</text:span><text:bookmark-start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"/></text:p>
      <text:p text:style-name="P85"><text:span text:style-name="T35">B</text:span><text:span text:style-name="T96">)</text:span><text:span text:style-name="T38"><text:tab/></text:span><text:span text:style-name="T95">Оно определяет блок кода, который будет выполнен </text:span><text:span text:style-name="T97">в любом случае,</text:span><text:span text:style-name="T95"> независимо от того, </text:span><text:span text:style-name="T97">будет ли выброшено </text:span><text:span text:style-name="T96">или нет исключение в блоке try</text:span><text:span text:style-name="T97"> </text:span><text:span text:style-name="T90">.</text:span></text:p>
      <text:p text:style-name="P86"><text:span text:style-name="T35">C)</text:span><text:span text:style-name="T38"><text:tab/></text:span><text:span text:style-name="T95">Это модификато</text:span><text:span text:style-name="T96">р</text:span><text:span text:style-name="T95">, означающий, что данный </text:span><text:span text:style-name="T96">класс нельзя наследовать</text:span><text:span text:style-name="T87">.</text:span></text:p>
      <text:p text:style-name="P86"><text:span text:style-name="T35">D)<text:tab/></text:span><text:span text:style-name="T95">Это модификато</text:span><text:span text:style-name="T96">р</text:span><text:span text:style-name="T95">, означающий, что </text:span><text:span text:style-name="T96">значение локальной переменной нельзя изменить</text:span><text:span text:style-name="T87">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"/><text:span text:style-name="T96">Все ответы не верны</text:span><text:span text:style-name="T88">.</text:span></text:p>
      <text:p text:style-name="P86"><text:span text:style-name="T88"/></text:p>
      <text:p text:style-name="P86"><text:span text:style-name="T87">6</text:span><text:span text:style-name="T96">8</text:span><text:bookmark-start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 Копия 1"/><text:span text:style-name="T50">. </text:span><text:span text:style-name="T96">Что такое класс RuntimeException</text:span><text:span text:style-name="T87">?</text:span></text:p>
      <text:p text:style-name="P86"><text:span text:style-name="T57">A)<text:tab/></text:span><text:span text:style-name="T95">Это </text:span><text:span text:style-name="T96">тип проверяемых исключений времени исполнения</text:span><text:span text:style-name="T88">.</text:span><text:bookmark-start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 Копия 1"/></text:p>
      <text:p text:style-name="P86"><text:span text:style-name="T35">B</text:span><text:span text:style-name="T98">)</text:span><text:span text:style-name="T38"><text:tab/></text:span><text:span text:style-name="T96">Это тип непроверяемых исключений времени исполнения</text:span><text:span text:style-name="T90">.</text:span></text:p>
      <text:p text:style-name="P86"><text:span text:style-name="T35">C)</text:span><text:span text:style-name="T38"><text:tab/></text:span><text:span text:style-name="T98">Это тип исключений, которые невозможно отловить</text:span><text:span text:style-name="T87">.</text:span></text:p>
      <text:p text:style-name="P86"><text:span text:style-name="T35">D)<text:tab/></text:span><text:span text:style-name="T98">Все ответы верны</text:span><text:span text:style-name="T87">.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 Копия 1"/><text:span text:style-name="T96">Все ответы не верны</text:span><text:span text:style-name="T88">.</text:span></text:p>
      <text:p text:style-name="P86"><text:span text:style-name="T88"/></text:p>
      <text:p text:style-name="P87"><text:span text:style-name="T87">6</text:span><text:span text:style-name="T98">9</text:span><text:bookmark-start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 Копия 1 Копия 1"/><text:span text:style-name="T50">. </text:span><text:span text:style-name="T96">Что такое </text:span><text:span text:style-name="T98">проверяемые исключения</text:span><text:span text:style-name="T87">?</text:span></text:p>
      <text:p text:style-name="P87"><text:span text:style-name="T57">A)<text:tab/></text:span><text:span text:style-name="T98">Это исключительные ситуации времени исполнения, такие, как выход за пределы массива ArrayIndexOutOfBound Exception, являющиеся подклассом </text:span><text:span text:style-name="T96">RuntimeException</text:span><text:span text:style-name="T88">.</text:span><text:bookmark-start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 Копия 1 Копия 1"/></text:p>
      <text:p text:style-name="P88"><text:span text:style-name="T35">B</text:span><text:span text:style-name="T98">)</text:span><text:span text:style-name="T38"><text:tab/></text:span><text:span text:style-name="T98">Это исключения времени исполнения, не являющиеся подклассами </text:span><text:span text:style-name="T96">RuntimeException </text:span><text:span text:style-name="T99">и </text:span><text:span text:style-name="T96">E</text:span><text:span text:style-name="T99">rror</text:span><text:span text:style-name="T90">, </text:span><text:span text:style-name="T99">заданные в списке throws вызываемого метода, и которые должены быть явно отработаны.</text:span></text:p>
      <text:p text:style-name="P88"><text:span text:style-name="T35">C)</text:span><text:span text:style-name="T38"><text:tab/></text:span><text:span text:style-name="T99">Это </text:span><text:span text:style-name="T98">исключения </text:span><text:span text:style-name="T99">наследуемые от класса <text:s/></text:span><text:span text:style-name="T96">E</text:span><text:span text:style-name="T99">rror</text:span><text:span text:style-name="T87">.</text:span></text:p>
      <text:p text:style-name="P89"><text:span text:style-name="T35">D)<text:tab/></text:span><text:span text:style-name="T99">Это </text:span><text:span text:style-name="T98">исключения </text:span><text:span text:style-name="T99">наследуемые от класса <text:s/></text:span><text:span text:style-name="T100">Assertion</text:span><text:span text:style-name="T96">E</text:span><text:span text:style-name="T99">rror</text:span><text:span text:style-name="T87">.</text:span><text:span text:style-name="T38"><text:line-break/></text:span><text:span text:style-name="T35">E)</text:span><text:span text:style-name="T38"><text:tab/></text:span><text:bookmark-end text:name="__DdeLink__5960_3531897456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 Копия 1 Копия 1"/><text:bookmark-end text:name="__DdeLink__5937_3531897456 Копия 2 Копия 1 Копия 1 Копия 1 Копия 1 Копия 2 Копия 1 Копия 1 Копия 1 Копия 2 Копия 1 Копия 1 Копия 2 Копия 1 Копия 1 Копия 1 Копия 1 Копия 1 Копия 1 Копия 1 Копия 1 Копия 1 Копия 1 Копия 1 Копия 1 Копия 1 Копия 1"/><text:span text:style-name="T96">Все ответы не верны</text:span><text:span text:style-name="T88">.</text:span></text:p>
      <text:p text:style-name="P71"><text:span text:style-name="T79"/></text:p>
      <text:p text:style-name="P71"><text:span text:style-name="T100">70</text:span><text:bookmark-start text:name="__DdeLink__5960_3531897456 Копия 1 Копия 1 Копия 1 Копия 1 Копия 2 Копия 1 Копия 1 Копия 1 Копия 2 Копия 1 Копия 1 Копия 1"/><text:span text:style-name="T50">. </text:span><text:span text:style-name="T65">Как</text:span><text:span text:style-name="T76">ая </text:span><text:span text:style-name="T100">утверждение относительно блока try — catch — finally верно</text:span><text:span text:style-name="T57">?</text:span></text:p>
      <text:p text:style-name="P89"><text:span text:style-name="T57">A)<text:tab/></text:span><text:span text:style-name="T100">Блок try формирует контекст, который либо успешно завершается либо прекращается в результате появления исключения.</text:span><text:bookmark-start text:name="__DdeLink__5937_3531897456 Копия 2 Копия 1 Копия 1 Копия 1 Копия 1 Копия 2 Копия 1 Копия 1 Копия 1 Копия 2 Копия 1 Копия 1 Копия 1"/></text:p>
      <text:p text:style-name="P89"><text:span text:style-name="T35">B)</text:span><text:span text:style-name="T38"><text:tab/></text:span><text:bookmark-start text:name="__DdeLink__6133_3531897456 Копия 1"/><text:span text:style-name="T100">catch</text:span><text:bookmark-end text:name="__DdeLink__6133_3531897456 Копия 1"/><text:span text:style-name="T100"> задаёт блок кода, который выполняется в случает появления исключения в блоке try.</text:span><text:span text:style-name="T38"><text:line-break/></text:span><text:span text:style-name="T35">C)</text:span><text:span text:style-name="T38"><text:tab/></text:span><text:span text:style-name="T100">finally задаёт блок кода, который выполняется либо в случае удачного завершения </text:span><text:span text:style-name="T101">блока try, либо выполняется перед выходом из блока <text:s/></text:span><text:span text:style-name="T100">catch.</text:span><text:span text:style-name="T38"><text:line-break/></text:span><text:span text:style-name="T35">D)</text:span><text:span text:style-name="T38"><text:tab/></text:span><text:span text:style-name="T101">оператор throw служит для генерации исключения заданного типа.</text:span><text:span text:style-name="T38"><text:line-break/></text:span><text:span text:style-name="T35">E</text:span><text:span text:style-name="T102">)</text:span><text:span text:style-name="T38"><text:tab/></text:span><text:bookmark-end text:name="__DdeLink__5960_3531897456 Копия 1 Копия 1 Копия 1 Копия 1 Копия 2 Копия 1 Копия 1 Копия 1 Копия 2 Копия 1 Копия 1 Копия 1"/><text:bookmark-end text:name="__DdeLink__5937_3531897456 Копия 2 Копия 1 Копия 1 Копия 1 Копия 1 Копия 2 Копия 1 Копия 1 Копия 1 Копия 2 Копия 1 Копия 1 Копия 1"/><text:span text:style-name="T103">Все ответы верны.</text:span></text:p>
      <text:p text:style-name="P71"><text:span text:style-name="T103"/></text:p>
      <text:p text:style-name="P90"><text:span text:style-name="T100">7</text:span><text:span text:style-name="T103">1</text:span><text:bookmark-start text:name="__DdeLink__5960_3531897456 Копия 1 Копия 1 Копия 1 Копия 1 Копия 2 Копия 1 Копия 1 Копия 1 Копия 2 Копия 1 Копия 1 Копия 1 Копия 1"/><text:span text:style-name="T50">. </text:span><text:span text:style-name="T103">Для представленных ниже классов, какое из утверждение неверно?</text:span></text:p>
      <text:p text:style-name="P137" loext:marker-style-name="T186"><text:span text:style-name="T203"><text:tab/>class </text:span><text:span text:style-name="T154">A</text:span><text:span text:style-name="T186">{</text:span></text:p>
      <text:p text:style-name="P137" loext:marker-style-name="T186"><text:span text:style-name="T186"><text:tab/><text:tab/></text:span><text:span text:style-name="T202">private int </text:span><text:span text:style-name="T204">i</text:span><text:span text:style-name="T186">;<text:line-break/><text:tab/><text:tab/></text:span><text:span text:style-name="T202">public void </text:span><text:span text:style-name="T206">f</text:span><text:span text:style-name="T186">(){}<text:line-break/><text:tab/><text:tab/></text:span><text:span text:style-name="T202">public void </text:span><text:span text:style-name="T206">g</text:span><text:span text:style-name="T186">(){}<text:line-break/><text:tab/>}<text:line-break/><text:tab/></text:span><text:span text:style-name="T202">class </text:span><text:span text:style-name="T154">B </text:span><text:span text:style-name="T202">extends </text:span><text:span text:style-name="T154">A</text:span><text:span text:style-name="T186">{<text:line-break/><text:tab/><text:tab/></text:span><text:span text:style-name="T202">public int </text:span><text:span text:style-name="T204">j</text:span><text:span text:style-name="T186">;<text:line-break/><text:tab/><text:tab/></text:span><text:span text:style-name="T202">public void </text:span><text:span text:style-name="T206">g</text:span><text:span text:style-name="T186">(){}<text:line-break/><text:tab/>}<text:line-break/></text:span></text:p>
      <text:p text:style-name="P137" loext:marker-style-name="T186"><text:soft-page-break/><text:span text:style-name="T186"><text:tab/>//</text:span><text:span text:style-name="T187">Объявления</text:span><text:span text:style-name="T186"><text:line-break/><text:tab/></text:span><text:span text:style-name="T154">A </text:span><text:span text:style-name="T204">a </text:span><text:span text:style-name="T186">= </text:span><text:span text:style-name="T202">new </text:span><text:span text:style-name="T186">A();<text:line-break/><text:tab/></text:span><text:span text:style-name="T154">B </text:span><text:span text:style-name="T204">b </text:span><text:span text:style-name="T186">= </text:span><text:span text:style-name="T202">new </text:span><text:span text:style-name="T186">B(); </text:span></text:p>
      <text:p text:style-name="P118"><text:bookmark-start text:name="__DdeLink__5937_3531897456 Копия 2 Копия 1 Копия 1 Копия 1 Копия 1 Копия 2 Копия 1 Копия 1 Копия 1 Копия 2 Копия 1 Копия 1 Копия 1 Копия 1"/><text:span text:style-name="T131"><text:line-break/></text:span><text:span text:style-name="T132">A</text:span><text:span text:style-name="T133">)</text:span><text:span text:style-name="T131"><text:tab/></text:span><text:span text:style-name="T132">Класс В является корректным подклассом А</text:span><text:span text:style-name="T134">.</text:span></text:p>
      <text:p text:style-name="P91"><text:span text:style-name="T35">B)</text:span><text:span text:style-name="T38"><text:tab/></text:span><text:span text:style-name="T102">Выражение b.f() допустимо</text:span><text:span text:style-name="T38"><text:line-break/></text:span><text:span text:style-name="T35">C</text:span><text:span text:style-name="T104">)</text:span><text:span text:style-name="T38"><text:tab/></text:span><text:span text:style-name="T102">Выражение a.j = 5 допустимо</text:span><text:span text:style-name="T38"><text:line-break/></text:span><text:span text:style-name="T35">D)</text:span><text:span text:style-name="T38"><text:tab/></text:span><text:span text:style-name="T102">Выражение a.</text:span><text:span text:style-name="T105">g() </text:span><text:span text:style-name="T102">допустимо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1 Копия 1"/><text:bookmark-end text:name="__DdeLink__5960_3531897456 Копия 1 Копия 1 Копия 1 Копия 1 Копия 2 Копия 1 Копия 1 Копия 1 Копия 2 Копия 1 Копия 1 Копия 1 Копия 1"/><text:span text:style-name="T102">Выражение </text:span><text:span text:style-name="T105">b</text:span><text:span text:style-name="T102">.</text:span><text:span text:style-name="T105">g()</text:span><text:span text:style-name="T102"> допустимо</text:span></text:p>
      <text:p text:style-name="P91"><text:span text:style-name="T102"/></text:p>
      <text:p text:style-name="P91"><text:span text:style-name="T102"/></text:p>
      <text:p text:style-name="P91"><text:span text:style-name="T100">7</text:span><text:span text:style-name="T105">2</text:span><text:bookmark-start text:name="__DdeLink__5960_3531897456 Копия 1 Копия 1 Копия 1 Копия 1 Копия 2 Копия 1 Копия 1 Копия 1 Копия 2 Копия 1 Копия 1 Копия 1 Копия 1 Копия 1"/><text:span text:style-name="T50">. </text:span><text:span text:style-name="T103">Для </text:span><text:span text:style-name="T106">чего в представленном</text:span><text:span text:style-name="T103"> ниже класс</text:span><text:span text:style-name="T106">е</text:span><text:span text:style-name="T103">, </text:span><text:span text:style-name="T104">используется конструкция this</text:span><text:span text:style-name="T103">?</text:span></text:p>
      <text:p text:style-name="P138" loext:marker-style-name="T186"><text:span text:style-name="T203"><text:tab/>class </text:span><text:span text:style-name="T154">A</text:span><text:span text:style-name="T186">{</text:span></text:p>
      <text:p text:style-name="P138" loext:marker-style-name="T186"><text:span text:style-name="T188"><text:tab/><text:tab/>int i;</text:span></text:p>
      <text:p text:style-name="P138" loext:marker-style-name="T186"><text:span text:style-name="T186"><text:tab/><text:tab/></text:span><text:span text:style-name="T188">A(int param){</text:span></text:p>
      <text:p text:style-name="P138" loext:marker-style-name="T186"><text:span text:style-name="T188"><text:tab/><text:tab/><text:tab/>i = param;</text:span></text:p>
      <text:p text:style-name="P138" loext:marker-style-name="T186"><text:span text:style-name="T188"><text:tab/><text:tab/>}</text:span></text:p>
      <text:p text:style-name="P138" loext:marker-style-name="T186"><text:span text:style-name="T188"><text:tab/><text:tab/>A(int param</text:span><text:span text:style-name="T189">1, int param2</text:span><text:span text:style-name="T188">){</text:span></text:p>
      <text:p text:style-name="P139" loext:marker-style-name="T186"><text:span text:style-name="T188"><text:tab/><text:tab/><text:tab/></text:span><text:span text:style-name="T189">this(</text:span><text:span text:style-name="T188">param</text:span><text:span text:style-name="T189">1 + param2);</text:span></text:p>
      <text:p text:style-name="P138" loext:marker-style-name="T186"><text:span text:style-name="T188"><text:tab/><text:tab/>}</text:span><text:span text:style-name="T186"><text:line-break/><text:tab/>}</text:span></text:p>
      <text:p text:style-name="P119"><text:bookmark-start text:name="__DdeLink__5937_3531897456 Копия 2 Копия 1 Копия 1 Копия 1 Копия 1 Копия 2 Копия 1 Копия 1 Копия 1 Копия 2 Копия 1 Копия 1 Копия 1 Копия 1 Копия 1"/><text:span text:style-name="T131"><text:line-break/></text:span><text:span text:style-name="T132">A</text:span><text:span text:style-name="T133">)</text:span><text:span text:style-name="T131"><text:tab/></text:span><text:span text:style-name="T135">this(...) - это вызов конструктора класса А</text:span><text:span text:style-name="T134">.</text:span></text:p>
      <text:p text:style-name="P92"><text:span text:style-name="T35">B)</text:span><text:span text:style-name="T38"><text:tab/></text:span><text:span text:style-name="T104">this — это </text:span><text:span text:style-name="T107">ссылка указывающая на текущий объект.</text:span><text:span text:style-name="T38"><text:line-break/></text:span><text:span text:style-name="T35">C)</text:span><text:span text:style-name="T38"><text:tab/></text:span><text:span text:style-name="T107">this(…) - это вызов метода this класса A. </text:span><text:span text:style-name="T38"><text:line-break/></text:span><text:span text:style-name="T35">D)</text:span><text:span text:style-name="T38"><text:tab/></text:span><text:span text:style-name="T107">this(…) - это вызов деструктора класса A. 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1 Копия 1 Копия 1"/><text:bookmark-end text:name="__DdeLink__5960_3531897456 Копия 1 Копия 1 Копия 1 Копия 1 Копия 2 Копия 1 Копия 1 Копия 1 Копия 2 Копия 1 Копия 1 Копия 1 Копия 1 Копия 1"/><text:span text:style-name="T107">Все ответы не верны.</text:span></text:p>
      <text:p text:style-name="P92"><text:span text:style-name="T107"/></text:p>
      <text:p text:style-name="P92"><text:span text:style-name="T107"/></text:p>
      <text:p text:style-name="P92"><text:span text:style-name="T100">7</text:span><text:span text:style-name="T108">3</text:span><text:bookmark-start text:name="__DdeLink__5960_3531897456 Копия 1 Копия 1 Копия 1 Копия 1 Копия 2 Копия 1 Копия 1 Копия 1 Копия 2 Копия 1 Копия 1 Копия 1 Копия 1 Копия 1 Копия 1"/><text:span text:style-name="T50">. </text:span><text:span text:style-name="T103">Для </text:span><text:span text:style-name="T106">чего в представленном</text:span><text:span text:style-name="T103"> ниже </text:span><text:span text:style-name="T108">коде</text:span><text:span text:style-name="T103">, </text:span><text:span text:style-name="T104">используется конструкция </text:span><text:span text:style-name="T108">super</text:span><text:span text:style-name="T103">?</text:span></text:p>
      <text:p text:style-name="P140" loext:marker-style-name="T186"><text:span text:style-name="T203"><text:tab/>class </text:span><text:span text:style-name="T155">A</text:span><text:span text:style-name="T190">{</text:span></text:p>
      <text:p text:style-name="P140" loext:marker-style-name="T186"><text:span text:style-name="T186"><text:tab/><text:tab/></text:span><text:span text:style-name="T202">private int </text:span><text:span text:style-name="T204">i</text:span><text:span text:style-name="T186">;<text:line-break/><text:tab/><text:tab/></text:span><text:span text:style-name="T202">public void </text:span><text:span text:style-name="T206">f</text:span><text:span text:style-name="T186">(){}<text:line-break/><text:tab/><text:tab/></text:span><text:span text:style-name="T202">public void </text:span><text:span text:style-name="T206">g</text:span><text:span text:style-name="T186">(){}</text:span></text:p>
      <text:p text:style-name="P140" loext:marker-style-name="T186"><text:span text:style-name="T186"><text:tab/><text:tab/></text:span><text:span text:style-name="T191">A(int param){</text:span></text:p>
      <text:p text:style-name="P140" loext:marker-style-name="T186"><text:span text:style-name="T191"><text:tab/><text:tab/><text:tab/>i = param;</text:span></text:p>
      <text:p text:style-name="P140" loext:marker-style-name="T186"><text:span text:style-name="T191"><text:tab/><text:tab/>}</text:span><text:span text:style-name="T186"><text:line-break/><text:tab/>}<text:line-break/><text:tab/></text:span><text:span text:style-name="T202">class </text:span><text:span text:style-name="T154">B </text:span><text:span text:style-name="T202">extends </text:span><text:span text:style-name="T154">A</text:span><text:span text:style-name="T186">{<text:line-break/><text:tab/><text:tab/></text:span><text:span text:style-name="T202">public int </text:span><text:span text:style-name="T204">j</text:span><text:span text:style-name="T186">;<text:line-break/><text:tab/><text:tab/></text:span><text:span text:style-name="T202">public void </text:span><text:span text:style-name="T206">g</text:span><text:span text:style-name="T186">(){}</text:span></text:p>
      <text:p text:style-name="P141" loext:marker-style-name="T186"><text:span text:style-name="T186"><text:tab/><text:tab/></text:span><text:span text:style-name="T192">B(int param){</text:span></text:p>
      <text:p text:style-name="P141" loext:marker-style-name="T186"><text:span text:style-name="T192"><text:tab/><text:tab/><text:tab/>super(param);</text:span></text:p>
      <text:p text:style-name="P141" loext:marker-style-name="T186"><text:span text:style-name="T192"><text:tab/><text:tab/><text:tab/>j = param;</text:span></text:p>
      <text:p text:style-name="P141" loext:marker-style-name="T186"><text:span text:style-name="T192"><text:tab/><text:tab/>}</text:span><text:span text:style-name="T186"><text:line-break/><text:tab/>}<text:line-break/></text:span></text:p>
      <text:p text:style-name="P140" loext:marker-style-name="T186"><text:span text:style-name="T190"><text:tab/>//</text:span><text:span text:style-name="T187">Объявления</text:span><text:span text:style-name="T190"><text:line-break/><text:tab/></text:span><text:span text:style-name="T155">A </text:span><text:span text:style-name="T205">a </text:span><text:span text:style-name="T190">= </text:span><text:span text:style-name="T203">new </text:span><text:span text:style-name="T190">A(</text:span><text:span text:style-name="T192">44</text:span><text:span text:style-name="T190">);<text:line-break/><text:tab/></text:span><text:span text:style-name="T155">B </text:span><text:span text:style-name="T205">b </text:span><text:span text:style-name="T190">= </text:span><text:span text:style-name="T203">new </text:span><text:span text:style-name="T190">B(</text:span><text:span text:style-name="T192">22</text:span><text:span text:style-name="T190">);</text:span></text:p>
      <text:p text:style-name="P120"><text:bookmark-start text:name="__DdeLink__5937_3531897456 Копия 2 Копия 1 Копия 1 Копия 1 Копия 1 Копия 2 Копия 1 Копия 1 Копия 1 Копия 2 Копия 1 Копия 1 Копия 1 Копия 1 Копия 1 Копия 1"/><text:span text:style-name="T131"><text:line-break/></text:span><text:span text:style-name="T132">A</text:span><text:span text:style-name="T136">)</text:span><text:span text:style-name="T131"><text:tab/></text:span><text:span text:style-name="T137">super</text:span><text:span text:style-name="T135">(...) - это вызов конструктора класса А</text:span><text:span text:style-name="T134">.</text:span></text:p>
      <text:p text:style-name="P93"><text:span text:style-name="T35">B)</text:span><text:span text:style-name="T38"><text:tab/></text:span><text:span text:style-name="T108">super</text:span><text:span text:style-name="T109">(...)</text:span><text:span text:style-name="T108"> - </text:span><text:span text:style-name="T104">это вызов конструктора класса </text:span><text:span text:style-name="T109">B</text:span><text:span text:style-name="T100">.</text:span><text:span text:style-name="T38"><text:line-break/></text:span><text:span text:style-name="T35">C)</text:span><text:span text:style-name="T38"><text:tab/></text:span><text:span text:style-name="T108">super</text:span><text:span text:style-name="T107">(</text:span><text:span text:style-name="T109">...</text:span><text:span text:style-name="T107">) - это вызов метода </text:span><text:span text:style-name="T108">super</text:span><text:span text:style-name="T107"> класса A. </text:span><text:span text:style-name="T38"><text:line-break/></text:span><text:span text:style-name="T35">D)</text:span><text:span text:style-name="T38"><text:tab/></text:span><text:span text:style-name="T108">super</text:span><text:span text:style-name="T107">(</text:span><text:span text:style-name="T109">...</text:span><text:span text:style-name="T107">) - это вызов метода </text:span><text:span text:style-name="T108">super</text:span><text:span text:style-name="T107"> класса </text:span><text:span text:style-name="T109">B</text:span><text:span text:style-name="T107">. <text:s/></text:span><text:span text:style-name="T38"><text:line-break/></text:span><text:span text:style-name="T35">E)</text:span><text:span text:style-name="T38"><text:tab/></text:span><text:bookmark-end text:name="__DdeLink__5960_3531897456 Копия 1 Копия 1 Копия 1 Копия 1 Копия 2 Копия 1 Копия 1 Копия 1 Копия 2 Копия 1 Копия 1 Копия 1 Копия 1 Копия 1 Копия 1"/><text:bookmark-end text:name="__DdeLink__5937_3531897456 Копия 2 Копия 1 Копия 1 Копия 1 Копия 1 Копия 2 Копия 1 Копия 1 Копия 1 Копия 2 Копия 1 Копия 1 Копия 1 Копия 1 Копия 1 Копия 1"/><text:span text:style-name="T107">Все ответы не верны.</text:span></text:p>
      <text:p text:style-name="P71"><text:span text:style-name="T81"/></text:p>
      <text:p text:style-name="P71"><text:span text:style-name="T81"/></text:p>
      <text:p text:style-name="P120"><text:soft-page-break/><text:span text:style-name="T134">7</text:span><text:span text:style-name="T136">4</text:span><text:bookmark-start text:name="__DdeLink__5960_3531897456 Копия 1 Копия 1 Копия 1 Копия 1 Копия 2 Копия 1 Копия 1 Копия 1 Копия 2 Копия 1 Копия 1 Копия 1 Копия 1 Копия 1 Копия 1 Копия 1"/><text:span text:style-name="T138">. </text:span><text:span text:style-name="T139">Какое количество интерфейсов может реализовать класс</text:span><text:span text:style-name="T140">?</text:span><text:bookmark-start text:name="__DdeLink__5937_3531897456 Копия 2 Копия 1 Копия 1 Копия 1 Копия 1 Копия 2 Копия 1 Копия 1 Копия 1 Копия 2 Копия 1 Копия 1 Копия 1 Копия 1 Копия 1 Копия 1 Копия 1"/><text:span text:style-name="T131"><text:line-break/></text:span><text:span text:style-name="T132">A</text:span><text:span text:style-name="T133">)</text:span><text:span text:style-name="T131"><text:tab/></text:span><text:span text:style-name="T139">Может ни одного</text:span><text:span text:style-name="T134">.</text:span></text:p>
      <text:p text:style-name="P93"><text:span text:style-name="T35">B)</text:span><text:span text:style-name="T38"><text:tab/></text:span><text:span text:style-name="T110">Не более одного</text:span><text:span text:style-name="T100">.</text:span><text:span text:style-name="T38"><text:line-break/></text:span><text:span text:style-name="T35">C)</text:span><text:span text:style-name="T38"><text:tab/></text:span><text:span text:style-name="T110">Хотя бы один</text:span><text:span text:style-name="T107">. </text:span><text:span text:style-name="T38"><text:line-break/></text:span><text:span text:style-name="T35">D)</text:span><text:span text:style-name="T38"><text:tab/></text:span><text:span text:style-name="T110">Не более двух</text:span><text:span text:style-name="T107">. <text:s/></text:span><text:span text:style-name="T38"><text:line-break/></text:span><text:span text:style-name="T35">E</text:span><text:span text:style-name="T111">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1 Копия 1 Копия 1 Копия 1 Копия 1"/><text:span text:style-name="T110">Любое количество интерфейсов</text:span><text:span text:style-name="T107">.</text:span></text:p>
      <text:p text:style-name="P93"><text:span text:style-name="T107"/></text:p>
      <text:p text:style-name="P121"><text:span text:style-name="T134">7</text:span><text:span text:style-name="T139">5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"/><text:span text:style-name="T138">. </text:span><text:span text:style-name="T141">Для к</text:span><text:span text:style-name="T139">ако</text:span><text:span text:style-name="T141">го</text:span><text:span text:style-name="T139"> количеств</text:span><text:span text:style-name="T141">а</text:span><text:span text:style-name="T139"> </text:span><text:span text:style-name="T141">классов</text:span><text:span text:style-name="T139"> может </text:span><text:span text:style-name="T141">быть наследником</text:span><text:span text:style-name="T139"> класс</text:span><text:span text:style-name="T140">?</text:span><text:bookmark-start text:name="__DdeLink__5937_3531897456 Копия 2 Копия 1 Копия 1 Копия 1 Копия 1 Копия 2 Копия 1 Копия 1 Копия 1 Копия 2 Копия 1 Копия 1 Копия 1 Копия 1 Копия 1 Копия 1 Копия 1 Копия 1"/><text:span text:style-name="T131"><text:line-break/></text:span><text:span text:style-name="T132">A</text:span><text:span text:style-name="T133">)</text:span><text:span text:style-name="T131"><text:tab/></text:span><text:span text:style-name="T141">Не менее одного</text:span><text:span text:style-name="T134">.</text:span></text:p>
      <text:p text:style-name="P94"><text:span text:style-name="T35">B</text:span><text:span text:style-name="T111">)</text:span><text:span text:style-name="T38"><text:tab/></text:span><text:span text:style-name="T110">Не более одного</text:span><text:span text:style-name="T100">.</text:span><text:span text:style-name="T38"><text:line-break/></text:span><text:span text:style-name="T35">C)</text:span><text:span text:style-name="T38"><text:tab/></text:span><text:span text:style-name="T110">Хотя бы один</text:span><text:span text:style-name="T107">. </text:span><text:span text:style-name="T38"><text:line-break/></text:span><text:span text:style-name="T35">D)</text:span><text:span text:style-name="T38"><text:tab/></text:span><text:span text:style-name="T110">Не более двух</text:span><text:span text:style-name="T107">. <text:s/>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1 Копия 1 Копия 1 Копия 1 Копия 1 Копия 1"/><text:span text:style-name="T110">Любое количество </text:span><text:span text:style-name="T111">классов</text:span><text:span text:style-name="T107">.</text:span></text:p>
      <text:p text:style-name="P94"><text:span text:style-name="T107"/></text:p>
      <text:p text:style-name="P122"><text:span text:style-name="T134">7</text:span><text:span text:style-name="T141">6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"/><text:span text:style-name="T138">. </text:span><text:span text:style-name="T141">Сколько наследников может быть у класса</text:span><text:span text:style-name="T140">?</text:span><text:bookmark-start text:name="__DdeLink__5937_3531897456 Копия 2 Копия 1 Копия 1 Копия 1 Копия 1 Копия 2 Копия 1 Копия 1 Копия 1 Копия 2 Копия 1 Копия 1 Копия 1 Копия 1 Копия 1 Копия 1 Копия 1 Копия 1 Копия 1"/><text:span text:style-name="T131"><text:line-break/></text:span><text:span text:style-name="T132">A</text:span><text:span text:style-name="T133">)</text:span><text:span text:style-name="T131"><text:tab/></text:span><text:span text:style-name="T141">Не менее одного</text:span><text:span text:style-name="T134">.</text:span></text:p>
      <text:p text:style-name="P95"><text:span text:style-name="T35">B)</text:span><text:span text:style-name="T38"><text:tab/></text:span><text:span text:style-name="T110">Не более одного</text:span><text:span text:style-name="T100">.</text:span><text:span text:style-name="T38"><text:line-break/></text:span><text:span text:style-name="T35">C)</text:span><text:span text:style-name="T38"><text:tab/></text:span><text:span text:style-name="T110">Хотя бы один</text:span><text:span text:style-name="T107">. </text:span><text:span text:style-name="T38"><text:line-break/></text:span><text:span text:style-name="T35">D)</text:span><text:span text:style-name="T38"><text:tab/></text:span><text:span text:style-name="T110">Не более двух</text:span><text:span text:style-name="T107">. <text:s/></text:span><text:span text:style-name="T38"><text:line-break/></text:span><text:span text:style-name="T35">E</text:span><text:span text:style-name="T111">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"/><text:span text:style-name="T110">Любое количество </text:span><text:span text:style-name="T111">наследников</text:span><text:span text:style-name="T107">.</text:span></text:p>
      <text:p text:style-name="P95"><text:span text:style-name="T107"/></text:p>
      <text:p text:style-name="P122"><text:span text:style-name="T134">7</text:span><text:span text:style-name="T141">7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"/><text:span text:style-name="T138">. </text:span><text:span text:style-name="T141">Какое утверждение верно</text:span><text:span text:style-name="T140">?</text:span><text:bookmark-start text:name="__DdeLink__5937_3531897456 Копия 2 Копия 1 Копия 1 Копия 1 Копия 1 Копия 2 Копия 1 Копия 1 Копия 1 Копия 2 Копия 1 Копия 1 Копия 1 Копия 1 Копия 1 Копия 1 Копия 1 Копия 1 Копия 1 Копия 1"/><text:span text:style-name="T131"><text:line-break/></text:span><text:span text:style-name="T132">A</text:span><text:span text:style-name="T133">)</text:span><text:span text:style-name="T131"><text:tab/></text:span><text:span text:style-name="T142">Интерфес может только объявить константы</text:span><text:span text:style-name="T134">.</text:span></text:p>
      <text:p text:style-name="P96"><text:span text:style-name="T35">B)</text:span><text:span text:style-name="T38"><text:tab/></text:span><text:span text:style-name="T112">Интерфес может только задать прототипы методов</text:span><text:span text:style-name="T100">.</text:span><text:span text:style-name="T38"><text:line-break/></text:span><text:span text:style-name="T35">C)</text:span><text:span text:style-name="T38"><text:tab/></text:span><text:span text:style-name="T112">Интерфес может только определить методы с реализацией по умолчанию</text:span><text:span text:style-name="T100">.</text:span><text:span text:style-name="T107"> </text:span><text:span text:style-name="T38"><text:line-break/></text:span><text:span text:style-name="T35">D)</text:span><text:span text:style-name="T38"><text:tab/></text:span><text:span text:style-name="T112">Интерфейс может содержать всё перечисленное в ответах A, B, C</text:span><text:span text:style-name="T107">. <text:s/></text:span><text:span text:style-name="T38"><text:line-break/></text:span><text:span text:style-name="T35">E</text:span><text:span text:style-name="T111">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1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"/><text:span text:style-name="T112">Интерфейс </text:span><text:span text:style-name="T113">допускает только одиночное наследование</text:span><text:span text:style-name="T107">.</text:span></text:p>
      <text:p text:style-name="P96"><text:span text:style-name="T107"/></text:p>
      <text:p text:style-name="P123"><text:span text:style-name="T134">7</text:span><text:span text:style-name="T143">8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"/><text:span text:style-name="T138">. </text:span><text:span text:style-name="T141">Како</text:span><text:span text:style-name="T143">й оператор служит для проверки того, что тип операнда можно привести к целевому типу</text:span><text:span text:style-name="T140">?</text:span><text:bookmark-start text:name="__DdeLink__5937_3531897456 Копия 2 Копия 1 Копия 1 Копия 1 Копия 1 Копия 2 Копия 1 Копия 1 Копия 1 Копия 2 Копия 1 Копия 1 Копия 1 Копия 1 Копия 1 Копия 1 Копия 1 Копия 1 Копия 1 Копия 1 Копия 1"/><text:span text:style-name="T131"><text:line-break/></text:span><text:span text:style-name="T132">A</text:span><text:span text:style-name="T133">)</text:span><text:span text:style-name="T131"><text:tab/></text:span><text:span text:style-name="T143">case</text:span></text:p>
      <text:p text:style-name="P97"><text:span text:style-name="T35">B)</text:span><text:span text:style-name="T38"><text:tab/></text:span><text:span text:style-name="T113">if</text:span><text:span text:style-name="T100">.</text:span><text:span text:style-name="T38"><text:line-break/></text:span><text:span text:style-name="T35">C)</text:span><text:span text:style-name="T38"><text:tab/></text:span><text:span text:style-name="T113">assert</text:span><text:span text:style-name="T100">.</text:span><text:span text:style-name="T107"> </text:span><text:span text:style-name="T38"><text:line-break/></text:span><text:span text:style-name="T35">D</text:span><text:span text:style-name="T114">)</text:span><text:span text:style-name="T38"><text:tab/></text:span><text:span text:style-name="T114">instanceof</text:span><text:span text:style-name="T107">. <text:s/></text:span><text:span text:style-name="T38"><text:line-break/></text:span><text:span text:style-name="T35">E)</text:span><text:span text:style-name="T38"><text:tab/></text:span><text:bookmark-end text:name="__DdeLink__5937_3531897456 Копия 2 Копия 1 Копия 1 Копия 1 Копия 1 Копия 2 Копия 1 Копия 1 Копия 1 Копия 2 Копия 1 Копия 1 Копия 1 Копия 1 Копия 1 Копия 1 Копия 1 Копия 1 Копия 1 Копия 1 Копия 1"/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"/><text:span text:style-name="T114">throw</text:span><text:span text:style-name="T107">.</text:span></text:p>
      <text:p text:style-name="P98"><text:span text:style-name="T107"/></text:p>
      <text:p text:style-name="P124"><text:span text:style-name="T134">7</text:span><text:span text:style-name="T144">9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"/><text:span text:style-name="T144">Что означает <text:s/>строка </text:span><text:span text:style-name="T145">4</text:span><text:span text:style-name="T144"> указанного ниже кода?</text:span></text:p>
      <text:p text:style-name="P136"><text:tab/>1<text:tab/>class A{</text:p>
      <text:p text:style-name="P136"><text:tab/>2<text:tab/><text:tab/>int a;</text:p>
      <text:p text:style-name="P125"><text:span text:style-name="T144"><text:tab/>3<text:tab/><text:tab/>A(int a) { this.a = a</text:span><text:span text:style-name="T145">;</text:span><text:span text:style-name="T144">}</text:span></text:p>
      <text:p text:style-name="P136"><text:tab/>4<text:tab/><text:tab/>{ a = 15; }<text:tab/></text:p>
      <text:p text:style-name="P124"><text:span text:style-name="T144"/></text:p>
      <text:p text:style-name="P126"><text:span text:style-name="T132">A</text:span><text:span text:style-name="T133">)</text:span><text:span text:style-name="T131"><text:tab/></text:span><text:span text:style-name="T144">Это комментарий.</text:span></text:p>
      <text:p text:style-name="P99"><text:span text:style-name="T35">B</text:span><text:span text:style-name="T115">)</text:span><text:span text:style-name="T38"><text:tab/></text:span><text:span text:style-name="T116">Это блок инициализации переменных экземпляра.</text:span><text:span text:style-name="T38"><text:line-break/></text:span><text:span text:style-name="T35">C)</text:span><text:span text:style-name="T38"><text:tab/></text:span><text:span text:style-name="T116">Это блок проверки равенства переменной указанному значению</text:span><text:span text:style-name="T38"><text:line-break/></text:span><text:span text:style-name="T35">D)</text:span><text:span text:style-name="T38"><text:tab/></text:span><text:span text:style-name="T115">Это конструктор класса</text:span><text:span text:style-name="T107">. <text:s/></text:span><text:span text:style-name="T38"><text:line-break/></text:span><text:span text:style-name="T35">E)</text:span><text:span text:style-name="T38"><text:tab/></text:span><text:span text:style-name="T115">Это статический блок инициализации переменных класса</text:span><text:span text:style-name="T107">.</text:span></text:p>
      <text:p text:style-name="P99"><text:span text:style-name="T107"/></text:p>
      <text:p text:style-name="P125"><text:span text:style-name="T145">80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"/><text:span text:style-name="T145">Какие метод</text:span><text:span text:style-name="T146">ы</text:span><text:span text:style-name="T145"> наследует каждый класс от класса Object</text:span><text:span text:style-name="T144">?</text:span></text:p>
      <text:p text:style-name="P125"><text:span text:style-name="T132">A</text:span><text:span text:style-name="T133">)</text:span><text:span text:style-name="T131"><text:tab/></text:span><text:span text:style-name="T147">Т</text:span><text:span text:style-name="T145">олько </text:span><text:span text:style-name="T147">void</text:span><text:span text:style-name="T145"> toString()</text:span><text:span text:style-name="T144">.</text:span></text:p>
      <text:p text:style-name="P100"><text:span text:style-name="T35">B</text:span><text:span text:style-name="T115">)</text:span><text:span text:style-name="T38"><text:tab/></text:span><text:span text:style-name="T117">Т</text:span><text:span text:style-name="T115">олько void toString() и int hashCode()</text:span><text:span text:style-name="T116">.</text:span><text:span text:style-name="T38"><text:line-break/></text:span><text:span text:style-name="T35">C)</text:span><text:span text:style-name="T38"><text:tab/></text:span><text:span text:style-name="T117">Т</text:span><text:span text:style-name="T115">олько </text:span><text:span text:style-name="T117">String</text:span><text:span text:style-name="T115"> toString(), int hashCode(), </text:span><text:span text:style-name="T117">int equals()</text:span><text:span text:style-name="T38"><text:line-break/></text:span><text:soft-page-break/><text:span text:style-name="T35">D)</text:span><text:span text:style-name="T38"><text:tab/></text:span><text:span text:style-name="T117">Т</text:span><text:span text:style-name="T115">олько </text:span><text:span text:style-name="T117">String</text:span><text:span text:style-name="T115"> toString(), int hashCode(), </text:span><text:span text:style-name="T117">boolean equals(Object obj)</text:span><text:span text:style-name="T107"> </text:span><text:span text:style-name="T38"><text:line-break/></text:span><text:span text:style-name="T35">E)</text:span><text:span text:style-name="T38"><text:tab/></text:span><text:span text:style-name="T117">String</text:span><text:span text:style-name="T115"> toString(), int hashCode(), </text:span><text:span text:style-name="T117">boolean equals(Object obj), Class getClass(), Object clone(), void finalize(), и группу методов взаимодействия потоков.</text:span><text:span text:style-name="T107"> </text:span></text:p>
      <text:p text:style-name="P100"><text:span text:style-name="T107"/></text:p>
      <text:p text:style-name="P127"><text:span text:style-name="T145">8</text:span><text:span text:style-name="T146">1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"/><text:span text:style-name="T145">Какие </text:span><text:span text:style-name="T146">тип у возвращаемого значения метода </text:span><text:span text:style-name="T145">hashCode()</text:span><text:span text:style-name="T144">?</text:span></text:p>
      <text:p text:style-name="P128"><text:span text:style-name="T132">A</text:span><text:span text:style-name="T133">)</text:span><text:span text:style-name="T131"><text:tab/></text:span><text:span text:style-name="T145">String</text:span></text:p>
      <text:p text:style-name="P100"><text:span text:style-name="T35">B</text:span><text:span text:style-name="T115">)</text:span><text:span text:style-name="T38"><text:tab/></text:span><text:span text:style-name="T118">int</text:span><text:span text:style-name="T38"><text:line-break/></text:span><text:span text:style-name="T35">C)</text:span><text:span text:style-name="T38"><text:tab/></text:span><text:span text:style-name="T118">long</text:span><text:span text:style-name="T38"><text:line-break/></text:span><text:span text:style-name="T35">D)</text:span><text:span text:style-name="T38"><text:tab/></text:span><text:span text:style-name="T118">Object</text:span><text:span text:style-name="T38"><text:line-break/></text:span><text:span text:style-name="T35">E)</text:span><text:span text:style-name="T38"><text:tab/></text:span><text:span text:style-name="T118">Class</text:span></text:p>
      <text:p text:style-name="P100"><text:span text:style-name="T118"/></text:p>
      <text:p text:style-name="P127"><text:span text:style-name="T145">8</text:span><text:span text:style-name="T148">2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"/><text:span text:style-name="T146">Какой метод позволяет прочитать символ в строке, соответствующий определённому индексу</text:span><text:span text:style-name="T144">?</text:span></text:p>
      <text:p text:style-name="P127"><text:span text:style-name="T132">A</text:span><text:span text:style-name="T133">)</text:span><text:span text:style-name="T131"><text:tab/></text:span><text:span text:style-name="T146">String toString(int index)</text:span></text:p>
      <text:p text:style-name="P101"><text:span text:style-name="T35">B</text:span><text:span text:style-name="T115">)</text:span><text:span text:style-name="T38"><text:tab/></text:span><text:span text:style-name="T118">char charAt(int index)</text:span><text:span text:style-name="T38"><text:line-break/></text:span><text:span text:style-name="T35">C)</text:span><text:span text:style-name="T38"><text:tab/></text:span><text:span text:style-name="T118">int length()</text:span><text:span text:style-name="T38"><text:line-break/></text:span><text:span text:style-name="T35">D)</text:span><text:span text:style-name="T38"><text:tab/></text:span><text:span text:style-name="T119">void getChars(int </text:span><text:span text:style-name="T120">srcB</text:span><text:span text:style-name="T119">egin, int end, char[] buf, </text:span><text:span text:style-name="T120">int dstBegin</text:span><text:span text:style-name="T119">)</text:span><text:span text:style-name="T38"><text:line-break/></text:span><text:span text:style-name="T35">E)</text:span><text:span text:style-name="T38"><text:tab/></text:span><text:span text:style-name="T120">int indexOf(int ch)</text:span></text:p>
      <text:p text:style-name="P101"><text:span text:style-name="T118"/></text:p>
      <text:p text:style-name="P101"><text:span text:style-name="T118"/></text:p>
      <text:p text:style-name="P129"><text:span text:style-name="T145">8</text:span><text:span text:style-name="T148">3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"/><text:span text:style-name="T146">Какой метод позволяет </text:span><text:span text:style-name="T148">получить длину строки</text:span><text:span text:style-name="T144">?</text:span></text:p>
      <text:p text:style-name="P129"><text:span text:style-name="T132">A</text:span><text:span text:style-name="T133">)</text:span><text:span text:style-name="T131"><text:tab/></text:span><text:span text:style-name="T146">String toString(int index)</text:span></text:p>
      <text:p text:style-name="P102"><text:span text:style-name="T35">B)</text:span><text:span text:style-name="T38"><text:tab/></text:span><text:span text:style-name="T118">char charAt(int index)</text:span><text:span text:style-name="T38"><text:line-break/></text:span><text:span text:style-name="T35">C</text:span><text:span text:style-name="T120">)</text:span><text:span text:style-name="T38"><text:tab/></text:span><text:span text:style-name="T118">int length()</text:span><text:span text:style-name="T38"><text:line-break/></text:span><text:span text:style-name="T35">D)</text:span><text:span text:style-name="T38"><text:tab/></text:span><text:span text:style-name="T119">void getChars(int </text:span><text:span text:style-name="T120">srcB</text:span><text:span text:style-name="T119">egin, int end, char[] buf, </text:span><text:span text:style-name="T120">int dstBegin</text:span><text:span text:style-name="T119">)</text:span><text:span text:style-name="T38"><text:line-break/></text:span><text:span text:style-name="T35">E)</text:span><text:span text:style-name="T38"><text:tab/></text:span><text:span text:style-name="T120">int indexOf(int ch)</text:span></text:p>
      <text:p text:style-name="P102"><text:span text:style-name="T120"/></text:p>
      <text:p text:style-name="P129"><text:span text:style-name="T145">8</text:span><text:span text:style-name="T148">3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"/><text:span text:style-name="T146">Какой метод позволяет </text:span><text:span text:style-name="T148">найти позицию символа подстроки</text:span><text:span text:style-name="T144">?</text:span></text:p>
      <text:p text:style-name="P129"><text:span text:style-name="T132">A</text:span><text:span text:style-name="T133">)</text:span><text:span text:style-name="T131"><text:tab/></text:span><text:span text:style-name="T146">String toString(int index)</text:span></text:p>
      <text:p text:style-name="P102"><text:span text:style-name="T35">B)</text:span><text:span text:style-name="T38"><text:tab/></text:span><text:span text:style-name="T118">char charAt(int index)</text:span><text:span text:style-name="T38"><text:line-break/></text:span><text:span text:style-name="T35">C)</text:span><text:span text:style-name="T38"><text:tab/></text:span><text:span text:style-name="T118">int length()</text:span><text:span text:style-name="T38"><text:line-break/></text:span><text:span text:style-name="T35">D)</text:span><text:span text:style-name="T38"><text:tab/></text:span><text:span text:style-name="T119">void getChars(int </text:span><text:span text:style-name="T120">srcB</text:span><text:span text:style-name="T119">egin, int end, char[] buf, </text:span><text:span text:style-name="T120">int dstBegin</text:span><text:span text:style-name="T119">)</text:span><text:span text:style-name="T38"><text:line-break/></text:span><text:span text:style-name="T35">E</text:span><text:span text:style-name="T120">)</text:span><text:span text:style-name="T38"><text:tab/></text:span><text:span text:style-name="T120">int indexOf(int ch)</text:span></text:p>
      <text:p text:style-name="P102"><text:span text:style-name="T120"/></text:p>
      <text:p text:style-name="P102"><text:span text:style-name="T120"/></text:p>
      <text:p text:style-name="P129"><text:span text:style-name="T145">8</text:span><text:span text:style-name="T148">4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"/><text:span text:style-name="T146">Какой метод позволяет </text:span><text:span text:style-name="T149">извлечь </text:span><text:span text:style-name="T148">подстрок</text:span><text:span text:style-name="T149">у</text:span><text:span text:style-name="T144">?</text:span></text:p>
      <text:p text:style-name="P129"><text:span text:style-name="T132">A</text:span><text:span text:style-name="T149">)</text:span><text:span text:style-name="T131"><text:tab/></text:span><text:span text:style-name="T146">String </text:span><text:span text:style-name="T149">substring(int start, int end)</text:span></text:p>
      <text:p text:style-name="P102"><text:span text:style-name="T35">B)</text:span><text:span text:style-name="T38"><text:tab/></text:span><text:span text:style-name="T118">char charAt(int index)</text:span><text:span text:style-name="T38"><text:line-break/></text:span><text:span text:style-name="T35">C)</text:span><text:span text:style-name="T38"><text:tab/></text:span><text:span text:style-name="T118">int length()</text:span><text:span text:style-name="T38"><text:line-break/></text:span><text:span text:style-name="T35">D)</text:span><text:span text:style-name="T38"><text:tab/></text:span><text:span text:style-name="T119">void getChars(int </text:span><text:span text:style-name="T120">srcB</text:span><text:span text:style-name="T119">egin, int end, char[] buf, </text:span><text:span text:style-name="T120">int dstBegin</text:span><text:span text:style-name="T119">)</text:span><text:span text:style-name="T38"><text:line-break/></text:span><text:span text:style-name="T35">E)</text:span><text:span text:style-name="T38"><text:tab/></text:span><text:span text:style-name="T120">int indexOf(int ch)</text:span></text:p>
      <text:p text:style-name="P102"><text:span text:style-name="T120"/></text:p>
      <text:p text:style-name="P130"><text:span text:style-name="T145">8</text:span><text:span text:style-name="T148">4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"/><text:span text:style-name="T146">Какой метод позволяет </text:span><text:span text:style-name="T149">разделить строку на фрагменты</text:span><text:span text:style-name="T144">?</text:span></text:p>
      <text:p text:style-name="P130"><text:span text:style-name="T132">A</text:span><text:span text:style-name="T133">)</text:span><text:span text:style-name="T131"><text:tab/></text:span><text:span text:style-name="T146">String </text:span><text:span text:style-name="T149">substring(int start, int end)</text:span></text:p>
      <text:p text:style-name="P103"><text:span text:style-name="T35">B)</text:span><text:span text:style-name="T38"><text:tab/></text:span><text:span text:style-name="T118">char charAt(int index)</text:span><text:span text:style-name="T38"><text:line-break/></text:span><text:span text:style-name="T35">C)</text:span><text:span text:style-name="T38"><text:tab/></text:span><text:span text:style-name="T118">int length()</text:span><text:span text:style-name="T38"><text:line-break/></text:span><text:span text:style-name="T35">D</text:span><text:span text:style-name="T121">)</text:span><text:span text:style-name="T38"><text:tab/></text:span><text:span text:style-name="T121">String[] split(</text:span><text:span text:style-name="T122">String regex</text:span><text:span text:style-name="T121">)</text:span><text:span text:style-name="T38"><text:line-break/></text:span><text:span text:style-name="T35">E)</text:span><text:span text:style-name="T38"><text:tab/></text:span><text:span text:style-name="T120">int indexOf(int ch)</text:span></text:p>
      <text:p text:style-name="P103"><text:span text:style-name="T120"/></text:p>
      <text:p text:style-name="P103"><text:span text:style-name="T120"/></text:p>
      <text:p text:style-name="P131"><text:span text:style-name="T145">8</text:span><text:span text:style-name="T150">5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1"/><text:span text:style-name="T150">Какие коллекции хранят уникальные элементы</text:span><text:span text:style-name="T144">?</text:span></text:p>
      <text:p text:style-name="P131"><text:span text:style-name="T132">A</text:span><text:span text:style-name="T133">)</text:span><text:span text:style-name="T131"><text:tab/></text:span><text:span text:style-name="T150">Только HashSet</text:span></text:p>
      <text:p text:style-name="P104"><text:soft-page-break/><text:span text:style-name="T35">B)</text:span><text:span text:style-name="T38"><text:tab/></text:span><text:span text:style-name="T122">Только TreeSet</text:span><text:span text:style-name="T38"><text:line-break/></text:span><text:span text:style-name="T35">C)</text:span><text:span text:style-name="T38"><text:tab/></text:span><text:span text:style-name="T122">Только SortedSet</text:span><text:span text:style-name="T38"><text:line-break/></text:span><text:span text:style-name="T35">D)</text:span><text:span text:style-name="T38"><text:tab/></text:span><text:span text:style-name="T122">Только ArrayList</text:span><text:span text:style-name="T38"><text:line-break/></text:span><text:span text:style-name="T35">E</text:span><text:span text:style-name="T123">)</text:span><text:span text:style-name="T38"><text:tab/></text:span><text:span text:style-name="T122">A, B, C</text:span></text:p>
      <text:p text:style-name="P104"><text:span text:style-name="T122"/></text:p>
      <text:p text:style-name="P104"><text:span text:style-name="T122"/></text:p>
      <text:p text:style-name="P132"><text:span text:style-name="T145">8</text:span><text:span text:style-name="T151">6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2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2"/><text:span text:style-name="T150">Какие коллекции</text:span><text:span text:style-name="T146"> </text:span><text:span text:style-name="T151">хранят элементы в <text:s/>порядке заданным правилом сортировки</text:span><text:span text:style-name="T144">?</text:span></text:p>
      <text:p text:style-name="P132"><text:span text:style-name="T132">A</text:span><text:span text:style-name="T133">)</text:span><text:span text:style-name="T131"><text:tab/></text:span><text:span text:style-name="T150">Только HashSet</text:span></text:p>
      <text:p text:style-name="P104"><text:span text:style-name="T35">B)</text:span><text:span text:style-name="T38"><text:tab/></text:span><text:span text:style-name="T122">Только TreeSet</text:span><text:span text:style-name="T38"><text:line-break/></text:span><text:span text:style-name="T35">C</text:span><text:span text:style-name="T123">)</text:span><text:span text:style-name="T38"><text:tab/></text:span><text:span text:style-name="T122">Только SortedSet</text:span><text:span text:style-name="T38"><text:line-break/></text:span><text:span text:style-name="T35">D)</text:span><text:span text:style-name="T38"><text:tab/></text:span><text:span text:style-name="T122">Только ArrayList</text:span><text:span text:style-name="T38"><text:line-break/></text:span><text:span text:style-name="T35">E)</text:span><text:span text:style-name="T38"><text:tab/></text:span><text:span text:style-name="T122">A, B, C</text:span></text:p>
      <text:p text:style-name="P104"><text:span text:style-name="T122"/></text:p>
      <text:p text:style-name="P104"><text:span text:style-name="T122"/></text:p>
      <text:p text:style-name="P132"><text:span text:style-name="T145">8</text:span><text:span text:style-name="T151">7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2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2 Копия 1"/><text:span text:style-name="T150">Какие коллекции</text:span><text:span text:style-name="T146"> </text:span><text:span text:style-name="T151">хранят</text:span><text:span text:style-name="T146"> </text:span><text:span text:style-name="T151">позволяют хранить дублирующиеся элементы</text:span><text:span text:style-name="T144">?</text:span></text:p>
      <text:p text:style-name="P132"><text:span text:style-name="T132">A</text:span><text:span text:style-name="T133">)</text:span><text:span text:style-name="T131"><text:tab/></text:span><text:span text:style-name="T150">Только HashSet</text:span></text:p>
      <text:p text:style-name="P104"><text:span text:style-name="T35">B)</text:span><text:span text:style-name="T38"><text:tab/></text:span><text:span text:style-name="T122">Только TreeSet</text:span><text:span text:style-name="T38"><text:line-break/></text:span><text:span text:style-name="T35">C)</text:span><text:span text:style-name="T38"><text:tab/></text:span><text:span text:style-name="T122">Только SortedSet</text:span><text:span text:style-name="T38"><text:line-break/></text:span><text:span text:style-name="T35">D</text:span><text:span text:style-name="T123">)</text:span><text:span text:style-name="T38"><text:tab/></text:span><text:span text:style-name="T122">Только ArrayList</text:span><text:span text:style-name="T38"><text:line-break/></text:span><text:span text:style-name="T35">E)</text:span><text:span text:style-name="T38"><text:tab/></text:span><text:span text:style-name="T122">A, B, C</text:span></text:p>
      <text:p text:style-name="P104"><text:span text:style-name="T122"/></text:p>
      <text:p text:style-name="P104"><text:span text:style-name="T122"/></text:p>
      <text:p text:style-name="P132"><text:span text:style-name="T145">8</text:span><text:span text:style-name="T151">8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2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2 Копия 1 Копия 1"/><text:span text:style-name="T150">Какие коллекции</text:span><text:span text:style-name="T146"> </text:span><text:span text:style-name="T152">основаны на структуре данных сбалансированное дерево</text:span><text:span text:style-name="T144">?</text:span></text:p>
      <text:p text:style-name="P132"><text:span text:style-name="T132">A</text:span><text:span text:style-name="T133">)</text:span><text:span text:style-name="T131"><text:tab/></text:span><text:span text:style-name="T150">Только HashSet</text:span></text:p>
      <text:p text:style-name="P105"><text:span text:style-name="T35">B</text:span><text:span text:style-name="T124">)</text:span><text:span text:style-name="T38"><text:tab/></text:span><text:span text:style-name="T122">Только TreeSet</text:span><text:span text:style-name="T38"><text:line-break/></text:span><text:span text:style-name="T35">C)</text:span><text:span text:style-name="T38"><text:tab/></text:span><text:span text:style-name="T122">Только </text:span><text:span text:style-name="T124">Linked</text:span><text:span text:style-name="T122">List</text:span><text:span text:style-name="T38"><text:line-break/></text:span><text:span text:style-name="T35">D)</text:span><text:span text:style-name="T38"><text:tab/></text:span><text:span text:style-name="T122">Только ArrayList</text:span><text:span text:style-name="T38"><text:line-break/></text:span><text:span text:style-name="T35">E)</text:span><text:span text:style-name="T38"><text:tab/></text:span><text:span text:style-name="T122">A, B, C</text:span></text:p>
      <text:p text:style-name="P104"><text:span text:style-name="T122"/></text:p>
      <text:p text:style-name="P104"><text:span text:style-name="T122"/></text:p>
      <text:p text:style-name="P133"><text:span text:style-name="T145">8</text:span><text:span text:style-name="T152">9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2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2 Копия 1 Копия 1 Копия 1"/><text:span text:style-name="T150">Какие коллекции</text:span><text:span text:style-name="T146"> </text:span><text:span text:style-name="T152">основаны на структуре данных хеш-таблица</text:span><text:span text:style-name="T144">?</text:span></text:p>
      <text:p text:style-name="P133"><text:span text:style-name="T132">A</text:span><text:span text:style-name="T152">)</text:span><text:span text:style-name="T131"><text:tab/></text:span><text:span text:style-name="T150">Только HashSet</text:span></text:p>
      <text:p text:style-name="P105"><text:span text:style-name="T35">B)</text:span><text:span text:style-name="T38"><text:tab/></text:span><text:span text:style-name="T122">Только TreeSet</text:span><text:span text:style-name="T38"><text:line-break/></text:span><text:span text:style-name="T35">C)</text:span><text:span text:style-name="T38"><text:tab/></text:span><text:span text:style-name="T122">Только </text:span><text:span text:style-name="T124">Vector</text:span><text:span text:style-name="T38"><text:line-break/></text:span><text:span text:style-name="T35">D)</text:span><text:span text:style-name="T38"><text:tab/></text:span><text:span text:style-name="T122">Только ArrayList</text:span><text:span text:style-name="T38"><text:line-break/></text:span><text:span text:style-name="T35">E)</text:span><text:span text:style-name="T38"><text:tab/></text:span><text:span text:style-name="T122">A, B, C</text:span></text:p>
      <text:p text:style-name="P105"><text:span text:style-name="T122"/></text:p>
      <text:p text:style-name="P105"><text:span text:style-name="T122"/></text:p>
      <text:p text:style-name="P133"><text:span text:style-name="T152">90</text:span><text:bookmark-start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2 Копия 1 Копия 1 Копия 1 Копия 1"/><text:span text:style-name="T138">. </text:span><text:bookmark-end text:name="__DdeLink__5960_3531897456 Копия 1 Копия 1 Копия 1 Копия 1 Копия 2 Копия 1 Копия 1 Копия 1 Копия 2 Копия 1 Копия 1 Копия 1 Копия 1 Копия 1 Копия 1 Копия 1 Копия 1 Копия 1 Копия 1 Копия 1 Копия 1 Копия 1 Копия 1 Копия 1 Копия 1 Копия 1 Копия 1 Копия 1 Копия 2 Копия 1 Копия 1 Копия 1 Копия 1"/><text:span text:style-name="T150">Как</text:span><text:span text:style-name="T152">ая </text:span><text:span text:style-name="T153">операция позволяет добавить все элементы одной коллекции в другую</text:span><text:span text:style-name="T144">?</text:span></text:p>
      <text:p text:style-name="P133"><text:span text:style-name="T132">A</text:span><text:span text:style-name="T152">)</text:span><text:span text:style-name="T131"><text:tab/></text:span><text:span text:style-name="T153">boolean addAll(Collection c)</text:span></text:p>
      <text:p text:style-name="P106"><text:span text:style-name="T35">B)</text:span><text:span text:style-name="T38"><text:tab/></text:span><text:span text:style-name="T125">boolean containsAll(Collection c)</text:span><text:span text:style-name="T38"><text:line-break/></text:span><text:span text:style-name="T35">C)</text:span><text:span text:style-name="T38"><text:tab/></text:span><text:span text:style-name="T125">boolean removeAll(Collection c)</text:span><text:span text:style-name="T38"><text:line-break/></text:span><text:span text:style-name="T35">D)</text:span><text:span text:style-name="T38"><text:tab/></text:span><text:span text:style-name="T125">boolean retainAll(Collection c)</text:span><text:span text:style-name="T38"><text:line-break/></text:span><text:span text:style-name="T35">E)</text:span><text:span text:style-name="T38"><text:tab/></text:span><text:span text:style-name="T125">boolean clear()</text:span></text:p>
      <text:p text:style-name="P71"><text:span text:style-name="T126"/></text:p>
      <text:p text:style-name="P135" loext:marker-style-name="T186"><text:span text:style-name="T10"/></text:p>
      <text:p text:style-name="P135" loext:marker-style-name="T186"><text:span text:style-name="T10"/></text:p>
      <text:p text:style-name="P33"><text:span text:style-name="T2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0:17:22.996658880</meta:creation-date>
    <meta:generator>LibreOffice/24.2.7.2$Windows_X86_64 LibreOffice_project/ee3885777aa7032db5a9b65deec9457448a91162</meta:generator>
    <dc:date>2024-12-11T11:20:18.706000000</dc:date>
    <meta:editing-duration>PT1H51M</meta:editing-duration>
    <meta:editing-cycles>8</meta:editing-cycles>
    <meta:document-statistic meta:table-count="0" meta:image-count="0" meta:object-count="0" meta:page-count="19" meta:paragraph-count="495" meta:word-count="3934" meta:character-count="24363" meta:non-whitespace-character-count="20369"/>
  </office:meta>
</office:document-meta>
</file>